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1.7313in" style:rel-column-width="16382*"/>
    </style:style>
    <style:style style:name="Table41.B" style:family="table-column">
      <style:table-column-properties style:column-width="1.7313in" style:rel-column-width="16385*"/>
    </style:style>
    <style:style style:name="Table41.C" style:family="table-column">
      <style:table-column-properties style:column-width="1.7313in" style:rel-column-width="16384*"/>
    </style:style>
    <style:style style:name="Table41.A1" style:family="table-cell">
      <style:table-cell-properties fo:padding="0.0382in" fo:border-left="0.05pt solid #000000" fo:border-right="none" fo:border-top="0.05pt solid #000000" fo:border-bottom="0.05pt solid #000000"/>
    </style:style>
    <style:style style:name="Table41.D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D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4.B22" style:family="table-cell">
      <style:table-cell-properties fo:padding="0.0382in" fo:border-left="0.05pt solid #000000" fo:border-right="0.05pt solid #000000" fo:border-top="none" fo:border-bottom="0.05pt solid #000000"/>
    </style:style>
    <style:style style:name="Table4.B23"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9ab834"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1a23520"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6" style:family="paragraph" style:parent-style-name="Table_20_Contents">
      <style:text-properties style:font-name="Arial" fo:font-size="12pt" officeooo:rsid="008d90a2" officeooo:paragraph-rsid="008d90a2" style:font-size-asian="12pt" style:font-size-complex="12pt"/>
    </style:style>
    <style:style style:name="P27" style:family="paragraph" style:parent-style-name="Table_20_Contents">
      <style:text-properties style:font-name="Arial" fo:font-size="12pt" officeooo:rsid="00361978"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0" style:family="paragraph" style:parent-style-name="Table_20_Contents">
      <style:text-properties style:font-name="Arial" fo:font-size="12pt" officeooo:rsid="014eff85" officeooo:paragraph-rsid="014eff85" style:font-size-asian="12pt" style:font-size-complex="12pt"/>
    </style:style>
    <style:style style:name="P51"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2" style:family="paragraph" style:parent-style-name="Table_20_Contents">
      <style:text-properties style:font-name="Arial" fo:font-size="12pt" officeooo:rsid="0006f066" officeooo:paragraph-rsid="01666c8c" style:font-size-asian="12pt" style:font-size-complex="12pt"/>
    </style:style>
    <style:style style:name="P53"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5" style:family="paragraph" style:parent-style-name="Table_20_Contents">
      <style:text-properties style:font-name="Arial" fo:font-size="12pt" officeooo:rsid="0171d24c" officeooo:paragraph-rsid="0171d24c" style:font-size-asian="12pt" style:font-size-complex="12pt"/>
    </style:style>
    <style:style style:name="P56" style:family="paragraph" style:parent-style-name="Table_20_Contents">
      <style:paragraph-properties fo:text-align="start" style:justify-single-word="false"/>
      <style:text-properties style:font-name="Arial" fo:font-size="12pt" officeooo:rsid="0171d24c" officeooo:paragraph-rsid="01a23520" style:font-size-asian="12pt" style:font-size-complex="12pt"/>
    </style:style>
    <style:style style:name="P57" style:family="paragraph" style:parent-style-name="Table_20_Contents">
      <style:text-properties style:font-name="Arial" fo:font-size="12pt" officeooo:rsid="0171d24c" officeooo:paragraph-rsid="01a23520" style:font-size-asian="12pt" style:font-size-complex="12pt"/>
    </style:style>
    <style:style style:name="P58" style:family="paragraph" style:parent-style-name="Table_20_Contents">
      <style:text-properties style:font-name="Arial" fo:font-size="12pt" officeooo:rsid="0173f873" officeooo:paragraph-rsid="0173f873" style:font-size-asian="12pt" style:font-size-complex="12pt"/>
    </style:style>
    <style:style style:name="P59" style:family="paragraph" style:parent-style-name="Table_20_Contents">
      <style:text-properties style:font-name="Arial" fo:font-size="12pt" officeooo:rsid="017605ca" officeooo:paragraph-rsid="017605ca" style:font-size-asian="12pt" style:font-size-complex="12pt"/>
    </style:style>
    <style:style style:name="P60" style:family="paragraph" style:parent-style-name="Table_20_Contents">
      <style:text-properties style:font-name="Arial" fo:font-size="12pt" officeooo:rsid="017bb2b5" officeooo:paragraph-rsid="017bb2b5" style:font-size-asian="12pt" style:font-size-complex="12pt"/>
    </style:style>
    <style:style style:name="P61" style:family="paragraph" style:parent-style-name="Table_20_Contents">
      <style:text-properties style:font-name="Arial" fo:font-size="12pt" officeooo:rsid="017dab46" officeooo:paragraph-rsid="017dab46" style:font-size-asian="12pt" style:font-size-complex="12pt"/>
    </style:style>
    <style:style style:name="P62" style:family="paragraph" style:parent-style-name="Table_20_Contents">
      <style:paragraph-properties fo:text-align="start" style:justify-single-word="false"/>
      <style:text-properties style:font-name="Arial" fo:font-size="12pt" officeooo:rsid="0184249a" officeooo:paragraph-rsid="0184249a" style:font-size-asian="12pt" style:font-size-complex="12pt"/>
    </style:style>
    <style:style style:name="P63" style:family="paragraph" style:parent-style-name="Table_20_Contents">
      <style:paragraph-properties fo:text-align="start" style:justify-single-word="false"/>
      <style:text-properties style:font-name="Arial" fo:font-size="12pt" officeooo:rsid="0187e508" officeooo:paragraph-rsid="0187e508" style:font-size-asian="12pt" style:font-size-complex="12pt"/>
    </style:style>
    <style:style style:name="P64" style:family="paragraph" style:parent-style-name="Table_20_Contents">
      <style:paragraph-properties fo:text-align="start" style:justify-single-word="false"/>
      <style:text-properties style:font-name="Arial" fo:font-size="12pt" officeooo:rsid="018a420a" officeooo:paragraph-rsid="018a420a" style:font-size-asian="12pt" style:font-size-complex="12pt"/>
    </style:style>
    <style:style style:name="P65" style:family="paragraph" style:parent-style-name="Table_20_Contents">
      <style:text-properties style:font-name="Arial" fo:font-size="12pt" officeooo:rsid="018afd66" officeooo:paragraph-rsid="018afd66" style:font-size-asian="12pt" style:font-size-complex="12pt"/>
    </style:style>
    <style:style style:name="P66" style:family="paragraph" style:parent-style-name="Standard">
      <style:text-properties style:font-name="Arial" fo:font-size="12pt" officeooo:paragraph-rsid="01a23520" style:font-size-asian="12pt" style:font-size-complex="12pt"/>
    </style:style>
    <style:style style:name="P67" style:family="paragraph" style:parent-style-name="Table_20_Contents">
      <style:text-properties style:font-name="Arial" fo:font-size="12pt" officeooo:paragraph-rsid="01a23520" style:font-size-asian="12pt" style:font-size-complex="12pt"/>
    </style:style>
    <style:style style:name="P68" style:family="paragraph" style:parent-style-name="Table_20_Contents">
      <style:paragraph-properties fo:text-align="start" style:justify-single-word="false"/>
      <style:text-properties style:font-name="Arial" fo:font-size="12pt" officeooo:rsid="0134883c" officeooo:paragraph-rsid="019ab834" style:font-size-asian="12pt" style:font-size-complex="12pt"/>
    </style:style>
    <style:style style:name="P6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paragraph-rsid="0184249a"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paragraph-rsid="019ab834"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83"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officeooo:rsid="0171d24c" officeooo:paragraph-rsid="01a23520"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paragraph-rsid="019ab834"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paragraph-rsid="01a2352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36"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rial" fo:font-size="12pt" fo:font-weight="normal" officeooo:rsid="017b6ecf" officeooo:paragraph-rsid="017b6ecf"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rial" fo:font-size="12pt" fo:font-weight="normal" officeooo:rsid="0187e508" officeooo:paragraph-rsid="0187e508"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rial" fo:font-size="12pt" fo:font-weight="normal" officeooo:rsid="018a420a" officeooo:paragraph-rsid="018a420a"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rial" fo:font-size="12pt" fo:font-weight="normal" officeooo:rsid="00187288" officeooo:paragraph-rsid="01a23520"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rial" fo:font-size="12pt" fo:font-weight="normal" officeooo:rsid="00c66243" officeooo:paragraph-rsid="019ab834"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Arial" fo:font-size="12pt" fo:font-weight="normal" officeooo:rsid="0134883c" officeooo:paragraph-rsid="019ab834"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6"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47"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48"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4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51" style:family="paragraph" style:parent-style-name="Table_20_Contents">
      <style:text-properties style:font-name="Arial"/>
    </style:style>
    <style:style style:name="P152" style:family="paragraph" style:parent-style-name="Table_20_Contents">
      <style:text-properties style:font-name="Arial" fo:font-weight="bold" style:font-weight-asian="bold" style:font-weight-complex="bold"/>
    </style:style>
    <style:style style:name="P153" style:family="paragraph" style:parent-style-name="Table_20_Contents">
      <style:text-properties style:font-name="Arial" officeooo:rsid="00039645" officeooo:paragraph-rsid="00039645"/>
    </style:style>
    <style:style style:name="P154" style:family="paragraph" style:parent-style-name="Text_20_body">
      <style:text-properties style:font-name="Arial" officeooo:rsid="00039645" officeooo:paragraph-rsid="00039645"/>
    </style:style>
    <style:style style:name="P155" style:family="paragraph" style:parent-style-name="Text_20_body">
      <style:text-properties style:font-name="Arial"/>
    </style:style>
    <style:style style:name="P156" style:family="paragraph" style:parent-style-name="Table_20_Heading">
      <style:text-properties style:font-name="Arial"/>
    </style:style>
    <style:style style:name="P157" style:family="paragraph" style:parent-style-name="Table_20_Heading">
      <style:paragraph-properties fo:text-align="start" style:justify-single-word="false"/>
      <style:text-properties style:font-name="Arial"/>
    </style:style>
    <style:style style:name="P158" style:family="paragraph" style:parent-style-name="Table_20_Contents">
      <style:text-properties style:font-name="Arial" officeooo:rsid="016c8ec6" officeooo:paragraph-rsid="016c8ec6"/>
    </style:style>
    <style:style style:name="P159"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0"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1" style:family="paragraph" style:parent-style-name="Standard">
      <style:text-properties style:font-name="Arial1" fo:font-weight="normal" officeooo:paragraph-rsid="019ab834" style:font-weight-asian="normal" style:font-weight-complex="normal"/>
    </style:style>
    <style:style style:name="P162" style:family="paragraph" style:parent-style-name="Table_20_Contents">
      <style:text-properties style:font-name="Arial1" fo:font-weight="normal" officeooo:paragraph-rsid="019ab834" style:font-weight-asian="normal" style:font-weight-complex="normal"/>
    </style:style>
    <style:style style:name="P163" style:family="paragraph" style:parent-style-name="Table_20_Contents">
      <style:text-properties style:font-name="Arial1" fo:font-weight="normal" officeooo:rsid="013f9cdd" officeooo:paragraph-rsid="01a23520" style:font-weight-asian="normal" style:font-weight-complex="normal"/>
    </style:style>
    <style:style style:name="P164" style:family="paragraph" style:parent-style-name="Table_20_Contents">
      <style:text-properties style:font-name="Arial1" fo:font-weight="normal" officeooo:rsid="014676b8" officeooo:paragraph-rsid="01a23520" style:font-weight-asian="normal" style:font-weight-complex="normal"/>
    </style:style>
    <style:style style:name="P165" style:family="paragraph" style:parent-style-name="Table_20_Contents">
      <style:text-properties style:font-name="Arial1" fo:font-weight="normal" officeooo:rsid="00e51555" officeooo:paragraph-rsid="01a23520" style:font-weight-asian="normal" style:font-weight-complex="normal"/>
    </style:style>
    <style:style style:name="P166" style:family="paragraph" style:parent-style-name="Table_20_Contents">
      <style:text-properties style:font-name="Arial1" fo:font-weight="normal" officeooo:rsid="01560288" officeooo:paragraph-rsid="01a23520" style:font-weight-asian="normal" style:font-weight-complex="normal"/>
    </style:style>
    <style:style style:name="P167" style:family="paragraph" style:parent-style-name="Table_20_Contents">
      <style:text-properties style:font-name="Arial1" fo:font-weight="normal" officeooo:paragraph-rsid="01a23520" style:font-weight-asian="normal" style:font-weight-complex="normal"/>
    </style:style>
    <style:style style:name="P168" style:family="paragraph" style:parent-style-name="Standard">
      <style:text-properties style:font-name="Arial1" officeooo:paragraph-rsid="019ab834"/>
    </style:style>
    <style:style style:name="P169" style:family="paragraph" style:parent-style-name="Table_20_Contents">
      <style:text-properties style:font-name="Arial1" officeooo:paragraph-rsid="019ab834"/>
    </style:style>
    <style:style style:name="P170" style:family="paragraph" style:parent-style-name="Table_20_Contents">
      <style:text-properties style:font-name="Arial1" fo:font-style="italic" officeooo:paragraph-rsid="019ab834" style:font-style-asian="italic" style:font-style-complex="italic"/>
    </style:style>
    <style:style style:name="P171" style:family="paragraph" style:parent-style-name="Table_20_Contents">
      <style:text-properties style:font-name="Arial1" fo:font-style="italic" fo:font-weight="normal" officeooo:paragraph-rsid="019ab834" style:font-style-asian="italic" style:font-weight-asian="normal" style:font-style-complex="italic" style:font-weight-complex="normal"/>
    </style:style>
    <style:style style:name="P172" style:family="paragraph" style:parent-style-name="Table_20_Contents">
      <style:text-properties style:font-name="Arial1" fo:font-weight="bold" officeooo:paragraph-rsid="019ab834" style:font-weight-asian="bold" style:font-weight-complex="bold"/>
    </style:style>
    <style:style style:name="P173" style:family="paragraph" style:parent-style-name="Table_20_Contents">
      <style:text-properties style:font-name="Arial1" fo:font-weight="bold" officeooo:rsid="01116bc1" officeooo:paragraph-rsid="01a23520" style:font-weight-asian="bold" style:font-weight-complex="bold"/>
    </style:style>
    <style:style style:name="P174" style:family="paragraph" style:parent-style-name="Table_20_Contents">
      <style:text-properties style:font-name="Arial1" fo:font-weight="bold" officeooo:rsid="013dca03" officeooo:paragraph-rsid="01a23520" style:font-weight-asian="bold" style:font-weight-complex="bold"/>
    </style:style>
    <style:style style:name="P175" style:family="paragraph" style:parent-style-name="Table_20_Contents">
      <style:text-properties style:font-name="Arial1" fo:font-weight="bold" officeooo:rsid="014676b8" officeooo:paragraph-rsid="01a23520" style:font-weight-asian="bold" style:font-weight-complex="bold"/>
    </style:style>
    <style:style style:name="P176" style:family="paragraph" style:parent-style-name="Table_20_Contents">
      <style:text-properties style:font-name="Arial1" fo:font-weight="bold" officeooo:rsid="00e51555" officeooo:paragraph-rsid="01a23520" style:font-weight-asian="bold" style:font-weight-complex="bold"/>
    </style:style>
    <style:style style:name="P177" style:family="paragraph" style:parent-style-name="Table_20_Contents">
      <style:text-properties style:font-name="Arial1" fo:font-weight="bold" officeooo:paragraph-rsid="01a23520" style:font-weight-asian="bold" style:font-weight-complex="bold"/>
    </style:style>
    <style:style style:name="P178" style:family="paragraph" style:parent-style-name="Table_20_Contents">
      <style:text-properties style:font-name="Arial1" officeooo:paragraph-rsid="01a23520"/>
    </style:style>
    <style:style style:name="P179" style:family="paragraph" style:parent-style-name="Table_20_Heading">
      <style:text-properties style:font-name="Arial1" officeooo:paragraph-rsid="01a23520"/>
    </style:style>
    <style:style style:name="P180" style:family="paragraph" style:parent-style-name="Text_20_body">
      <style:text-properties style:font-name="Arial1" officeooo:paragraph-rsid="01a23520"/>
    </style:style>
    <style:style style:name="P181" style:family="paragraph" style:parent-style-name="Text_20_body">
      <style:text-properties style:font-name="Arial1" officeooo:rsid="00514dd6" officeooo:paragraph-rsid="01a23520"/>
    </style:style>
    <style:style style:name="P182" style:family="paragraph" style:parent-style-name="Text_20_body">
      <style:text-properties style:font-name="Arial1" officeooo:rsid="01116bc1" officeooo:paragraph-rsid="01a23520"/>
    </style:style>
    <style:style style:name="P183" style:family="paragraph" style:parent-style-name="Text_20_body">
      <style:text-properties style:font-name="Arial1" officeooo:rsid="013dca03" officeooo:paragraph-rsid="01a23520"/>
    </style:style>
    <style:style style:name="P184" style:family="paragraph" style:parent-style-name="Text_20_body">
      <style:text-properties style:font-name="Arial1" officeooo:rsid="00e51555" officeooo:paragraph-rsid="01a23520"/>
    </style:style>
    <style:style style:name="P185" style:family="paragraph" style:parent-style-name="Standard">
      <style:paragraph-properties fo:text-align="center" style:justify-single-word="false"/>
    </style:style>
    <style:style style:name="P186" style:family="paragraph" style:parent-style-name="Standard">
      <style:text-properties officeooo:rsid="00d179f1" officeooo:paragraph-rsid="00d179f1"/>
    </style:style>
    <style:style style:name="P187" style:family="paragraph" style:parent-style-name="Table_20_Contents">
      <style:text-properties officeooo:rsid="0006f066" officeooo:paragraph-rsid="0006f066"/>
    </style:style>
    <style:style style:name="P188" style:family="paragraph" style:parent-style-name="Table_20_Contents">
      <style:paragraph-properties fo:text-align="start" style:justify-single-word="false"/>
      <style:text-properties fo:font-weight="normal" style:font-weight-asian="normal" style:font-weight-complex="normal"/>
    </style:style>
    <style:style style:name="P189" style:family="paragraph" style:parent-style-name="Table_20_Contents">
      <style:text-properties fo:font-weight="normal" officeooo:rsid="00a17a11" officeooo:paragraph-rsid="00a23781" style:font-weight-asian="normal" style:font-weight-complex="normal"/>
    </style:style>
    <style:style style:name="P190" style:family="paragraph" style:parent-style-name="Text_20_body">
      <style:text-properties fo:font-weight="normal" style:font-weight-asian="normal" style:font-weight-complex="normal"/>
    </style:style>
    <style:style style:name="P191" style:family="paragraph" style:parent-style-name="Text_20_body">
      <style:text-properties fo:font-weight="normal" officeooo:rsid="0006f066" officeooo:paragraph-rsid="0006f066" style:font-weight-asian="normal" style:font-weight-complex="normal"/>
    </style:style>
    <style:style style:name="P192" style:family="paragraph" style:parent-style-name="Text_20_body">
      <style:text-properties fo:font-weight="normal" officeooo:rsid="0073736b" officeooo:paragraph-rsid="0073736b" style:font-weight-asian="normal" style:font-weight-complex="normal"/>
    </style:style>
    <style:style style:name="P193" style:family="paragraph" style:parent-style-name="Text_20_body">
      <style:text-properties fo:font-weight="normal" officeooo:rsid="01666c8c" officeooo:paragraph-rsid="01666c8c" style:font-weight-asian="normal" style:font-weight-complex="normal"/>
    </style:style>
    <style:style style:name="P194" style:family="paragraph" style:parent-style-name="Text_20_body">
      <style:text-properties fo:font-weight="normal" officeooo:paragraph-rsid="0166eb5d" style:font-weight-asian="normal" style:font-weight-complex="normal"/>
    </style:style>
    <style:style style:name="P195" style:family="paragraph" style:parent-style-name="Text_20_body">
      <style:text-properties fo:font-weight="normal" officeooo:rsid="01683bd4" officeooo:paragraph-rsid="01683bd4" style:font-weight-asian="normal" style:font-weight-complex="normal"/>
    </style:style>
    <style:style style:name="P196" style:family="paragraph" style:parent-style-name="Text_20_body">
      <style:text-properties fo:font-weight="normal" officeooo:rsid="01687587" officeooo:paragraph-rsid="01687587" style:font-weight-asian="normal" style:font-weight-complex="normal"/>
    </style:style>
    <style:style style:name="P197" style:family="paragraph" style:parent-style-name="Text_20_body">
      <style:text-properties fo:font-weight="normal" officeooo:rsid="01696a45" officeooo:paragraph-rsid="01696a45" style:font-weight-asian="normal" style:font-weight-complex="normal"/>
    </style:style>
    <style:style style:name="P198" style:family="paragraph" style:parent-style-name="Text_20_body">
      <style:text-properties fo:font-weight="normal" officeooo:paragraph-rsid="01a23520" style:font-weight-asian="normal" style:font-weight-complex="normal"/>
    </style:style>
    <style:style style:name="P199" style:family="paragraph" style:parent-style-name="Text_20_body">
      <style:text-properties fo:font-weight="normal" officeooo:rsid="01116bc1" officeooo:paragraph-rsid="019ab834" style:font-weight-asian="normal" style:font-weight-complex="normal"/>
    </style:style>
    <style:style style:name="P200" style:family="paragraph" style:parent-style-name="Text_20_body">
      <style:text-properties fo:font-weight="normal" officeooo:rsid="01438840" officeooo:paragraph-rsid="019ab834" style:font-weight-asian="normal" style:font-weight-complex="normal"/>
    </style:style>
    <style:style style:name="P201" style:family="paragraph" style:parent-style-name="Text_20_body">
      <style:text-properties fo:font-weight="normal" officeooo:rsid="012ad7aa" officeooo:paragraph-rsid="01a23520" style:font-weight-asian="normal" style:font-weight-complex="normal"/>
    </style:style>
    <style:style style:name="P202" style:family="paragraph" style:parent-style-name="Text_20_body">
      <style:text-properties fo:font-weight="normal" officeooo:paragraph-rsid="01a0740d" style:font-weight-asian="normal" style:font-weight-complex="normal"/>
    </style:style>
    <style:style style:name="P203" style:family="paragraph" style:parent-style-name="Standard">
      <style:text-properties fo:font-weight="normal" officeooo:rsid="01b03ae7" officeooo:paragraph-rsid="01b03ae7" style:font-weight-asian="normal" style:font-weight-complex="normal"/>
    </style:style>
    <style:style style:name="P204" style:family="paragraph" style:parent-style-name="Text_20_body">
      <style:text-properties fo:font-weight="normal" officeooo:rsid="00ee4fa8" officeooo:paragraph-rsid="01b0305c" style:font-weight-asian="normal" style:font-weight-complex="normal"/>
    </style:style>
    <style:style style:name="P205" style:family="paragraph" style:parent-style-name="Text_20_body">
      <style:text-properties fo:font-weight="normal" officeooo:rsid="01b0305c" officeooo:paragraph-rsid="01b0305c" style:font-weight-asian="normal" style:font-weight-complex="normal"/>
    </style:style>
    <style:style style:name="P206" style:family="paragraph" style:parent-style-name="Table_20_Contents">
      <style:paragraph-properties fo:text-align="start" style:justify-single-word="false"/>
      <style:text-properties fo:font-weight="bold" style:font-weight-asian="bold" style:font-weight-complex="bold"/>
    </style:style>
    <style:style style:name="P207" style:family="paragraph" style:parent-style-name="Text_20_body">
      <style:text-properties fo:font-weight="bold" officeooo:rsid="0112fe4e" officeooo:paragraph-rsid="019ab834" style:font-weight-asian="bold" style:font-weight-complex="bold"/>
    </style:style>
    <style:style style:name="P208" style:family="paragraph" style:parent-style-name="Text_20_body">
      <style:text-properties fo:font-weight="bold" officeooo:rsid="012ad7aa" officeooo:paragraph-rsid="01a23520" style:font-weight-asian="bold" style:font-weight-complex="bold"/>
    </style:style>
    <style:style style:name="P209" style:family="paragraph" style:parent-style-name="Text_20_body">
      <style:text-properties fo:font-weight="bold" officeooo:rsid="012eec6c" officeooo:paragraph-rsid="01a23520" style:font-weight-asian="bold" style:font-weight-complex="bold"/>
    </style:style>
    <style:style style:name="P210" style:family="paragraph" style:parent-style-name="Text_20_body">
      <style:text-properties fo:font-weight="bold" officeooo:paragraph-rsid="01a23520" style:font-weight-asian="bold" style:font-weight-complex="bold"/>
    </style:style>
    <style:style style:name="P211" style:family="paragraph" style:parent-style-name="Text_20_body">
      <style:text-properties fo:font-weight="bold" officeooo:rsid="01b03ae7" officeooo:paragraph-rsid="01b03ae7" style:font-weight-asian="bold" style:font-weight-complex="bold"/>
    </style:style>
    <style:style style:name="P212" style:family="paragraph" style:parent-style-name="Table_20_Contents">
      <style:paragraph-properties fo:text-align="start" style:justify-single-word="false"/>
    </style:style>
    <style:style style:name="P213" style:family="paragraph" style:parent-style-name="Table_20_Contents">
      <style:paragraph-properties fo:text-align="start" style:justify-single-word="false"/>
      <style:text-properties officeooo:paragraph-rsid="00a03282"/>
    </style:style>
    <style:style style:name="P214" style:family="paragraph" style:parent-style-name="Table_20_Contents">
      <style:paragraph-properties fo:text-align="start" style:justify-single-word="false"/>
      <style:text-properties officeooo:paragraph-rsid="00c8cf71"/>
    </style:style>
    <style:style style:name="P215" style:family="paragraph" style:parent-style-name="Table_20_Contents">
      <style:paragraph-properties fo:text-align="start" style:justify-single-word="false"/>
      <style:text-properties officeooo:paragraph-rsid="00cfb5a5"/>
    </style:style>
    <style:style style:name="P216" style:family="paragraph" style:parent-style-name="Table_20_Contents">
      <style:paragraph-properties fo:text-align="start" style:justify-single-word="false"/>
      <style:text-properties officeooo:paragraph-rsid="00d179f1"/>
    </style:style>
    <style:style style:name="P217" style:family="paragraph" style:parent-style-name="Table_20_Contents">
      <style:paragraph-properties fo:text-align="start" style:justify-single-word="false"/>
      <style:text-properties officeooo:paragraph-rsid="00d534a5"/>
    </style:style>
    <style:style style:name="P218" style:family="paragraph" style:parent-style-name="Table_20_Contents">
      <style:paragraph-properties fo:text-align="start" style:justify-single-word="false"/>
      <style:text-properties officeooo:paragraph-rsid="00ed6c81"/>
    </style:style>
    <style:style style:name="P219" style:family="paragraph" style:parent-style-name="Table_20_Contents">
      <style:text-properties officeooo:rsid="00a17a11" officeooo:paragraph-rsid="00a23781"/>
    </style:style>
    <style:style style:name="P220" style:family="paragraph" style:parent-style-name="Text_20_body">
      <style:text-properties officeooo:rsid="0026d661" officeooo:paragraph-rsid="0026d661"/>
    </style:style>
    <style:style style:name="P221" style:family="paragraph" style:parent-style-name="Text_20_body">
      <style:text-properties officeooo:rsid="004efe9a" officeooo:paragraph-rsid="004efe9a"/>
    </style:style>
    <style:style style:name="P222" style:family="paragraph" style:parent-style-name="Text_20_body">
      <style:text-properties officeooo:paragraph-rsid="00535419"/>
    </style:style>
    <style:style style:name="P223" style:family="paragraph" style:parent-style-name="Text_20_body">
      <style:text-properties officeooo:rsid="00570221" officeooo:paragraph-rsid="0059e51b"/>
    </style:style>
    <style:style style:name="P224" style:family="paragraph" style:parent-style-name="Text_20_body">
      <style:text-properties officeooo:rsid="0057ff57" officeooo:paragraph-rsid="0057ff57"/>
    </style:style>
    <style:style style:name="P225" style:family="paragraph" style:parent-style-name="Text_20_body">
      <style:text-properties officeooo:rsid="0057ff57" officeooo:paragraph-rsid="0059e51b"/>
    </style:style>
    <style:style style:name="P226" style:family="paragraph" style:parent-style-name="Text_20_body">
      <style:text-properties officeooo:rsid="0057ff57" officeooo:paragraph-rsid="005e0c21"/>
    </style:style>
    <style:style style:name="P227" style:family="paragraph" style:parent-style-name="Text_20_body">
      <style:text-properties officeooo:rsid="0057ff57" officeooo:paragraph-rsid="00628528"/>
    </style:style>
    <style:style style:name="P228" style:family="paragraph" style:parent-style-name="Text_20_body">
      <style:text-properties officeooo:rsid="0057ff57" officeooo:paragraph-rsid="007bebd8"/>
    </style:style>
    <style:style style:name="P229" style:family="paragraph" style:parent-style-name="Text_20_body">
      <style:text-properties officeooo:rsid="0057ff57" officeooo:paragraph-rsid="0081b9e2"/>
    </style:style>
    <style:style style:name="P230" style:family="paragraph" style:parent-style-name="Text_20_body">
      <style:text-properties officeooo:rsid="0057ff57" officeooo:paragraph-rsid="00846027"/>
    </style:style>
    <style:style style:name="P231" style:family="paragraph" style:parent-style-name="Text_20_body">
      <style:text-properties officeooo:rsid="005e0c21" officeooo:paragraph-rsid="005e0c21"/>
    </style:style>
    <style:style style:name="P232" style:family="paragraph" style:parent-style-name="Text_20_body">
      <style:text-properties officeooo:rsid="00792dfc" officeooo:paragraph-rsid="00792dfc"/>
    </style:style>
    <style:style style:name="P233" style:family="paragraph" style:parent-style-name="Text_20_body">
      <style:text-properties officeooo:rsid="00792dfc" officeooo:paragraph-rsid="007da6c6"/>
    </style:style>
    <style:style style:name="P234" style:family="paragraph" style:parent-style-name="Text_20_body">
      <style:text-properties officeooo:rsid="00792dfc" officeooo:paragraph-rsid="00a37ed7"/>
    </style:style>
    <style:style style:name="P235" style:family="paragraph" style:parent-style-name="Text_20_body">
      <style:text-properties officeooo:rsid="00a7a500" officeooo:paragraph-rsid="00a7a500"/>
    </style:style>
    <style:style style:name="P236" style:family="paragraph" style:parent-style-name="Table_20_Heading">
      <style:text-properties officeooo:rsid="00a7a500" officeooo:paragraph-rsid="00a7a500"/>
    </style:style>
    <style:style style:name="P237" style:family="paragraph" style:parent-style-name="Text_20_body">
      <style:text-properties officeooo:paragraph-rsid="00a7a500"/>
    </style:style>
    <style:style style:name="P238" style:family="paragraph" style:parent-style-name="Text_20_body">
      <style:text-properties style:font-name="Consolas" fo:font-size="10pt" officeooo:rsid="00ae4855" officeooo:paragraph-rsid="00af109f" style:font-size-asian="10pt" style:font-size-complex="10pt"/>
    </style:style>
    <style:style style:name="P239" style:family="paragraph" style:parent-style-name="Text_20_body">
      <style:text-properties style:font-name="Consolas" fo:font-size="10pt" officeooo:rsid="00ae4855" officeooo:paragraph-rsid="00b1597c" style:font-size-asian="10pt" style:font-size-complex="10pt"/>
    </style:style>
    <style:style style:name="P240" style:family="paragraph" style:parent-style-name="Text_20_body">
      <style:text-properties officeooo:rsid="00b1597c" officeooo:paragraph-rsid="00b1597c"/>
    </style:style>
    <style:style style:name="P241" style:family="paragraph" style:parent-style-name="Text_20_body">
      <style:text-properties officeooo:rsid="00c0b321" officeooo:paragraph-rsid="00c0b321"/>
    </style:style>
    <style:style style:name="P242" style:family="paragraph" style:parent-style-name="Table_20_Contents">
      <style:text-properties officeooo:rsid="00daba7b" officeooo:paragraph-rsid="00daba7b"/>
    </style:style>
    <style:style style:name="P243" style:family="paragraph" style:parent-style-name="Table_20_Contents">
      <style:paragraph-properties fo:text-align="start" style:justify-single-word="false"/>
      <style:text-properties officeooo:rsid="00cfb5a5" officeooo:paragraph-rsid="00cfb5a5"/>
    </style:style>
    <style:style style:name="P244" style:family="paragraph" style:parent-style-name="Table_20_Contents">
      <style:text-properties officeooo:rsid="014eff85" officeooo:paragraph-rsid="014eff85"/>
    </style:style>
    <style:style style:name="P245" style:family="paragraph" style:parent-style-name="Table_20_Heading">
      <style:text-properties officeooo:paragraph-rsid="0166eb5d"/>
    </style:style>
    <style:style style:name="P246" style:family="paragraph" style:parent-style-name="Table_20_Heading">
      <style:text-properties officeooo:paragraph-rsid="01687587"/>
    </style:style>
    <style:style style:name="P247" style:family="paragraph" style:parent-style-name="Table_20_Contents">
      <style:text-properties officeooo:rsid="01687587" officeooo:paragraph-rsid="01687587"/>
    </style:style>
    <style:style style:name="P248" style:family="paragraph" style:parent-style-name="Table_20_Contents">
      <style:text-properties officeooo:rsid="01666c8c" officeooo:paragraph-rsid="01666c8c"/>
    </style:style>
    <style:style style:name="P249" style:family="paragraph" style:parent-style-name="Table_20_Contents">
      <style:text-properties officeooo:rsid="0166eb5d" officeooo:paragraph-rsid="0166eb5d"/>
    </style:style>
    <style:style style:name="P250" style:family="paragraph" style:parent-style-name="Table_20_Contents">
      <style:text-properties officeooo:rsid="0166eb5d" officeooo:paragraph-rsid="01687587"/>
    </style:style>
    <style:style style:name="P251" style:family="paragraph" style:parent-style-name="Table_20_Contents">
      <style:text-properties officeooo:rsid="01683bd4" officeooo:paragraph-rsid="01683bd4"/>
    </style:style>
    <style:style style:name="P252" style:family="paragraph" style:parent-style-name="Table_20_Contents">
      <style:text-properties officeooo:rsid="017605ca" officeooo:paragraph-rsid="017605ca"/>
    </style:style>
    <style:style style:name="P253" style:family="paragraph" style:parent-style-name="Table_20_Contents">
      <style:text-properties officeooo:rsid="017b6ecf" officeooo:paragraph-rsid="017b6ecf"/>
    </style:style>
    <style:style style:name="P254" style:family="paragraph" style:parent-style-name="Table_20_Contents">
      <style:text-properties officeooo:rsid="017dab46" officeooo:paragraph-rsid="017dab46"/>
    </style:style>
    <style:style style:name="P255" style:family="paragraph" style:parent-style-name="Table_20_Contents">
      <style:text-properties officeooo:paragraph-rsid="017e8733"/>
    </style:style>
    <style:style style:name="P256" style:family="paragraph" style:parent-style-name="Table_20_Contents">
      <style:text-properties officeooo:paragraph-rsid="019ab834"/>
    </style:style>
    <style:style style:name="P257" style:family="paragraph" style:parent-style-name="Text_20_body">
      <style:text-properties officeooo:paragraph-rsid="019ab834"/>
    </style:style>
    <style:style style:name="P258" style:family="paragraph" style:parent-style-name="Table_20_Contents">
      <style:text-properties officeooo:paragraph-rsid="01a23520"/>
    </style:style>
    <style:style style:name="P259" style:family="paragraph" style:parent-style-name="Text_20_body">
      <style:text-properties officeooo:paragraph-rsid="01a23520"/>
    </style:style>
    <style:style style:name="P260" style:family="paragraph" style:parent-style-name="Text_20_body">
      <style:text-properties officeooo:rsid="01a38603" officeooo:paragraph-rsid="01a38603"/>
    </style:style>
    <style:style style:name="P261" style:family="paragraph" style:parent-style-name="Text_20_body">
      <style:text-properties officeooo:rsid="00a60c4d" officeooo:paragraph-rsid="01a23520"/>
    </style:style>
    <style:style style:name="P262" style:family="paragraph" style:parent-style-name="Text_20_body">
      <style:text-properties officeooo:rsid="00f5575b" officeooo:paragraph-rsid="01a0740d"/>
    </style:style>
    <style:style style:name="P263" style:family="paragraph" style:parent-style-name="Text_20_body">
      <style:text-properties officeooo:paragraph-rsid="01a0740d"/>
    </style:style>
    <style:style style:name="P264" style:family="paragraph" style:parent-style-name="Text_20_body">
      <style:text-properties officeooo:rsid="0132cd3e" officeooo:paragraph-rsid="01a23520"/>
    </style:style>
    <style:style style:name="P265" style:family="paragraph" style:parent-style-name="Table_20_Contents">
      <style:text-properties officeooo:rsid="012ad7aa" officeooo:paragraph-rsid="01a23520"/>
    </style:style>
    <style:style style:name="P266" style:family="paragraph" style:parent-style-name="Text_20_body">
      <style:text-properties officeooo:rsid="012ad7aa" officeooo:paragraph-rsid="01a23520"/>
    </style:style>
    <style:style style:name="P267" style:family="paragraph" style:parent-style-name="Text_20_body">
      <style:text-properties officeooo:rsid="01311b79" officeooo:paragraph-rsid="01a23520"/>
    </style:style>
    <style:style style:name="P268" style:family="paragraph" style:parent-style-name="Text_20_body">
      <style:text-properties officeooo:rsid="0149d81b" officeooo:paragraph-rsid="01a23520"/>
    </style:style>
    <style:style style:name="P269" style:family="paragraph" style:parent-style-name="Standard">
      <style:text-properties fo:color="#000000" loext:opacity="100%" style:font-name="Arial" fo:font-size="12pt" officeooo:paragraph-rsid="01a23520" style:font-size-asian="12pt" style:font-size-complex="12pt"/>
    </style:style>
    <style:style style:name="P270" style:family="paragraph" style:parent-style-name="Table_20_Contents">
      <style:text-properties officeooo:rsid="01116bc1" officeooo:paragraph-rsid="019ab834"/>
    </style:style>
    <style:style style:name="P271" style:family="paragraph" style:parent-style-name="Table_20_Heading">
      <style:text-properties officeooo:rsid="01116bc1" officeooo:paragraph-rsid="019ab834"/>
    </style:style>
    <style:style style:name="P272" style:family="paragraph" style:parent-style-name="Table_20_Contents">
      <style:text-properties officeooo:rsid="0112fe4e" officeooo:paragraph-rsid="019ab834"/>
    </style:style>
    <style:style style:name="P273" style:family="paragraph" style:parent-style-name="Table_20_Contents">
      <style:text-properties officeooo:rsid="0161345f" officeooo:paragraph-rsid="019ab834"/>
    </style:style>
    <style:style style:name="P274" style:family="paragraph" style:parent-style-name="Table_20_Contents">
      <style:text-properties officeooo:rsid="01291361" officeooo:paragraph-rsid="01a23520"/>
    </style:style>
    <style:style style:name="P275" style:family="paragraph" style:parent-style-name="Table_20_Contents">
      <style:text-properties officeooo:rsid="014cf1f2" officeooo:paragraph-rsid="01a23520"/>
    </style:style>
    <style:style style:name="P276" style:family="paragraph" style:parent-style-name="Table_20_Contents">
      <style:text-properties fo:font-size="12pt" officeooo:rsid="014cf1f2" officeooo:paragraph-rsid="01a23520" style:font-size-asian="12pt" style:font-size-complex="12pt"/>
    </style:style>
    <style:style style:name="P277" style:family="paragraph" style:parent-style-name="Table_20_Contents">
      <style:text-properties fo:font-size="12pt" officeooo:rsid="00a979d5" officeooo:paragraph-rsid="00a979d5" style:font-size-asian="12pt" style:font-size-complex="12pt"/>
    </style:style>
    <style:style style:name="P278" style:family="paragraph" style:parent-style-name="Text_20_body">
      <style:text-properties fo:font-size="12pt" officeooo:rsid="00a979d5" officeooo:paragraph-rsid="00a979d5" style:font-size-asian="12pt" style:font-size-complex="12pt"/>
    </style:style>
    <style:style style:name="P279" style:family="paragraph" style:parent-style-name="Table_20_Contents">
      <style:text-properties fo:font-size="12pt" officeooo:rsid="00a979d5" officeooo:paragraph-rsid="00b6e13d" style:font-size-asian="12pt" style:font-size-complex="12pt"/>
    </style:style>
    <style:style style:name="P280" style:family="paragraph" style:parent-style-name="Table_20_Contents">
      <style:text-properties fo:font-size="12pt" style:font-size-asian="12pt" style:font-size-complex="12pt"/>
    </style:style>
    <style:style style:name="P281" style:family="paragraph" style:parent-style-name="Table_20_Contents">
      <style:text-properties fo:font-size="12pt" officeooo:rsid="01223d63" officeooo:paragraph-rsid="01223d63" style:font-size-asian="12pt" style:font-size-complex="12pt"/>
    </style:style>
    <style:style style:name="P282" style:family="paragraph" style:parent-style-name="Table_20_Contents">
      <style:text-properties fo:font-size="12pt" officeooo:rsid="00aaf678" officeooo:paragraph-rsid="00aaf678" style:font-size-asian="12pt" style:font-size-complex="12pt"/>
    </style:style>
    <style:style style:name="P283" style:family="paragraph" style:parent-style-name="Text_20_body">
      <style:text-properties fo:font-size="12pt" officeooo:rsid="00a60c4d" officeooo:paragraph-rsid="00a979d5" style:font-size-asian="12pt" style:font-size-complex="12pt"/>
    </style:style>
    <style:style style:name="P284" style:family="paragraph" style:parent-style-name="Table_20_Contents">
      <style:text-properties officeooo:rsid="00628528" officeooo:paragraph-rsid="01a23520"/>
    </style:style>
    <style:style style:name="P285" style:family="paragraph" style:parent-style-name="Table_20_Contents">
      <style:text-properties style:use-window-font-color="true" loext:opacity="0%" style:font-name="Arial1" fo:font-size="10pt" fo:language="zxx" fo:country="none" fo:font-weight="bold" officeooo:paragraph-rsid="01a23520" style:font-size-asian="10pt" style:font-weight-asian="bold" style:font-size-complex="10pt" style:font-weight-complex="bold"/>
    </style:style>
    <style:style style:name="P286" style:family="paragraph" style:parent-style-name="Table_20_Heading">
      <style:paragraph-properties fo:text-align="start" style:justify-single-word="false"/>
      <style:text-properties officeooo:rsid="0128d27f" officeooo:paragraph-rsid="01a23520"/>
    </style:style>
    <style:style style:name="P287" style:family="paragraph" style:parent-style-name="Text_20_body">
      <style:text-properties officeooo:rsid="0128d27f" officeooo:paragraph-rsid="01a23520"/>
    </style:style>
    <style:style style:name="P288" style:family="paragraph" style:parent-style-name="Text_20_body">
      <style:text-properties officeooo:rsid="01102090" officeooo:paragraph-rsid="01a23520"/>
    </style:style>
    <style:style style:name="P289" style:family="paragraph" style:parent-style-name="Text_20_body">
      <style:text-properties officeooo:rsid="01284d3f" officeooo:paragraph-rsid="01a23520"/>
    </style:style>
    <style:style style:name="P290" style:family="paragraph" style:parent-style-name="Text_20_body">
      <style:text-properties officeooo:rsid="012eec6c" officeooo:paragraph-rsid="01a23520"/>
    </style:style>
    <style:style style:name="P291" style:family="paragraph" style:parent-style-name="Text_20_body">
      <style:text-properties officeooo:rsid="012cb1a9" officeooo:paragraph-rsid="01a23520"/>
    </style:style>
    <style:style style:name="P292" style:family="paragraph" style:parent-style-name="Text_20_body">
      <style:text-properties officeooo:rsid="00bb2e3f" officeooo:paragraph-rsid="01a23520"/>
    </style:style>
    <style:style style:name="P293" style:family="paragraph" style:parent-style-name="Text_20_body">
      <style:text-properties fo:font-style="italic" officeooo:paragraph-rsid="01a23520" style:font-style-asian="italic" style:font-style-complex="italic"/>
    </style:style>
    <style:style style:name="P294" style:family="paragraph" style:parent-style-name="Text_20_body">
      <style:text-properties officeooo:rsid="001b2976" officeooo:paragraph-rsid="01a23520"/>
    </style:style>
    <style:style style:name="P295" style:family="paragraph" style:parent-style-name="Text_20_body">
      <style:text-properties officeooo:rsid="001bf16d" officeooo:paragraph-rsid="01a23520"/>
    </style:style>
    <style:style style:name="P296" style:family="paragraph" style:parent-style-name="Text_20_body">
      <style:text-properties officeooo:rsid="00ff8b03" officeooo:paragraph-rsid="01a23520"/>
    </style:style>
    <style:style style:name="P297" style:family="paragraph" style:parent-style-name="Text_20_body">
      <style:text-properties officeooo:rsid="010a7c46" officeooo:paragraph-rsid="01a23520"/>
    </style:style>
    <style:style style:name="P298" style:family="paragraph" style:parent-style-name="Text_20_body">
      <style:text-properties officeooo:rsid="010d368f" officeooo:paragraph-rsid="01a23520"/>
    </style:style>
    <style:style style:name="P299" style:family="paragraph" style:parent-style-name="Text_20_body">
      <style:text-properties officeooo:paragraph-rsid="01aeba3c"/>
    </style:style>
    <style:style style:name="P300" style:family="paragraph" style:parent-style-name="Table_20_Contents">
      <style:text-properties officeooo:rsid="01900fab" officeooo:paragraph-rsid="01b03ae7"/>
    </style:style>
    <style:style style:name="P301" style:family="paragraph" style:parent-style-name="Table_20_Heading">
      <style:text-properties officeooo:rsid="01900fab" officeooo:paragraph-rsid="01b03ae7"/>
    </style:style>
    <style:style style:name="P302" style:family="paragraph" style:parent-style-name="Text_20_body">
      <style:text-properties officeooo:rsid="01900fab" officeooo:paragraph-rsid="01b03ae7"/>
    </style:style>
    <style:style style:name="P303" style:family="paragraph" style:parent-style-name="Table_20_Contents">
      <style:text-properties officeooo:paragraph-rsid="01b03ae7"/>
    </style:style>
    <style:style style:name="P304" style:family="paragraph" style:parent-style-name="Table_20_Heading">
      <style:text-properties officeooo:paragraph-rsid="01b03ae7"/>
    </style:style>
    <style:style style:name="P305" style:family="paragraph" style:parent-style-name="Text_20_body">
      <style:text-properties officeooo:rsid="0199ff2f" officeooo:paragraph-rsid="01b0305c"/>
    </style:style>
    <style:style style:name="P306" style:family="paragraph" style:parent-style-name="Text_20_body">
      <style:text-properties officeooo:rsid="01ae2c01" officeooo:paragraph-rsid="01ae2c01"/>
    </style:style>
    <style:style style:name="P307" style:family="paragraph" style:parent-style-name="Text_20_body">
      <style:text-properties officeooo:rsid="01aeba3c" officeooo:paragraph-rsid="01aeba3c"/>
    </style:style>
    <style:style style:name="P308" style:family="paragraph" style:parent-style-name="Text_20_body">
      <style:text-properties officeooo:rsid="00ee4fa8" officeooo:paragraph-rsid="01aeba3c"/>
    </style:style>
    <style:style style:name="P309" style:family="paragraph" style:parent-style-name="Text_20_body">
      <style:text-properties officeooo:rsid="00ee4fa8" officeooo:paragraph-rsid="01b0305c"/>
    </style:style>
    <style:style style:name="P310" style:family="paragraph" style:parent-style-name="Text_20_body">
      <style:text-properties style:text-underline-style="solid" style:text-underline-width="auto" style:text-underline-color="font-color" fo:font-weight="normal" officeooo:rsid="00ee4fa8" officeooo:paragraph-rsid="01aeba3c" style:font-weight-asian="normal" style:font-weight-complex="normal"/>
    </style:style>
    <style:style style:name="P311" style:family="paragraph" style:parent-style-name="Text_20_body">
      <style:text-properties style:text-underline-style="solid" style:text-underline-width="auto" style:text-underline-color="font-color" fo:font-weight="normal" officeooo:rsid="00ee4fa8" officeooo:paragraph-rsid="01b0305c" style:font-weight-asian="normal" style:font-weight-complex="normal"/>
    </style:style>
    <style:style style:name="P312" style:family="paragraph" style:parent-style-name="Text_20_body">
      <style:text-properties style:text-underline-style="solid" style:text-underline-width="auto" style:text-underline-color="font-color" fo:font-weight="normal" officeooo:paragraph-rsid="01b0305c" style:font-weight-asian="normal" style:font-weight-complex="normal"/>
    </style:style>
    <style:style style:name="P313" style:family="paragraph" style:parent-style-name="Text_20_body">
      <style:text-properties officeooo:paragraph-rsid="01b0305c"/>
    </style:style>
    <style:style style:name="P314" style:family="paragraph" style:parent-style-name="Text_20_body">
      <style:text-properties officeooo:rsid="01b0305c" officeooo:paragraph-rsid="01b0305c"/>
    </style:style>
    <style:style style:name="P315" style:family="paragraph" style:parent-style-name="Text_20_body">
      <style:text-properties officeooo:rsid="01b2225f" officeooo:paragraph-rsid="01b2225f"/>
    </style:style>
    <style:style style:name="P316" style:family="paragraph" style:parent-style-name="Contents_20_1">
      <style:paragraph-properties>
        <style:tab-stops>
          <style:tab-stop style:position="6.9252in" style:type="right" style:leader-style="dotted" style:leader-text="."/>
        </style:tab-stops>
      </style:paragraph-properties>
    </style:style>
    <style:style style:name="P317" style:family="paragraph" style:parent-style-name="Contents_20_2">
      <style:paragraph-properties>
        <style:tab-stops>
          <style:tab-stop style:position="6.9252in" style:type="right" style:leader-style="dotted" style:leader-text="."/>
        </style:tab-stops>
      </style:paragraph-properties>
    </style:style>
    <style:style style:name="P318" style:family="paragraph" style:parent-style-name="Contents_20_3">
      <style:paragraph-properties>
        <style:tab-stops>
          <style:tab-stop style:position="6.9252in" style:type="right" style:leader-style="dotted" style:leader-text="."/>
        </style:tab-stops>
      </style:paragraph-properties>
    </style:style>
    <style:style style:name="P319" style:family="paragraph" style:parent-style-name="Contents_20_4">
      <style:paragraph-properties>
        <style:tab-stops>
          <style:tab-stop style:position="6.9252in" style:type="right" style:leader-style="dotted" style:leader-text="."/>
        </style:tab-stops>
      </style:paragraph-properties>
    </style:style>
    <style:style style:name="P320" style:family="paragraph" style:parent-style-name="Heading_20_1">
      <style:paragraph-properties fo:break-before="page"/>
    </style:style>
    <style:style style:name="P321" style:family="paragraph" style:parent-style-name="Heading_20_1">
      <style:text-properties officeooo:rsid="01a38603" officeooo:paragraph-rsid="01a38603"/>
    </style:style>
    <style:style style:name="P322" style:family="paragraph" style:parent-style-name="Heading_20_1">
      <style:text-properties officeooo:rsid="019ab834" officeooo:paragraph-rsid="019ab834"/>
    </style:style>
    <style:style style:name="P323" style:family="paragraph" style:parent-style-name="Heading_20_1">
      <style:text-properties officeooo:rsid="019ab834" officeooo:paragraph-rsid="01a23520"/>
    </style:style>
    <style:style style:name="P324" style:family="paragraph" style:parent-style-name="Heading_20_1">
      <style:text-properties officeooo:rsid="01ae2c01" officeooo:paragraph-rsid="01ae2c01"/>
    </style:style>
    <style:style style:name="P325" style:family="paragraph" style:parent-style-name="Heading_20_1">
      <style:text-properties officeooo:paragraph-rsid="019ab834"/>
    </style:style>
    <style:style style:name="P326" style:family="paragraph" style:parent-style-name="Heading_20_1">
      <style:text-properties officeooo:rsid="01a0740d" officeooo:paragraph-rsid="01a0740d"/>
    </style:style>
    <style:style style:name="P327" style:family="paragraph" style:parent-style-name="Heading_20_1">
      <style:text-properties officeooo:paragraph-rsid="01a23520"/>
    </style:style>
    <style:style style:name="P328" style:family="paragraph" style:parent-style-name="Heading_20_2">
      <style:text-properties officeooo:paragraph-rsid="019ab834"/>
    </style:style>
    <style:style style:name="P329" style:family="paragraph" style:parent-style-name="Heading_20_2">
      <style:text-properties officeooo:paragraph-rsid="01ae2c01"/>
    </style:style>
    <style:style style:name="P330" style:family="paragraph" style:parent-style-name="Heading_20_2">
      <style:text-properties fo:font-weight="bold" officeooo:rsid="01438840" officeooo:paragraph-rsid="019ab834" style:font-weight-asian="bold" style:font-weight-complex="bold"/>
    </style:style>
    <style:style style:name="P331" style:family="paragraph" style:parent-style-name="Heading_20_2">
      <style:text-properties fo:font-weight="bold" officeooo:rsid="01116bc1" officeooo:paragraph-rsid="019ab834" style:font-weight-asian="bold" style:font-weight-complex="bold"/>
    </style:style>
    <style:style style:name="P332" style:family="paragraph" style:parent-style-name="Heading_20_2">
      <style:text-properties fo:font-weight="bold" officeooo:paragraph-rsid="019ab834" style:font-weight-asian="bold" style:font-weight-complex="bold"/>
    </style:style>
    <style:style style:name="P333" style:family="paragraph" style:parent-style-name="Heading_20_2">
      <style:text-properties officeooo:rsid="0166eb5d" officeooo:paragraph-rsid="0166eb5d"/>
    </style:style>
    <style:style style:name="P334" style:family="paragraph" style:parent-style-name="Heading_20_2">
      <style:text-properties officeooo:paragraph-rsid="0166eb5d"/>
    </style:style>
    <style:style style:name="P335" style:family="paragraph" style:parent-style-name="Heading_20_2">
      <style:text-properties officeooo:rsid="01687587" officeooo:paragraph-rsid="01687587"/>
    </style:style>
    <style:style style:name="P336" style:family="paragraph" style:parent-style-name="Heading_20_2">
      <style:text-properties officeooo:paragraph-rsid="01687587"/>
    </style:style>
    <style:style style:name="P337" style:family="paragraph" style:parent-style-name="Heading_20_2">
      <style:text-properties officeooo:paragraph-rsid="01a0740d"/>
    </style:style>
    <style:style style:name="P338" style:family="paragraph" style:parent-style-name="Heading_20_2">
      <style:text-properties officeooo:rsid="00f5575b" officeooo:paragraph-rsid="01a0740d"/>
    </style:style>
    <style:style style:name="P339" style:family="paragraph" style:parent-style-name="Heading_20_2">
      <style:text-properties officeooo:rsid="0171d24c" officeooo:paragraph-rsid="01a23520"/>
    </style:style>
    <style:style style:name="P340" style:family="paragraph" style:parent-style-name="Heading_20_2">
      <style:text-properties officeooo:rsid="00a60c4d" officeooo:paragraph-rsid="01a23520"/>
    </style:style>
    <style:style style:name="P341" style:family="paragraph" style:parent-style-name="Heading_20_2">
      <style:text-properties officeooo:paragraph-rsid="01a23520"/>
    </style:style>
    <style:style style:name="P342" style:family="paragraph" style:parent-style-name="Heading_20_2">
      <style:text-properties officeooo:rsid="01284d3f" officeooo:paragraph-rsid="01a23520"/>
    </style:style>
    <style:style style:name="P343" style:family="paragraph" style:parent-style-name="Heading_20_3">
      <style:text-properties officeooo:rsid="016fdaf0" officeooo:paragraph-rsid="016fdaf0"/>
    </style:style>
    <style:style style:name="P344" style:family="paragraph" style:parent-style-name="Heading_20_3">
      <style:text-properties officeooo:paragraph-rsid="016fdaf0"/>
    </style:style>
    <style:style style:name="P345" style:family="paragraph" style:parent-style-name="Heading_20_3">
      <style:text-properties officeooo:rsid="004efe9a" officeooo:paragraph-rsid="004efe9a"/>
    </style:style>
    <style:style style:name="P346" style:family="paragraph" style:parent-style-name="Heading_20_3">
      <style:text-properties officeooo:paragraph-rsid="004efe9a"/>
    </style:style>
    <style:style style:name="P347" style:family="paragraph" style:parent-style-name="Heading_20_3">
      <style:text-properties officeooo:paragraph-rsid="01ae2c01"/>
    </style:style>
    <style:style style:name="P348" style:family="paragraph" style:parent-style-name="Heading_20_3">
      <style:text-properties officeooo:paragraph-rsid="019ab834"/>
    </style:style>
    <style:style style:name="P349" style:family="paragraph" style:parent-style-name="Heading_20_3">
      <style:text-properties officeooo:rsid="00a7a500" officeooo:paragraph-rsid="00a7a500"/>
    </style:style>
    <style:style style:name="P350" style:family="paragraph" style:parent-style-name="Heading_20_3">
      <style:text-properties fo:font-weight="bold" officeooo:paragraph-rsid="01a23520" style:font-weight-asian="bold" style:font-weight-complex="bold"/>
    </style:style>
    <style:style style:name="P351" style:family="paragraph" style:parent-style-name="Heading_20_3">
      <style:text-properties officeooo:paragraph-rsid="01a23520"/>
    </style:style>
    <style:style style:name="P352" style:family="paragraph" style:parent-style-name="Heading_20_3">
      <style:text-properties officeooo:rsid="0132cd3e" officeooo:paragraph-rsid="01a23520"/>
    </style:style>
    <style:style style:name="P353" style:family="paragraph" style:parent-style-name="Heading_20_3">
      <style:text-properties officeooo:rsid="012ad7aa" officeooo:paragraph-rsid="01a23520"/>
    </style:style>
    <style:style style:name="P354" style:family="paragraph" style:parent-style-name="Heading_20_3">
      <style:text-properties officeooo:rsid="01311b79" officeooo:paragraph-rsid="01a23520"/>
    </style:style>
    <style:style style:name="P355" style:family="paragraph" style:parent-style-name="Heading_20_4">
      <style:text-properties officeooo:rsid="007ea52f" officeooo:paragraph-rsid="007ea52f"/>
    </style:style>
    <style:style style:name="P356" style:family="paragraph" style:parent-style-name="Heading_20_4">
      <style:text-properties officeooo:rsid="007ea52f" officeooo:paragraph-rsid="00a37ed7"/>
    </style:style>
    <style:style style:name="P357" style:family="paragraph" style:parent-style-name="Heading_20_4">
      <style:text-properties officeooo:paragraph-rsid="005e0c21"/>
    </style:style>
    <style:style style:name="P358" style:family="paragraph" style:parent-style-name="Heading_20_4">
      <style:text-properties officeooo:paragraph-rsid="01a23520"/>
    </style:style>
    <style:style style:name="P359" style:family="paragraph" style:parent-style-name="Heading_20_4">
      <style:text-properties officeooo:rsid="0149d81b" officeooo:paragraph-rsid="01a23520"/>
    </style:style>
    <style:style style:name="P360"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1" style:family="paragraph" style:parent-style-name="Standard" style:list-style-name="L10">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62"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63"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64"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65"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66" style:family="paragraph" style:parent-style-name="Table_20_Contents">
      <style:text-properties style:font-name="Arial" fo:font-size="12pt" officeooo:paragraph-rsid="01b9a18a" style:font-size-asian="12pt" style:font-size-complex="12pt"/>
    </style:style>
    <style:style style:name="P367" style:family="paragraph" style:parent-style-name="Table_20_Contents">
      <style:text-properties style:font-name="Arial" fo:font-size="12pt" officeooo:rsid="01b9df6e" officeooo:paragraph-rsid="01b9df6e" style:font-size-asian="12pt" style:font-size-complex="12pt"/>
    </style:style>
    <style:style style:name="P368" style:family="paragraph" style:parent-style-name="Table_20_Contents" style:list-style-name="L3">
      <style:paragraph-properties fo:text-align="start" style:justify-single-word="false"/>
      <style:text-properties officeooo:rsid="00cb7e4a" officeooo:paragraph-rsid="00cb7e4a"/>
    </style:style>
    <style:style style:name="P369" style:family="paragraph" style:parent-style-name="Table_20_Contents" style:list-style-name="L3">
      <style:paragraph-properties fo:text-align="start" style:justify-single-word="false"/>
      <style:text-properties officeooo:paragraph-rsid="00c9c069"/>
    </style:style>
    <style:style style:name="P370" style:family="paragraph" style:parent-style-name="Table_20_Contents" style:list-style-name="L3">
      <style:paragraph-properties fo:text-align="start" style:justify-single-word="false"/>
      <style:text-properties officeooo:rsid="00c9c069" officeooo:paragraph-rsid="00c9c069"/>
    </style:style>
    <style:style style:name="P371" style:family="paragraph" style:parent-style-name="Text_20_body" style:list-style-name="L4"/>
    <style:style style:name="P372" style:family="paragraph" style:parent-style-name="Text_20_body" style:list-style-name="L4">
      <style:text-properties style:font-name="Arial"/>
    </style:style>
    <style:style style:name="P373" style:family="paragraph" style:parent-style-name="Text_20_body" style:list-style-name="L4">
      <style:text-properties style:font-name="Arial" officeooo:rsid="008b4ace" officeooo:paragraph-rsid="008b4ace"/>
    </style:style>
    <style:style style:name="P374" style:family="paragraph" style:parent-style-name="Text_20_body" style:list-style-name="L5">
      <style:text-properties style:font-name="Arial" officeooo:paragraph-rsid="01b03ae7"/>
    </style:style>
    <style:style style:name="P375" style:family="paragraph" style:parent-style-name="Text_20_body" style:list-style-name="L5">
      <style:text-properties style:font-name="Arial" officeooo:rsid="00039645" officeooo:paragraph-rsid="01b03ae7"/>
    </style:style>
    <style:style style:name="P376" style:family="paragraph" style:parent-style-name="Text_20_body" style:list-style-name="L6">
      <style:text-properties style:font-name="Arial" officeooo:paragraph-rsid="019ab834"/>
    </style:style>
    <style:style style:name="P377" style:family="paragraph" style:parent-style-name="Text_20_body" style:list-style-name="L6">
      <style:text-properties officeooo:paragraph-rsid="019ab834"/>
    </style:style>
    <style:style style:name="P378" style:family="paragraph" style:parent-style-name="Text_20_body" style:list-style-name="L7">
      <style:text-properties officeooo:rsid="01900fab" officeooo:paragraph-rsid="01b03ae7"/>
    </style:style>
    <style:style style:name="P379" style:family="paragraph" style:parent-style-name="Text_20_body" style:list-style-name="L7">
      <style:text-properties fo:font-weight="normal" officeooo:rsid="01900fab" officeooo:paragraph-rsid="01b03ae7" style:font-weight-asian="normal" style:font-weight-complex="normal"/>
    </style:style>
    <style:style style:name="P380" style:family="paragraph" style:parent-style-name="Text_20_body" style:list-style-name="L7">
      <style:text-properties fo:font-weight="normal" officeooo:rsid="01900fab" officeooo:paragraph-rsid="01b2225f" style:font-weight-asian="normal" style:font-weight-complex="normal"/>
    </style:style>
    <style:style style:name="P381" style:family="paragraph" style:parent-style-name="Text_20_body" style:list-style-name="L7">
      <style:text-properties fo:font-weight="normal" officeooo:rsid="01aa3dd3" officeooo:paragraph-rsid="01b0305c" style:font-weight-asian="normal" style:font-weight-complex="normal"/>
    </style:style>
    <style:style style:name="P382" style:family="paragraph" style:parent-style-name="Text_20_body" style:list-style-name="L7">
      <style:text-properties fo:font-weight="normal" officeooo:rsid="01a90fd7" officeooo:paragraph-rsid="01b0305c" style:font-weight-asian="normal" style:font-weight-complex="normal"/>
    </style:style>
    <style:style style:name="P383" style:family="paragraph" style:parent-style-name="Text_20_body" style:list-style-name="L7">
      <style:text-properties fo:font-weight="normal" officeooo:rsid="01a90fd7" officeooo:paragraph-rsid="01b2225f" style:font-weight-asian="normal" style:font-weight-complex="normal"/>
    </style:style>
    <style:style style:name="P384" style:family="paragraph" style:parent-style-name="Text_20_body" style:list-style-name="L8">
      <style:text-properties fo:font-weight="normal" officeooo:rsid="01116bc1" officeooo:paragraph-rsid="019ab834" style:font-weight-asian="normal" style:font-weight-complex="normal"/>
    </style:style>
    <style:style style:name="P385" style:family="paragraph" style:parent-style-name="Text_20_body" style:list-style-name="L8">
      <style:text-properties fo:font-weight="normal" officeooo:rsid="01149d4f" officeooo:paragraph-rsid="019ab834" style:font-weight-asian="normal" style:font-weight-complex="normal"/>
    </style:style>
    <style:style style:name="P386" style:family="paragraph" style:parent-style-name="Text_20_body" style:list-style-name="L8">
      <style:text-properties fo:font-weight="normal" officeooo:rsid="0112fe4e" officeooo:paragraph-rsid="019ab834" style:font-weight-asian="normal" style:font-weight-complex="normal"/>
    </style:style>
    <style:style style:name="P387" style:family="paragraph" style:parent-style-name="Text_20_body" style:list-style-name="L11">
      <style:text-properties fo:font-weight="normal" officeooo:paragraph-rsid="01a23520" style:font-weight-asian="normal" style:font-weight-complex="normal"/>
    </style:style>
    <style:style style:name="P388" style:family="paragraph" style:parent-style-name="Text_20_body" style:list-style-name="L9">
      <style:text-properties officeooo:paragraph-rsid="019ebcc8"/>
    </style:style>
    <style:style style:name="P389" style:family="paragraph" style:parent-style-name="Text_20_body" style:list-style-name="L12">
      <style:text-properties officeooo:rsid="01284d3f" officeooo:paragraph-rsid="01a23520"/>
    </style:style>
    <style:style style:name="P390" style:family="paragraph" style:parent-style-name="Text_20_body" style:list-style-name="L12">
      <style:text-properties officeooo:rsid="012e643c" officeooo:paragraph-rsid="01a23520"/>
    </style:style>
    <style:style style:name="P391" style:family="paragraph" style:parent-style-name="Text_20_body" style:list-style-name="L12">
      <style:text-properties officeooo:rsid="012ad7aa" officeooo:paragraph-rsid="01a23520"/>
    </style:style>
    <style:style style:name="P392" style:family="paragraph" style:parent-style-name="Text_20_body" style:list-style-name="L12">
      <style:text-properties officeooo:rsid="0132cd3e" officeooo:paragraph-rsid="01a23520"/>
    </style:style>
    <style:style style:name="P393" style:family="paragraph" style:parent-style-name="Text_20_body" style:list-style-name="L13">
      <style:text-properties officeooo:rsid="0132cd3e" officeooo:paragraph-rsid="01a23520"/>
    </style:style>
    <style:style style:name="P394" style:family="paragraph" style:parent-style-name="Text_20_body" style:list-style-name="L14">
      <style:text-properties officeooo:rsid="00c11887" officeooo:paragraph-rsid="00c11887"/>
    </style:style>
    <style:style style:name="P395" style:family="paragraph" style:parent-style-name="Text_20_body">
      <style:text-properties officeooo:rsid="01b80bb0" officeooo:paragraph-rsid="01b80bb0"/>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ef1ef3" style:font-weight-asian="normal" style:font-weight-complex="normal"/>
    </style:style>
    <style:style style:name="T8" style:family="text">
      <style:text-properties fo:font-weight="normal" officeooo:rsid="00f5ea18" style:font-weight-asian="normal" style:font-weight-complex="normal"/>
    </style:style>
    <style:style style:name="T9" style:family="text">
      <style:text-properties fo:font-weight="normal" officeooo:rsid="00f827b2" style:font-weight-asian="normal" style:font-weight-complex="normal"/>
    </style:style>
    <style:style style:name="T10" style:family="text">
      <style:text-properties fo:font-weight="normal" officeooo:rsid="00f8a4a2" style:font-weight-asian="normal" style:font-weight-complex="normal"/>
    </style:style>
    <style:style style:name="T11" style:family="text">
      <style:text-properties fo:font-weight="normal" officeooo:rsid="011c3849" style:font-weight-asian="normal" style:font-weight-complex="normal"/>
    </style:style>
    <style:style style:name="T12" style:family="text">
      <style:text-properties fo:font-weight="normal" officeooo:rsid="01029044" style:font-weight-asian="normal" style:font-weight-complex="normal"/>
    </style:style>
    <style:style style:name="T13" style:family="text">
      <style:text-properties fo:font-weight="normal" officeooo:rsid="012cb1a9" style:font-weight-asian="normal" style:font-weight-complex="normal"/>
    </style:style>
    <style:style style:name="T14" style:family="text">
      <style:text-properties fo:font-weight="normal" officeooo:rsid="013f9cdd" style:font-weight-asian="normal" style:font-weight-complex="normal"/>
    </style:style>
    <style:style style:name="T15" style:family="text">
      <style:text-properties fo:font-weight="normal" officeooo:rsid="013bcc1a" style:font-weight-asian="normal" style:font-weight-complex="normal"/>
    </style:style>
    <style:style style:name="T16" style:family="text">
      <style:text-properties fo:font-weight="normal" officeooo:rsid="013faa19" style:font-weight-asian="normal" style:font-weight-complex="normal"/>
    </style:style>
    <style:style style:name="T17" style:family="text">
      <style:text-properties fo:font-weight="normal" officeooo:rsid="014676b8" style:font-weight-asian="normal" style:font-weight-complex="normal"/>
    </style:style>
    <style:style style:name="T18" style:family="text">
      <style:text-properties fo:font-weight="normal" officeooo:rsid="0147e8fa" style:font-weight-asian="normal" style:font-weight-complex="normal"/>
    </style:style>
    <style:style style:name="T19" style:family="text">
      <style:text-properties fo:font-weight="normal" officeooo:rsid="0184249a" style:font-weight-asian="normal" style:font-weight-complex="normal"/>
    </style:style>
    <style:style style:name="T20" style:family="text">
      <style:text-properties fo:font-weight="normal" officeooo:rsid="0191c714" style:font-weight-asian="normal" style:font-weight-complex="normal"/>
    </style:style>
    <style:style style:name="T21" style:family="text">
      <style:text-properties fo:font-weight="normal" officeooo:rsid="0191a0c8" style:font-weight-asian="normal" style:font-weight-complex="normal"/>
    </style:style>
    <style:style style:name="T22" style:family="text">
      <style:text-properties fo:font-weight="normal" officeooo:rsid="0194a1e8" style:font-weight-asian="normal" style:font-weight-complex="normal"/>
    </style:style>
    <style:style style:name="T23" style:family="text">
      <style:text-properties fo:font-weight="normal" officeooo:rsid="0197ccc7" style:font-weight-asian="normal" style:font-weight-complex="normal"/>
    </style:style>
    <style:style style:name="T24" style:family="text">
      <style:text-properties fo:font-weight="normal" officeooo:rsid="002c2d22" style:font-weight-asian="normal" style:font-weight-complex="normal"/>
    </style:style>
    <style:style style:name="T25" style:family="text">
      <style:text-properties fo:font-weight="normal" officeooo:rsid="00efd80f"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2c2d22" style:font-weight-asian="bold" style:font-weight-complex="bold"/>
    </style:style>
    <style:style style:name="T28" style:family="text">
      <style:text-properties fo:font-weight="bold" officeooo:rsid="00628528" style:font-weight-asian="bold" style:font-weight-complex="bold"/>
    </style:style>
    <style:style style:name="T29" style:family="text">
      <style:text-properties fo:font-weight="bold" officeooo:rsid="00792dfc" style:font-weight-asian="bold" style:font-weight-complex="bold"/>
    </style:style>
    <style:style style:name="T30" style:family="text">
      <style:text-properties fo:font-weight="bold" officeooo:rsid="007bebd8" style:font-weight-asian="bold" style:font-weight-complex="bold"/>
    </style:style>
    <style:style style:name="T31" style:family="text">
      <style:text-properties fo:font-weight="bold" officeooo:rsid="00c333d7" style:font-weight-asian="bold" style:font-weight-complex="bold"/>
    </style:style>
    <style:style style:name="T32" style:family="text">
      <style:text-properties fo:font-weight="bold" officeooo:rsid="00cfb5a5" style:font-weight-asian="bold" style:font-weight-complex="bold"/>
    </style:style>
    <style:style style:name="T33" style:family="text">
      <style:text-properties fo:font-weight="bold" officeooo:rsid="00ea8a9b" style:font-weight-asian="bold" style:font-weight-complex="bold"/>
    </style:style>
    <style:style style:name="T34" style:family="text">
      <style:text-properties fo:font-weight="bold" officeooo:rsid="00ee4fa8" style:font-weight-asian="bold" style:font-weight-complex="bold"/>
    </style:style>
    <style:style style:name="T35" style:family="text">
      <style:text-properties fo:font-weight="bold" officeooo:rsid="00ef1ef3" style:font-weight-asian="bold" style:font-weight-complex="bold"/>
    </style:style>
    <style:style style:name="T36" style:family="text">
      <style:text-properties fo:font-weight="bold" officeooo:rsid="00fa1709" style:font-weight-asian="bold" style:font-weight-complex="bold"/>
    </style:style>
    <style:style style:name="T37" style:family="text">
      <style:text-properties fo:font-weight="bold" officeooo:rsid="012ad7aa" style:font-weight-asian="bold" style:font-weight-complex="bold"/>
    </style:style>
    <style:style style:name="T38" style:family="text">
      <style:text-properties fo:font-weight="bold" officeooo:rsid="0171d24c" style:font-weight-asian="bold" style:font-weight-complex="bold"/>
    </style:style>
    <style:style style:name="T39" style:family="text">
      <style:text-properties fo:font-weight="bold" officeooo:rsid="019ab834" style:font-weight-asian="bold" style:font-weight-complex="bold"/>
    </style:style>
    <style:style style:name="T40" style:family="text">
      <style:text-properties style:font-name="Arial"/>
    </style:style>
    <style:style style:name="T41" style:family="text">
      <style:text-properties style:font-name="Arial" fo:font-style="italic" fo:font-weight="bold" style:font-style-asian="italic" style:font-weight-asian="bold" style:font-style-complex="italic" style:font-weight-complex="bold"/>
    </style:style>
    <style:style style:name="T42" style:family="text">
      <style:text-properties style:font-name="Arial" fo:font-size="12pt" fo:font-weight="normal" style:font-size-asian="12pt" style:font-weight-asian="normal" style:font-size-complex="12pt" style:font-weight-complex="normal"/>
    </style:style>
    <style:style style:name="T43" style:family="text">
      <style:text-properties style:font-name="Arial" fo:font-size="12pt" fo:font-weight="normal" officeooo:rsid="00a03282" style:font-size-asian="12pt" style:font-weight-asian="normal" style:font-size-complex="12pt" style:font-weight-complex="normal"/>
    </style:style>
    <style:style style:name="T44" style:family="text">
      <style:text-properties style:font-name="Arial" fo:font-size="12pt" fo:font-weight="normal" officeooo:rsid="00c8cf71" style:font-size-asian="12pt" style:font-weight-asian="normal" style:font-size-complex="12pt" style:font-weight-complex="normal"/>
    </style:style>
    <style:style style:name="T45" style:family="text">
      <style:text-properties style:font-name="Arial" fo:font-size="12pt" fo:font-weight="normal" officeooo:rsid="00c9484a" style:font-size-asian="12pt" style:font-weight-asian="normal" style:font-size-complex="12pt" style:font-weight-complex="normal"/>
    </style:style>
    <style:style style:name="T46" style:family="text">
      <style:text-properties style:font-name="Arial" fo:font-size="12pt" fo:font-weight="normal" officeooo:rsid="00c9c069" style:font-size-asian="12pt" style:font-weight-asian="normal" style:font-size-complex="12pt" style:font-weight-complex="normal"/>
    </style:style>
    <style:style style:name="T47" style:family="text">
      <style:text-properties style:font-name="Arial" fo:font-size="12pt" fo:font-weight="normal" officeooo:rsid="00cfb5a5" style:font-size-asian="12pt" style:font-weight-asian="normal" style:font-size-complex="12pt" style:font-weight-complex="normal"/>
    </style:style>
    <style:style style:name="T48" style:family="text">
      <style:text-properties style:font-name="Arial" fo:font-size="12pt" fo:font-weight="normal" officeooo:rsid="00d179f1" style:font-size-asian="12pt" style:font-weight-asian="normal" style:font-size-complex="12pt" style:font-weight-complex="normal"/>
    </style:style>
    <style:style style:name="T49" style:family="text">
      <style:text-properties style:font-name="Arial" fo:font-size="12pt" fo:font-weight="normal" officeooo:rsid="00d534a5" style:font-size-asian="12pt" style:font-weight-asian="normal" style:font-size-complex="12pt" style:font-weight-complex="normal"/>
    </style:style>
    <style:style style:name="T50" style:family="text">
      <style:text-properties style:font-name="Arial" fo:font-size="12pt" fo:font-weight="normal" officeooo:rsid="00ed6c81" style:font-size-asian="12pt" style:font-weight-asian="normal" style:font-size-complex="12pt" style:font-weight-complex="normal"/>
    </style:style>
    <style:style style:name="T51" style:family="text">
      <style:text-properties style:font-name="Arial" fo:font-size="12pt" fo:font-weight="bold" officeooo:rsid="00c8cf71" style:font-size-asian="12pt" style:font-weight-asian="bold" style:font-size-complex="12pt" style:font-weight-complex="bold"/>
    </style:style>
    <style:style style:name="T52" style:family="text">
      <style:text-properties style:font-name="Arial" fo:font-size="12pt" fo:font-weight="bold" officeooo:rsid="00d179f1" style:font-size-asian="12pt" style:font-weight-asian="bold" style:font-size-complex="12pt" style:font-weight-complex="bold"/>
    </style:style>
    <style:style style:name="T53" style:family="text">
      <style:text-properties style:font-name="Arial" fo:font-size="12pt" fo:font-weight="bold" officeooo:rsid="00d534a5" style:font-size-asian="12pt" style:font-weight-asian="bold" style:font-size-complex="12pt" style:font-weight-complex="bold"/>
    </style:style>
    <style:style style:name="T54" style:family="text">
      <style:text-properties style:font-name="Arial" fo:font-size="12pt" fo:font-weight="bold" officeooo:rsid="00ed6c81" style:font-size-asian="12pt" style:font-weight-asian="bold" style:font-size-complex="12pt" style:font-weight-complex="bold"/>
    </style:style>
    <style:style style:name="T55" style:family="text">
      <style:text-properties style:font-name="Arial" fo:font-size="32pt" fo:font-weight="bold" style:font-size-asian="32pt" style:font-weight-asian="bold" style:font-size-complex="32pt" style:font-weight-complex="bold"/>
    </style:style>
    <style:style style:name="T56" style:family="text">
      <style:text-properties style:font-name="Arial" fo:font-size="32pt" fo:font-weight="bold" officeooo:rsid="001548d5" style:font-size-asian="32pt" style:font-weight-asian="bold" style:font-size-complex="32pt" style:font-weight-complex="bold"/>
    </style:style>
    <style:style style:name="T57" style:family="text">
      <style:text-properties style:font-name="Arial" fo:font-size="32pt" fo:font-weight="bold" officeooo:rsid="009d45a8" style:font-size-asian="32pt" style:font-weight-asian="bold" style:font-size-complex="32pt" style:font-weight-complex="bold"/>
    </style:style>
    <style:style style:name="T58" style:family="text">
      <style:text-properties style:font-name="Arial" fo:font-size="32pt" fo:font-weight="bold" officeooo:rsid="009c0b06" style:font-size-asian="32pt" style:font-weight-asian="bold" style:font-size-complex="32pt" style:font-weight-complex="bold"/>
    </style:style>
    <style:style style:name="T59" style:family="text">
      <style:text-properties style:font-name="Arial" fo:font-size="32pt" fo:font-weight="bold" officeooo:rsid="018150f2" style:font-size-asian="32pt" style:font-weight-asian="bold" style:font-size-complex="32pt" style:font-weight-complex="bold"/>
    </style:style>
    <style:style style:name="T60" style:family="text">
      <style:text-properties style:text-underline-style="solid" style:text-underline-width="auto" style:text-underline-color="font-color"/>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style:font-name="Arial1"/>
    </style:style>
    <style:style style:name="T63" style:family="text">
      <style:text-properties style:font-name="Arial1" fo:font-weight="bold" style:font-weight-asian="bold" style:font-weight-complex="bold"/>
    </style:style>
    <style:style style:name="T64" style:family="text">
      <style:text-properties style:font-name="Arial1" fo:font-weight="normal" style:font-weight-asian="normal" style:font-weight-complex="normal"/>
    </style:style>
    <style:style style:name="T65" style:family="text">
      <style:text-properties style:font-name="Arial1" fo:font-weight="normal" officeooo:rsid="00cdd32e" style:font-weight-asian="normal" style:font-weight-complex="normal"/>
    </style:style>
    <style:style style:name="T66" style:family="text">
      <style:text-properties style:font-name="Arial1" fo:font-style="italic" fo:font-weight="normal" style:font-style-asian="italic" style:font-weight-asian="normal" style:font-style-complex="italic" style:font-weight-complex="normal"/>
    </style:style>
    <style:style style:name="T67" style:family="text">
      <style:text-properties style:font-name="Arial1" fo:font-style="normal" style:font-style-asian="normal" style:font-style-complex="normal"/>
    </style:style>
    <style:style style:name="T68" style:family="text">
      <style:text-properties style:font-name="Arial1" fo:font-size="12pt" fo:font-weight="normal" officeooo:rsid="00d534a5" style:font-size-asian="12pt" style:font-weight-asian="normal" style:font-size-complex="12pt"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fo:background-color="#ffff00" loext:char-shading-value="0" style:font-style-asian="italic" style:font-weight-asian="bold" style:font-style-complex="italic" style:font-weight-complex="bold"/>
    </style:style>
    <style:style style:name="T71" style:family="text">
      <style:text-properties fo:font-style="italic" officeooo:rsid="0086baff" style:font-style-asian="italic" style:font-style-complex="italic"/>
    </style:style>
    <style:style style:name="T72" style:family="text">
      <style:text-properties fo:font-style="italic" fo:font-weight="normal" officeooo:rsid="002c2d22" style:font-style-asian="italic" style:font-weight-asian="normal" style:font-style-complex="italic" style:font-weight-complex="normal"/>
    </style:style>
    <style:style style:name="T73" style:family="text">
      <style:text-properties style:text-underline-style="none"/>
    </style:style>
    <style:style style:name="T74" style:family="text">
      <style:text-properties officeooo:rsid="00039645"/>
    </style:style>
    <style:style style:name="T75" style:family="text">
      <style:text-properties officeooo:rsid="000457bc"/>
    </style:style>
    <style:style style:name="T76" style:family="text">
      <style:text-properties officeooo:rsid="00059fa8"/>
    </style:style>
    <style:style style:name="T77" style:family="text">
      <style:text-properties officeooo:rsid="00092840"/>
    </style:style>
    <style:style style:name="T78" style:family="text">
      <style:text-properties officeooo:rsid="0011ff52"/>
    </style:style>
    <style:style style:name="T79" style:family="text">
      <style:text-properties officeooo:rsid="001429ce"/>
    </style:style>
    <style:style style:name="T80" style:family="text">
      <style:text-properties officeooo:rsid="00187288"/>
    </style:style>
    <style:style style:name="T81" style:family="text">
      <style:text-properties officeooo:rsid="001aa8c8"/>
    </style:style>
    <style:style style:name="T82" style:family="text">
      <style:text-properties officeooo:rsid="001b2976"/>
    </style:style>
    <style:style style:name="T83" style:family="text">
      <style:text-properties officeooo:rsid="001ec80d"/>
    </style:style>
    <style:style style:name="T84" style:family="text">
      <style:text-properties officeooo:rsid="0022df44"/>
    </style:style>
    <style:style style:name="T85" style:family="text">
      <style:text-properties officeooo:rsid="0028a7f8"/>
    </style:style>
    <style:style style:name="T86" style:family="text">
      <style:text-properties officeooo:rsid="003793c3"/>
    </style:style>
    <style:style style:name="T87" style:family="text">
      <style:text-properties officeooo:rsid="003ddae1"/>
    </style:style>
    <style:style style:name="T88" style:family="text">
      <style:text-properties officeooo:rsid="00484497"/>
    </style:style>
    <style:style style:name="T89" style:family="text">
      <style:text-properties officeooo:rsid="004a6cc1"/>
    </style:style>
    <style:style style:name="T90" style:family="text">
      <style:text-properties officeooo:rsid="004dc443"/>
    </style:style>
    <style:style style:name="T91" style:family="text">
      <style:text-properties officeooo:rsid="004efe9a"/>
    </style:style>
    <style:style style:name="T92" style:family="text">
      <style:text-properties officeooo:rsid="00514dd6"/>
    </style:style>
    <style:style style:name="T93" style:family="text">
      <style:text-properties officeooo:rsid="005c4a9a"/>
    </style:style>
    <style:style style:name="T94" style:family="text">
      <style:text-properties officeooo:rsid="005e91de"/>
    </style:style>
    <style:style style:name="T95" style:family="text">
      <style:text-properties officeooo:rsid="0066305f"/>
    </style:style>
    <style:style style:name="T96" style:family="text">
      <style:text-properties officeooo:rsid="0066df30"/>
    </style:style>
    <style:style style:name="T97" style:family="text">
      <style:text-properties officeooo:rsid="0068cdf1"/>
    </style:style>
    <style:style style:name="T98" style:family="text">
      <style:text-properties officeooo:rsid="00698ade"/>
    </style:style>
    <style:style style:name="T99" style:family="text">
      <style:text-properties officeooo:rsid="006c64bb"/>
    </style:style>
    <style:style style:name="T100" style:family="text">
      <style:text-properties officeooo:rsid="006f9301"/>
    </style:style>
    <style:style style:name="T101" style:family="text">
      <style:text-properties officeooo:rsid="007da6c6"/>
    </style:style>
    <style:style style:name="T102" style:family="text">
      <style:text-properties officeooo:rsid="0082f622"/>
    </style:style>
    <style:style style:name="T103" style:family="text">
      <style:text-properties officeooo:rsid="008448c1"/>
    </style:style>
    <style:style style:name="T104" style:family="text">
      <style:text-properties officeooo:rsid="00846027"/>
    </style:style>
    <style:style style:name="T105" style:family="text">
      <style:text-properties officeooo:rsid="0086baff"/>
    </style:style>
    <style:style style:name="T106" style:family="text">
      <style:text-properties fo:font-style="normal" officeooo:rsid="0086baff" style:font-style-asian="normal" style:font-style-complex="normal"/>
    </style:style>
    <style:style style:name="T107" style:family="text">
      <style:text-properties fo:font-style="normal" officeooo:rsid="00894a91" style:font-style-asian="normal" style:font-style-complex="normal"/>
    </style:style>
    <style:style style:name="T108" style:family="text">
      <style:text-properties officeooo:rsid="008d90a2"/>
    </style:style>
    <style:style style:name="T109" style:family="text">
      <style:text-properties officeooo:rsid="008daaf0"/>
    </style:style>
    <style:style style:name="T110" style:family="text">
      <style:text-properties officeooo:rsid="00a23781"/>
    </style:style>
    <style:style style:name="T111" style:family="text">
      <style:text-properties officeooo:rsid="00a37ed7"/>
    </style:style>
    <style:style style:name="T112" style:family="text">
      <style:text-properties officeooo:rsid="00a979d5"/>
    </style:style>
    <style:style style:name="T113" style:family="text">
      <style:text-properties officeooo:rsid="00aaf678"/>
    </style:style>
    <style:style style:name="T114" style:family="text">
      <style:text-properties officeooo:rsid="00ae2c0e"/>
    </style:style>
    <style:style style:name="T115" style:family="text">
      <style:text-properties officeooo:rsid="00ae4855"/>
    </style:style>
    <style:style style:name="T116" style:family="text">
      <style:text-properties officeooo:rsid="00af109f"/>
    </style:style>
    <style:style style:name="T117" style:family="text">
      <style:text-properties officeooo:rsid="00af91a8"/>
    </style:style>
    <style:style style:name="T118" style:family="text">
      <style:text-properties officeooo:rsid="00b1597c"/>
    </style:style>
    <style:style style:name="T119" style:family="text">
      <style:text-properties officeooo:rsid="00b6e13d"/>
    </style:style>
    <style:style style:name="T120" style:family="text">
      <style:text-properties officeooo:rsid="00b81919"/>
    </style:style>
    <style:style style:name="T121" style:family="text">
      <style:text-properties officeooo:rsid="00bd51e0"/>
    </style:style>
    <style:style style:name="T122" style:family="text">
      <style:text-properties style:text-position="super 58%"/>
    </style:style>
    <style:style style:name="T123" style:family="text">
      <style:text-properties officeooo:rsid="00c333d7"/>
    </style:style>
    <style:style style:name="T124" style:family="text">
      <style:text-properties officeooo:rsid="00cfb5a5"/>
    </style:style>
    <style:style style:name="T125" style:family="text">
      <style:text-properties officeooo:rsid="00d1a4d7"/>
    </style:style>
    <style:style style:name="T126" style:family="text">
      <style:text-properties officeooo:rsid="00da348d"/>
    </style:style>
    <style:style style:name="T127" style:family="text">
      <style:text-properties officeooo:rsid="00dc243e"/>
    </style:style>
    <style:style style:name="T128" style:family="text">
      <style:text-properties officeooo:rsid="00e0feb7"/>
    </style:style>
    <style:style style:name="T129" style:family="text">
      <style:text-properties officeooo:rsid="00ea8a9b"/>
    </style:style>
    <style:style style:name="T130" style:family="text">
      <style:text-properties officeooo:rsid="00ed6c81"/>
    </style:style>
    <style:style style:name="T131" style:family="text">
      <style:text-properties officeooo:rsid="00ee4fa8"/>
    </style:style>
    <style:style style:name="T132" style:family="text">
      <style:text-properties officeooo:rsid="00ef1ef3"/>
    </style:style>
    <style:style style:name="T133" style:family="text">
      <style:text-properties officeooo:rsid="00f06d75"/>
    </style:style>
    <style:style style:name="T134" style:family="text">
      <style:text-properties officeooo:rsid="00f316c1"/>
    </style:style>
    <style:style style:name="T135" style:family="text">
      <style:text-properties officeooo:rsid="00f38e08"/>
    </style:style>
    <style:style style:name="T136" style:family="text">
      <style:text-properties officeooo:rsid="00f5575b"/>
    </style:style>
    <style:style style:name="T137" style:family="text">
      <style:text-properties officeooo:rsid="00f827b2"/>
    </style:style>
    <style:style style:name="T138" style:family="text">
      <style:text-properties officeooo:rsid="00f8a4a2"/>
    </style:style>
    <style:style style:name="T139" style:family="text">
      <style:text-properties officeooo:rsid="00fa1709"/>
    </style:style>
    <style:style style:name="T140" style:family="text">
      <style:text-properties officeooo:rsid="00faa771"/>
    </style:style>
    <style:style style:name="T141" style:family="text">
      <style:text-properties officeooo:rsid="00fcf828"/>
    </style:style>
    <style:style style:name="T142" style:family="text">
      <style:text-properties officeooo:rsid="00ff8b03"/>
    </style:style>
    <style:style style:name="T143" style:family="text">
      <style:text-properties officeooo:rsid="0100b194"/>
    </style:style>
    <style:style style:name="T144" style:family="text">
      <style:text-properties officeooo:rsid="01029044"/>
    </style:style>
    <style:style style:name="T145" style:family="text">
      <style:text-properties officeooo:rsid="010a7c46"/>
    </style:style>
    <style:style style:name="T146" style:family="text">
      <style:text-properties officeooo:rsid="010ead0a"/>
    </style:style>
    <style:style style:name="T147" style:family="text">
      <style:text-properties officeooo:rsid="010f8f5d"/>
    </style:style>
    <style:style style:name="T148" style:family="text">
      <style:text-properties officeooo:rsid="0112fe4e"/>
    </style:style>
    <style:style style:name="T149" style:family="text">
      <style:text-properties officeooo:rsid="011c3849"/>
    </style:style>
    <style:style style:name="T150" style:family="text">
      <style:text-properties officeooo:rsid="012309e8"/>
    </style:style>
    <style:style style:name="T151" style:family="text">
      <style:text-properties officeooo:rsid="0123e7b7"/>
    </style:style>
    <style:style style:name="T152" style:family="text">
      <style:text-properties officeooo:rsid="0124d20d"/>
    </style:style>
    <style:style style:name="T153" style:family="text">
      <style:text-properties officeooo:rsid="01291361"/>
    </style:style>
    <style:style style:name="T154" style:family="text">
      <style:text-properties officeooo:rsid="012cb1a9"/>
    </style:style>
    <style:style style:name="T155" style:family="text">
      <style:text-properties fo:color="#000000" loext:opacity="100%"/>
    </style:style>
    <style:style style:name="T156" style:family="text">
      <style:text-properties officeooo:rsid="01311b79"/>
    </style:style>
    <style:style style:name="T157" style:family="text">
      <style:text-properties officeooo:rsid="0132ac1b"/>
    </style:style>
    <style:style style:name="T158" style:family="text">
      <style:text-properties officeooo:rsid="0132b5bd"/>
    </style:style>
    <style:style style:name="T159" style:family="text">
      <style:text-properties officeooo:rsid="01381855"/>
    </style:style>
    <style:style style:name="T160" style:family="text">
      <style:text-properties officeooo:rsid="0139e89b"/>
    </style:style>
    <style:style style:name="T161" style:family="text">
      <style:text-properties officeooo:rsid="013bcc1a"/>
    </style:style>
    <style:style style:name="T162" style:family="text">
      <style:text-properties officeooo:rsid="014aa3e7"/>
    </style:style>
    <style:style style:name="T163" style:family="text">
      <style:text-properties officeooo:rsid="0158ea7f"/>
    </style:style>
    <style:style style:name="T164" style:family="text">
      <style:text-properties officeooo:rsid="0161345f"/>
    </style:style>
    <style:style style:name="T165" style:family="text">
      <style:text-properties officeooo:rsid="0166eb5d"/>
    </style:style>
    <style:style style:name="T166" style:family="text">
      <style:text-properties officeooo:rsid="01687587"/>
    </style:style>
    <style:style style:name="T167" style:family="text">
      <style:text-properties officeooo:rsid="01696a45"/>
    </style:style>
    <style:style style:name="T168" style:family="text">
      <style:text-properties officeooo:rsid="016e6643"/>
    </style:style>
    <style:style style:name="T169" style:family="text">
      <style:text-properties officeooo:rsid="0171d24c"/>
    </style:style>
    <style:style style:name="T170" style:family="text">
      <style:text-properties officeooo:rsid="017605ca"/>
    </style:style>
    <style:style style:name="T171" style:family="text">
      <style:text-properties officeooo:rsid="014eff85"/>
    </style:style>
    <style:style style:name="T172" style:family="text">
      <style:text-properties officeooo:rsid="017784be"/>
    </style:style>
    <style:style style:name="T173" style:family="text">
      <style:text-properties officeooo:rsid="00426190"/>
    </style:style>
    <style:style style:name="T174" style:family="text">
      <style:text-properties officeooo:rsid="017bb2b5"/>
    </style:style>
    <style:style style:name="T175" style:family="text">
      <style:text-properties officeooo:rsid="017e8733"/>
    </style:style>
    <style:style style:name="T176" style:family="text">
      <style:text-properties officeooo:rsid="0184249a"/>
    </style:style>
    <style:style style:name="T177" style:family="text">
      <style:text-properties officeooo:rsid="018a420a"/>
    </style:style>
    <style:style style:name="T178" style:family="text">
      <style:text-properties officeooo:rsid="0187e508"/>
    </style:style>
    <style:style style:name="T179" style:family="text">
      <style:text-properties officeooo:rsid="01900fab"/>
    </style:style>
    <style:style style:name="T180" style:family="text">
      <style:text-properties officeooo:rsid="0192bbc9"/>
    </style:style>
    <style:style style:name="T181" style:family="text">
      <style:text-properties officeooo:rsid="01957d30"/>
    </style:style>
    <style:style style:name="T182" style:family="text">
      <style:text-properties officeooo:rsid="019ab834"/>
    </style:style>
    <style:style style:name="T183" style:family="text">
      <style:text-properties officeooo:rsid="019b53f9"/>
    </style:style>
    <style:style style:name="T184" style:family="text">
      <style:text-properties officeooo:rsid="019c5a53"/>
    </style:style>
    <style:style style:name="T185" style:family="text">
      <style:text-properties officeooo:rsid="019e5672"/>
    </style:style>
    <style:style style:name="T186" style:family="text">
      <style:text-properties officeooo:rsid="01a06592"/>
    </style:style>
    <style:style style:name="T187" style:family="text">
      <style:text-properties officeooo:rsid="01a0740d"/>
    </style:style>
    <style:style style:name="T188" style:family="text">
      <style:text-properties officeooo:rsid="01a23520"/>
    </style:style>
    <style:style style:name="T189" style:family="text">
      <style:text-properties officeooo:rsid="01a38603"/>
    </style:style>
    <style:style style:name="T190" style:family="text">
      <style:text-properties officeooo:rsid="01a57afa"/>
    </style:style>
    <style:style style:name="T191" style:family="text">
      <style:text-properties officeooo:rsid="01ac0ff3"/>
    </style:style>
    <style:style style:name="T192" style:family="text">
      <style:text-properties officeooo:rsid="01b03ae7"/>
    </style:style>
    <style:style style:name="T193" style:family="text">
      <style:text-properties officeooo:rsid="01b1c89c"/>
    </style:style>
    <style:style style:name="T194" style:family="text">
      <style:text-properties officeooo:rsid="01b2225f"/>
    </style:style>
    <style:style style:name="T195" style:family="text">
      <style:text-properties officeooo:rsid="01b27fb0"/>
    </style:style>
    <style:style style:name="T196" style:family="text">
      <style:text-properties officeooo:rsid="01b352f9"/>
    </style:style>
    <style:style style:name="T197" style:family="text">
      <style:text-properties officeooo:rsid="01b55a0e"/>
    </style:style>
    <style:style style:name="T198" style:family="text">
      <style:text-properties officeooo:rsid="01b80bb0"/>
    </style:style>
    <style:style style:name="T199" style:family="text">
      <style:text-properties officeooo:rsid="01b8f867"/>
    </style:style>
    <style:style style:name="T200" style:family="text">
      <style:text-properties officeooo:rsid="01b9a18a"/>
    </style:style>
    <style:style style:name="T201" style:family="text">
      <style:text-properties officeooo:rsid="01b9df6e"/>
    </style:style>
    <style:style style:name="T202" style:family="text">
      <style:text-properties officeooo:rsid="01bb4931"/>
    </style:style>
    <style:style style:name="T203" style:family="text">
      <style:text-properties officeooo:rsid="01bbc38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ext:span text:style-name="T55">Card Maker </text:span><text:span text:style-name="T56">1</text:span><text:span text:style-name="T55">.</text:span><text:span text:style-name="T59">5</text:span><text:span text:style-name="T55">.</text:span><text:span text:style-name="T57">0</text:span><text:span text:style-name="T55">.</text:span><text:span text:style-name="T58">0</text:span></text:p>
      <text:p text:style-name="P150">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16"><text:a xlink:type="simple" xlink:href="#__RefHeading___Toc3248_350549976" text:style-name="Index_20_Link" text:visited-style-name="Index_20_Link">Introduction<text:tab/>4</text:a></text:p>
          <text:p text:style-name="P316"><text:a xlink:type="simple" xlink:href="#__RefHeading___Toc3250_350549976" text:style-name="Index_20_Link" text:visited-style-name="Index_20_Link">Warning<text:tab/>4</text:a></text:p>
          <text:p text:style-name="P316"><text:a xlink:type="simple" xlink:href="#__RefHeading___Toc6369_2340566089" text:style-name="Index_20_Link" text:visited-style-name="Index_20_Link">Manual Organization<text:tab/>4</text:a></text:p>
          <text:p text:style-name="P316"><text:a xlink:type="simple" xlink:href="#__RefHeading___Toc3252_350549976" text:style-name="Index_20_Link" text:visited-style-name="Index_20_Link">User Interface Reference<text:tab/>4</text:a></text:p>
          <text:p text:style-name="P317"><text:a xlink:type="simple" xlink:href="#__RefHeading___Toc3254_350549976" text:style-name="Index_20_Link" text:visited-style-name="Index_20_Link">Main Window<text:tab/>4</text:a></text:p>
          <text:p text:style-name="P317"><text:a xlink:type="simple" xlink:href="#__RefHeading___Toc3256_350549976" text:style-name="Index_20_Link" text:visited-style-name="Index_20_Link">Project window<text:tab/>6</text:a></text:p>
          <text:p text:style-name="P318"><text:a xlink:type="simple" xlink:href="#__RefHeading___Toc3258_350549976" text:style-name="Index_20_Link" text:visited-style-name="Index_20_Link">Renaming a Layout<text:tab/>6</text:a></text:p>
          <text:p text:style-name="P318"><text:a xlink:type="simple" xlink:href="#__RefHeading___Toc3260_350549976" text:style-name="Index_20_Link" text:visited-style-name="Index_20_Link">Re-Order Layouts<text:tab/>6</text:a></text:p>
          <text:p text:style-name="P318"><text:a xlink:type="simple" xlink:href="#__RefHeading___Toc3262_350549976" text:style-name="Index_20_Link" text:visited-style-name="Index_20_Link">Context Menu Items (Layouts Node)<text:tab/>6</text:a></text:p>
          <text:p text:style-name="P318"><text:a xlink:type="simple" xlink:href="#__RefHeading___Toc3264_350549976" text:style-name="Index_20_Link" text:visited-style-name="Index_20_Link">Context Menu Items (Layout Node)<text:tab/>7</text:a></text:p>
          <text:p text:style-name="P318"><text:a xlink:type="simple" xlink:href="#__RefHeading___Toc3266_350549976" text:style-name="Index_20_Link" text:visited-style-name="Index_20_Link">Context Menu Items (Reference Node)<text:tab/>8</text:a></text:p>
          <text:p text:style-name="P317"><text:a xlink:type="simple" xlink:href="#__RefHeading___Toc3268_350549976" text:style-name="Index_20_Link" text:visited-style-name="Index_20_Link">Layout Control window<text:tab/>9</text:a></text:p>
          <text:p text:style-name="P318"><text:a xlink:type="simple" xlink:href="#__RefHeading___Toc3270_350549976" text:style-name="Index_20_Link" text:visited-style-name="Index_20_Link">Card Count Group<text:tab/>9</text:a></text:p>
          <text:p text:style-name="P318"><text:a xlink:type="simple" xlink:href="#__RefHeading___Toc3272_350549976" text:style-name="Index_20_Link" text:visited-style-name="Index_20_Link">Card Layout<text:tab/>9</text:a></text:p>
          <text:p text:style-name="P318"><text:a xlink:type="simple" xlink:href="#__RefHeading___Toc3274_350549976" text:style-name="Index_20_Link" text:visited-style-name="Index_20_Link">Context Menu Items<text:tab/>10</text:a></text:p>
          <text:p text:style-name="P318"><text:a xlink:type="simple" xlink:href="#__RefHeading___Toc3276_350549976" text:style-name="Index_20_Link" text:visited-style-name="Index_20_Link">Multi-Select<text:tab/>11</text:a></text:p>
          <text:p text:style-name="P317"><text:a xlink:type="simple" xlink:href="#__RefHeading___Toc3278_350549976" text:style-name="Index_20_Link" text:visited-style-name="Index_20_Link">Element Control window<text:tab/>11</text:a></text:p>
          <text:p text:style-name="P318"><text:a xlink:type="simple" xlink:href="#__RefHeading___Toc3280_350549976" text:style-name="Index_20_Link" text:visited-style-name="Index_20_Link">Element<text:tab/>11</text:a></text:p>
          <text:p text:style-name="P318"><text:a xlink:type="simple" xlink:href="#__RefHeading___Toc5300_2948230234" text:style-name="Index_20_Link" text:visited-style-name="Index_20_Link">Additional Element Controls<text:tab/>12</text:a></text:p>
          <text:p text:style-name="P318"><text:a xlink:type="simple" xlink:href="#__RefHeading___Toc3282_350549976" text:style-name="Index_20_Link" text:visited-style-name="Index_20_Link">Font (Text Elements)<text:tab/>12</text:a></text:p>
          <text:p text:style-name="P318"><text:a xlink:type="simple" xlink:href="#__RefHeading___Toc3159_445175734" text:style-name="Index_20_Link" text:visited-style-name="Index_20_Link">Graphic (Graphic Elements)<text:tab/>13</text:a></text:p>
          <text:p text:style-name="P318"><text:a xlink:type="simple" xlink:href="#__RefHeading___Toc3284_350549976" text:style-name="Index_20_Link" text:visited-style-name="Index_20_Link">Shape (Shape Elements)<text:tab/>14</text:a></text:p>
          <text:p text:style-name="P318"><text:a xlink:type="simple" xlink:href="#__RefHeading___Toc3286_350549976" text:style-name="Index_20_Link" text:visited-style-name="Index_20_Link">Back<text:tab/>14</text:a></text:p>
          <text:p text:style-name="P318"><text:a xlink:type="simple" xlink:href="#__RefHeading___Toc3288_350549976" text:style-name="Index_20_Link" text:visited-style-name="Index_20_Link">Border<text:tab/>14</text:a></text:p>
          <text:p text:style-name="P318"><text:a xlink:type="simple" xlink:href="#__RefHeading___Toc3290_350549976" text:style-name="Index_20_Link" text:visited-style-name="Index_20_Link">Outline<text:tab/>15</text:a></text:p>
          <text:p text:style-name="P317"><text:a xlink:type="simple" xlink:href="#__RefHeading___Toc3292_350549976" text:style-name="Index_20_Link" text:visited-style-name="Index_20_Link">Canvas window<text:tab/>15</text:a></text:p>
          <text:p text:style-name="P318"><text:a xlink:type="simple" xlink:href="#__RefHeading___Toc3294_350549976" text:style-name="Index_20_Link" text:visited-style-name="Index_20_Link">Zoom<text:tab/>16</text:a></text:p>
          <text:p text:style-name="P318"><text:a xlink:type="simple" xlink:href="#__RefHeading___Toc3296_350549976" text:style-name="Index_20_Link" text:visited-style-name="Index_20_Link">Canvas Alignment<text:tab/>16</text:a></text:p>
          <text:p text:style-name="P318"><text:a xlink:type="simple" xlink:href="#__RefHeading___Toc3298_350549976" text:style-name="Index_20_Link" text:visited-style-name="Index_20_Link">Dividers<text:tab/>16</text:a></text:p>
          <text:p text:style-name="P317"><text:a xlink:type="simple" xlink:href="#__RefHeading___Toc3300_350549976" text:style-name="Index_20_Link" text:visited-style-name="Index_20_Link">Logger window<text:tab/>16</text:a></text:p>
          <text:p text:style-name="P317"><text:a xlink:type="simple" xlink:href="#__RefHeading___Toc3302_350549976" text:style-name="Index_20_Link" text:visited-style-name="Index_20_Link">Defines window<text:tab/>17</text:a></text:p>
          <text:p text:style-name="P316"><text:a xlink:type="simple" xlink:href="#__RefHeading___Toc7656_377347290" text:style-name="Index_20_Link" text:visited-style-name="Index_20_Link">Data References<text:tab/>17</text:a></text:p>
          <text:p text:style-name="P317"><text:a xlink:type="simple" xlink:href="#__RefHeading___Toc13820_2916029251" text:style-name="Index_20_Link" text:visited-style-name="Index_20_Link">General Reference Content Rules<text:tab/>17</text:a></text:p>
          <text:p text:style-name="P317"><text:a xlink:type="simple" xlink:href="#__RefHeading___Toc3304_350549976" text:style-name="Index_20_Link" text:visited-style-name="Index_20_Link">CSV Reference Content Rules<text:tab/>17</text:a></text:p>
          <text:p text:style-name="P317"><text:a xlink:type="simple" xlink:href="#__RefHeading___Toc3308_350549976" text:style-name="Index_20_Link" text:visited-style-name="Index_20_Link">Special Functions<text:tab/>17</text:a></text:p>
          <text:p text:style-name="P316"><text:a xlink:type="simple" xlink:href="#__RefHeading___Toc13822_2916029251" text:style-name="Index_20_Link" text:visited-style-name="Index_20_Link">Defines<text:tab/>18</text:a></text:p>
          <text:p text:style-name="P317"><text:a xlink:type="simple" xlink:href="#__RefHeading___Toc13824_2916029251" text:style-name="Index_20_Link" text:visited-style-name="Index_20_Link">Project Level Defines<text:tab/>18</text:a></text:p>
          <text:p text:style-name="P318"><text:a xlink:type="simple" xlink:href="#__RefHeading___Toc13826_2916029251" text:style-name="Index_20_Link" text:visited-style-name="Index_20_Link">Global Defines<text:tab/>18</text:a></text:p>
          <text:p text:style-name="P319"><text:a xlink:type="simple" xlink:href="#__RefHeading___Toc13828_2916029251" text:style-name="Index_20_Link" text:visited-style-name="Index_20_Link">Prefix<text:tab/>18</text:a></text:p>
          <text:p text:style-name="P318"><text:a xlink:type="simple" xlink:href="#__RefHeading___Toc13830_2916029251" text:style-name="Index_20_Link" text:visited-style-name="Index_20_Link">(Legacy) Project Wide Defines<text:tab/>19</text:a></text:p>
          <text:p text:style-name="P319"><text:a xlink:type="simple" xlink:href="#__RefHeading___Toc13832_2916029251" text:style-name="Index_20_Link" text:visited-style-name="Index_20_Link">CSV<text:tab/>19</text:a></text:p>
          <text:p text:style-name="P319"><text:a xlink:type="simple" xlink:href="#__RefHeading___Toc13834_2916029251" text:style-name="Index_20_Link" text:visited-style-name="Index_20_Link"><text:soft-page-break/>Excel<text:tab/>19</text:a></text:p>
          <text:p text:style-name="P319"><text:a xlink:type="simple" xlink:href="#__RefHeading___Toc13836_2916029251" text:style-name="Index_20_Link" text:visited-style-name="Index_20_Link">Google Sheets<text:tab/>19</text:a></text:p>
          <text:p text:style-name="P317"><text:a xlink:type="simple" xlink:href="#__RefHeading___Toc13838_2916029251" text:style-name="Index_20_Link" text:visited-style-name="Index_20_Link">Reference Defines<text:tab/>19</text:a></text:p>
          <text:p text:style-name="P318"><text:a xlink:type="simple" xlink:href="#__RefHeading___Toc13840_2916029251" text:style-name="Index_20_Link" text:visited-style-name="Index_20_Link">CSV<text:tab/>20</text:a></text:p>
          <text:p text:style-name="P318"><text:a xlink:type="simple" xlink:href="#__RefHeading___Toc13842_2916029251" text:style-name="Index_20_Link" text:visited-style-name="Index_20_Link">Excel<text:tab/>20</text:a></text:p>
          <text:p text:style-name="P318"><text:a xlink:type="simple" xlink:href="#__RefHeading___Toc13844_2916029251" text:style-name="Index_20_Link" text:visited-style-name="Index_20_Link">Google Sheets<text:tab/>20</text:a></text:p>
          <text:p text:style-name="P316"><text:a xlink:type="simple" xlink:href="#__RefHeading___Toc7658_377347290" text:style-name="Index_20_Link" text:visited-style-name="Index_20_Link">Formats<text:tab/>20</text:a></text:p>
          <text:p text:style-name="P317"><text:a xlink:type="simple" xlink:href="#__RefHeading__1790_802051065" text:style-name="Index_20_Link" text:visited-style-name="Index_20_Link">Color String Format<text:tab/>20</text:a></text:p>
          <text:p text:style-name="P318"><text:a xlink:type="simple" xlink:href="#__RefHeading___Toc3310_350549976" text:style-name="Index_20_Link" text:visited-style-name="Index_20_Link">RGB Color Format<text:tab/>20</text:a></text:p>
          <text:p text:style-name="P318"><text:a xlink:type="simple" xlink:href="#__RefHeading___Toc3312_350549976" text:style-name="Index_20_Link" text:visited-style-name="Index_20_Link">Color Name Format<text:tab/>21</text:a></text:p>
          <text:p text:style-name="P317"><text:a xlink:type="simple" xlink:href="#__RefHeading___Toc5216_2032965949" text:style-name="Index_20_Link" text:visited-style-name="Index_20_Link">Color Matrix String Format<text:tab/>21</text:a></text:p>
          <text:p text:style-name="P317"><text:a xlink:type="simple" xlink:href="#__RefHeading___Toc4611_3708387229" text:style-name="Index_20_Link" text:visited-style-name="Index_20_Link">Gradient String Format<text:tab/>21</text:a></text:p>
          <text:p text:style-name="P317"><text:a xlink:type="simple" xlink:href="#__RefHeading__2151_2015678595" text:style-name="Index_20_Link" text:visited-style-name="Index_20_Link">Font String Format<text:tab/>22</text:a></text:p>
          <text:p text:style-name="P316"><text:a xlink:type="simple" xlink:href="#__RefHeading___Toc3326_350549976" text:style-name="Index_20_Link" text:visited-style-name="Index_20_Link">Translators<text:tab/>22</text:a></text:p>
          <text:p text:style-name="P317"><text:a xlink:type="simple" xlink:href="#__RefHeading___Toc3328_350549976" text:style-name="Index_20_Link" text:visited-style-name="Index_20_Link">Incept (Default)<text:tab/>23</text:a></text:p>
          <text:p text:style-name="P317"><text:a xlink:type="simple" xlink:href="#__RefHeading___Toc3330_350549976" text:style-name="Index_20_Link" text:visited-style-name="Index_20_Link">JavaScript<text:tab/>23</text:a></text:p>
          <text:p text:style-name="P316"><text:a xlink:type="simple" xlink:href="#__RefHeading__30631621" text:style-name="Index_20_Link" text:visited-style-name="Index_20_Link">Incept Translator Reference<text:tab/>23</text:a></text:p>
          <text:p text:style-name="P317"><text:a xlink:type="simple" xlink:href="#__RefHeading___Toc7660_377347290" text:style-name="Index_20_Link" text:visited-style-name="Index_20_Link">Empty String<text:tab/>23</text:a></text:p>
          <text:p text:style-name="P317"><text:a xlink:type="simple" xlink:href="#__RefHeading___Toc3332_350549976" text:style-name="Index_20_Link" text:visited-style-name="Index_20_Link">Functionality - All Element Types<text:tab/>23</text:a></text:p>
          <text:p text:style-name="P318"><text:a xlink:type="simple" xlink:href="#__RefHeading___Toc3334_350549976" text:style-name="Index_20_Link" text:visited-style-name="Index_20_Link">Inline Background Shapes<text:tab/>29</text:a></text:p>
          <text:p text:style-name="P319"><text:a xlink:type="simple" xlink:href="#__RefHeading___Toc3336_350549976" text:style-name="Index_20_Link" text:visited-style-name="Index_20_Link">Basic<text:tab/>29</text:a></text:p>
          <text:p text:style-name="P319"><text:a xlink:type="simple" xlink:href="#__RefHeading___Toc3338_350549976" text:style-name="Index_20_Link" text:visited-style-name="Index_20_Link">Advanced<text:tab/>29</text:a></text:p>
          <text:p text:style-name="P319"><text:a xlink:type="simple" xlink:href="#__RefHeading___Toc3944_2190213348" text:style-name="Index_20_Link" text:visited-style-name="Index_20_Link">Advanced (with opacity)<text:tab/>30</text:a></text:p>
          <text:p text:style-name="P318"><text:a xlink:type="simple" xlink:href="#__RefHeading___Toc3340_350549976" text:style-name="Index_20_Link" text:visited-style-name="Index_20_Link">Inline Background Graphic<text:tab/>30</text:a></text:p>
          <text:p text:style-name="P319"><text:a xlink:type="simple" xlink:href="#__RefHeading___Toc3342_350549976" text:style-name="Index_20_Link" text:visited-style-name="Index_20_Link">Basic<text:tab/>30</text:a></text:p>
          <text:p text:style-name="P319"><text:a xlink:type="simple" xlink:href="#__RefHeading___Toc3344_350549976" text:style-name="Index_20_Link" text:visited-style-name="Index_20_Link">Advanced<text:tab/>30</text:a></text:p>
          <text:p text:style-name="P317"><text:a xlink:type="simple" xlink:href="#__RefHeading___Toc3346_350549976" text:style-name="Index_20_Link" text:visited-style-name="Index_20_Link">Graphic Elements<text:tab/>30</text:a></text:p>
          <text:p text:style-name="P317"><text:a xlink:type="simple" xlink:href="#__RefHeading__2250_1943963514" text:style-name="Index_20_Link" text:visited-style-name="Index_20_Link">Text Elements<text:tab/>31</text:a></text:p>
          <text:p text:style-name="P317"><text:a xlink:type="simple" xlink:href="#__RefHeading__2252_1943963514" text:style-name="Index_20_Link" text:visited-style-name="Index_20_Link">Formatted Text Elements<text:tab/>31</text:a></text:p>
          <text:p text:style-name="P317"><text:a xlink:type="simple" xlink:href="#__RefHeading___Toc3225_445175734" text:style-name="Index_20_Link" text:visited-style-name="Index_20_Link">Shape Elements<text:tab/>35</text:a></text:p>
          <text:p text:style-name="P318"><text:a xlink:type="simple" xlink:href="#__RefHeading___Toc3348_350549976" text:style-name="Index_20_Link" text:visited-style-name="Index_20_Link">Additional Parameters by Shape<text:tab/>36</text:a></text:p>
          <text:p text:style-name="P318"><text:a xlink:type="simple" xlink:href="#__RefHeading___Toc3350_350549976" text:style-name="Index_20_Link" text:visited-style-name="Index_20_Link">Grid Note<text:tab/>36</text:a></text:p>
          <text:p text:style-name="P317"><text:a xlink:type="simple" xlink:href="#__RefHeading___Toc3352_350549976" text:style-name="Index_20_Link" text:visited-style-name="Index_20_Link">Order of Translation<text:tab/>36</text:a></text:p>
          <text:p text:style-name="P316"><text:a xlink:type="simple" xlink:href="#__RefHeading___Toc3354_350549976" text:style-name="Index_20_Link" text:visited-style-name="Index_20_Link">Application Settings<text:tab/>36</text:a></text:p>
          <text:p text:style-name="P317"><text:a xlink:type="simple" xlink:href="#__RefHeading___Toc3356_350549976" text:style-name="Index_20_Link" text:visited-style-name="Index_20_Link">General<text:tab/>36</text:a></text:p>
          <text:p text:style-name="P317"><text:a xlink:type="simple" xlink:href="#__RefHeading___Toc5505_1423728136" text:style-name="Index_20_Link" text:visited-style-name="Index_20_Link">WebP Export Settings<text:tab/>37</text:a></text:p>
          <text:p text:style-name="P317"><text:a xlink:type="simple" xlink:href="#__RefHeading___Toc3358_350549976" text:style-name="Index_20_Link" text:visited-style-name="Index_20_Link">PDF Export Settings<text:tab/>37</text:a></text:p>
          <text:p text:style-name="P317"><text:a xlink:type="simple" xlink:href="#__RefHeading___Toc5507_1423728136" text:style-name="Index_20_Link" text:visited-style-name="Index_20_Link">AutoSave<text:tab/>38</text:a></text:p>
          <text:p text:style-name="P317"><text:a xlink:type="simple" xlink:href="#__RefHeading___Toc5509_1423728136" text:style-name="Index_20_Link" text:visited-style-name="Index_20_Link">Graphic Settings<text:tab/>38</text:a></text:p>
          <text:p text:style-name="P317"><text:a xlink:type="simple" xlink:href="#__RefHeading___Toc5511_1423728136" text:style-name="Index_20_Link" text:visited-style-name="Index_20_Link">Formatted Text<text:tab/>38</text:a></text:p>
          <text:p text:style-name="P316"><text:a xlink:type="simple" xlink:href="#__RefHeading___Toc7662_377347290" text:style-name="Index_20_Link" text:visited-style-name="Index_20_Link">Export<text:tab/>38</text:a></text:p>
          <text:p text:style-name="P317"><text:a xlink:type="simple" xlink:href="#__RefHeading___Toc3360_350549976" text:style-name="Index_20_Link" text:visited-style-name="Index_20_Link">Exporting Layouts<text:tab/>38</text:a></text:p>
          <text:p text:style-name="P317"><text:a xlink:type="simple" xlink:href="#__RefHeading___Toc6348_3332896927" text:style-name="Index_20_Link" text:visited-style-name="Index_20_Link">Exporting Borders<text:tab/>38</text:a></text:p>
          <text:p text:style-name="P317"><text:a xlink:type="simple" xlink:href="#__RefHeading___Toc5165_2478260207" text:style-name="Index_20_Link" text:visited-style-name="Index_20_Link">Export File Name Format<text:tab/>39</text:a></text:p>
          <text:p text:style-name="P317"><text:a xlink:type="simple" xlink:href="#__RefHeading___Toc3362_350549976" text:style-name="Index_20_Link" text:visited-style-name="Index_20_Link">Layout Notes<text:tab/>39</text:a></text:p>
          <text:p text:style-name="P317"><text:a xlink:type="simple" xlink:href="#__RefHeading___Toc3690_350549976" text:style-name="Index_20_Link" text:visited-style-name="Index_20_Link">Where is the print option?<text:tab/>39</text:a></text:p>
          <text:p text:style-name="P317"><text:a xlink:type="simple" xlink:href="#__RefHeading___Toc3950_2190213348" text:style-name="Index_20_Link" text:visited-style-name="Index_20_Link">Export To File<text:tab/>39</text:a></text:p>
          <text:p text:style-name="P318"><text:a xlink:type="simple" xlink:href="#__RefHeading___Toc3952_2190213348" text:style-name="Index_20_Link" text:visited-style-name="Index_20_Link"><text:soft-page-break/>Common Command Line Arguments<text:tab/>39</text:a></text:p>
          <text:p text:style-name="P318"><text:a xlink:type="simple" xlink:href="#__RefHeading___Toc3954_2190213348" text:style-name="Index_20_Link" text:visited-style-name="Index_20_Link">PDF Command Line Arguments<text:tab/>40</text:a></text:p>
          <text:p text:style-name="P318"><text:a xlink:type="simple" xlink:href="#__RefHeading___Toc3956_2190213348" text:style-name="Index_20_Link" text:visited-style-name="Index_20_Link">Image Command Line Arguments<text:tab/>40</text:a></text:p>
          <text:p text:style-name="P318"><text:a xlink:type="simple" xlink:href="#__RefHeading___Toc3701_3606508247" text:style-name="Index_20_Link" text:visited-style-name="Index_20_Link">Examples<text:tab/>40</text:a></text:p>
          <text:p text:style-name="P316"><text:a xlink:type="simple" xlink:href="#__RefHeading___Toc7664_377347290" text:style-name="Index_20_Link" text:visited-style-name="Index_20_Link">Additional Information<text:tab/>41</text:a></text:p>
          <text:p text:style-name="P316"><text:a xlink:type="simple" xlink:href="#__RefHeading___Toc3366_350549976" text:style-name="Index_20_Link" text:visited-style-name="Index_20_Link">Layout Templates<text:tab/>41</text:a></text:p>
          <text:p text:style-name="P316"><text:a xlink:type="simple" xlink:href="#__RefHeading___Toc3946_2190213348" text:style-name="Index_20_Link" text:visited-style-name="Index_20_Link">Command Line Support<text:tab/>41</text:a></text:p>
          <text:p text:style-name="P317"><text:a xlink:type="simple" xlink:href="#__RefHeading___Toc3948_2190213348" text:style-name="Index_20_Link" text:visited-style-name="Index_20_Link">Start-up Project<text:tab/>41</text:a></text:p>
          <text:p text:style-name="P317"><text:a xlink:type="simple" xlink:href="#__RefHeading___Toc3785_3188048287" text:style-name="Index_20_Link" text:visited-style-name="Index_20_Link">Element References<text:tab/>41</text:a></text:p>
          <text:p text:style-name="P318"><text:a xlink:type="simple" xlink:href="#__RefHeading___Toc3324_350549976" text:style-name="Index_20_Link" text:visited-style-name="Index_20_Link">Google Authentication Setup<text:tab/>42</text:a></text:p>
          <text:p text:style-name="P317"><text:a xlink:type="simple" xlink:href="#__RefHeading___Toc5091_3568829764" text:style-name="Index_20_Link" text:visited-style-name="Index_20_Link">SubLayout Elements<text:tab/>42</text:a></text:p>
          <text:p text:style-name="P318"><text:a xlink:type="simple" xlink:href="#__RefHeading___Toc5093_3568829764" text:style-name="Index_20_Link" text:visited-style-name="Index_20_Link">Setting up a SubLayout Element<text:tab/>42</text:a></text:p>
          <text:p text:style-name="P318"><text:a xlink:type="simple" xlink:href="#__RefHeading___Toc5192_2129215700" text:style-name="Index_20_Link" text:visited-style-name="Index_20_Link">SubLayouts Defines and Reference Values<text:tab/>43</text:a></text:p>
          <text:p text:style-name="P318"><text:a xlink:type="simple" xlink:href="#__RefHeading___Toc5095_3568829764" text:style-name="Index_20_Link" text:visited-style-name="Index_20_Link">Accessing a Generated SubLayout Graphic<text:tab/>43</text:a></text:p>
          <text:p text:style-name="P318"><text:a xlink:type="simple" xlink:href="#__RefHeading___Toc4706_2129215700" text:style-name="Index_20_Link" text:visited-style-name="Index_20_Link">Contextual SubLayout Notes<text:tab/>44</text:a></text:p>
          <text:p text:style-name="P319"><text:a xlink:type="simple" xlink:href="#__RefHeading___Toc4708_2129215700" text:style-name="Index_20_Link" text:visited-style-name="Index_20_Link">File Export (single or entire layouts)<text:tab/>44</text:a></text:p>
          <text:p text:style-name="P319"><text:a xlink:type="simple" xlink:href="#__RefHeading___Toc4710_2129215700" text:style-name="Index_20_Link" text:visited-style-name="Index_20_Link">PDF Export<text:tab/>44</text:a></text:p>
          <text:p text:style-name="P319"><text:a xlink:type="simple" xlink:href="#__RefHeading___Toc4712_2129215700" text:style-name="Index_20_Link" text:visited-style-name="Index_20_Link">Clipboard Export<text:tab/>44</text:a></text:p>
          <text:p text:style-name="P319"><text:a xlink:type="simple" xlink:href="#__RefHeading___Toc5849_2032965949" text:style-name="Index_20_Link" text:visited-style-name="Index_20_Link">Google References<text:tab/>44</text:a></text:p>
          <text:p text:style-name="P317"><text:a xlink:type="simple" xlink:href="#__RefHeading___Toc3314_350549976" text:style-name="Index_20_Link" text:visited-style-name="Index_20_Link">Element Overrides<text:tab/>44</text:a></text:p>
          <text:p text:style-name="P318"><text:a xlink:type="simple" xlink:href="#__RefHeading___Toc3316_350549976" text:style-name="Index_20_Link" text:visited-style-name="Index_20_Link">Data Based Overrides<text:tab/>44</text:a></text:p>
          <text:p text:style-name="P318"><text:a xlink:type="simple" xlink:href="#__RefHeading___Toc3318_350549976" text:style-name="Index_20_Link" text:visited-style-name="Index_20_Link">Definition (Variable) Based Overrides (Incept Translator only at this time)<text:tab/>45</text:a></text:p>
          <text:p text:style-name="P318"><text:a xlink:type="simple" xlink:href="#__RefHeading___Toc2989_1911363559" text:style-name="Index_20_Link" text:visited-style-name="Index_20_Link">Override Fields<text:tab/>45</text:a></text:p>
          <text:p text:style-name="P318"><text:a xlink:type="simple" xlink:href="#__RefHeading___Toc3318_3505499761" text:style-name="Index_20_Link" text:visited-style-name="Index_20_Link">Definition Access To Element Fields (Incept Translator only at this time)<text:tab/>46</text:a></text:p>
          <text:p text:style-name="P316"><text:a xlink:type="simple" xlink:href="#__RefHeading___Toc3862_737891315" text:style-name="Index_20_Link" text:visited-style-name="Index_20_Link">File Formats and 3<text:span text:style-name="T122">rd</text:span> Party Handlers<text:tab/>47</text:a></text:p>
        </text:index-body>
      </text:table-of-content>
      <text:p text:style-name="P150"/>
      <text:h text:style-name="P32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P321" text:outline-level="1"><text:bookmark-start text:name="__RefHeading___Toc6369_2340566089"/>Manual Organization<text:bookmark-end text:name="__RefHeading___Toc6369_2340566089"/></text:h>
      <text:p text:style-name="P260">The manual is organized into sections based on related information. Due to the complexity of the use of the application the manual is intended more as a reference guide th<text:span text:style-name="T190">a</text:span>n <text:span text:style-name="T190">a </text:span>step-by-step manual for projects.</text:p>
      <text:h text:style-name="Heading_20_1" text:outline-level="1"><text:bookmark-start text:name="__RefHeading___Toc3252_350549976"/>User Interface <text:span text:style-name="T189">Reference</text:span><text:bookmark-end text:name="__RefHeading___Toc3252_350549976"/></text:h>
      <text:h text:style-name="Heading_20_2" text:outline-level="2"><text:bookmark-start text:name="__RefHeading___Toc3254_350549976"/>Main Window<text:bookmark-end text:name="__RefHeading___Toc3254_350549976"/></text:h>
      <text:p text:style-name="P155">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52">File Menu Item</text:p>
          </table:table-cell>
          <table:table-cell table:style-name="Table6.B1" office:value-type="string">
            <text:p text:style-name="P152">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52">Edit Menu Item</text:p>
          </table:table-cell>
          <table:table-cell table:style-name="Table27.B1" office:value-type="string">
            <text:p text:style-name="P152">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p text:style-name="P152">View Menu Item</text:p>
          </table:table-cell>
          <table:table-cell table:style-name="Table7.B1" office:value-type="string">
            <text:p text:style-name="P152">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52">Project Menu Item</text:p>
            </table:table-cell>
            <table:table-cell table:style-name="Table22.B1" office:value-type="string">
              <text:p text:style-name="P152">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9">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7">Project Settings...</text:p>
          </table:table-cell>
          <table:table-cell table:style-name="Table22.B2" office:value-type="string">
            <text:p text:style-name="P366">Allows you to configure project level settings. </text:p>
            <text:p text:style-name="P366"/>
            <text:p text:style-name="P366"><text:span text:style-name="T201">Legacy: </text:span>You can set the project-wide translator type and the default <text:span text:style-name="T200">define </text:span>reference type.The <text:span text:style-name="T74">D</text:span>efault <text:span text:style-name="T74">D</text:span>efine <text:span text:style-name="T74">R</text:span>eference <text:span text:style-name="T74">T</text:span>ype <text:span text:style-name="T74">setting </text:span>allows you to specify where to attempt to read the _defines file for the project on layouts without any references. CSV is the fallback if nothing is found in the Google spreadsheets.</text:p>
            <text:p text:style-name="P366"/>
            <text:p text:style-name="P367">Recommended: <text:span text:style-name="T180"><text:bookmark-ref text:reference-format="text" text:ref-name="__RefHeading___Toc13826_2916029251">Global Defines</text:bookmark-ref></text:span><text:span text:style-name="T180"><text:bookmark-ref text:reference-format="chapter" text:ref-name="__RefHeading___Toc3304_350549976"/></text:span><text:span text:style-name="T180"><text:s/></text:span>over default define reference.</text:p>
          </table:table-cell>
        </table:table-row>
        <table:table-row table:style-name="Table22.1">
          <table:table-cell table:style-name="Table22.A2" office:value-type="string">
            <text:p text:style-name="P65"><text:span text:style-name="T201">Global Defines</text:span>...</text:p>
          </table:table-cell>
          <table:table-cell table:style-name="Table22.B2" office:value-type="string">
            <text:p text:style-name="P65">Opens the dialog to manage <text:span text:style-name="T201">global defines</text:span>. <text:span text:style-name="T180">See </text:span><text:span text:style-name="T180"><text:bookmark-ref text:reference-format="text" text:ref-name="__RefHeading___Toc13826_2916029251">Global Defines</text:bookmark-ref></text:span><text:span text:style-name="T180"><text:bookmark-ref text:reference-format="chapter" text:ref-name="__RefHeading___Toc3304_350549976"/></text:span><text:span text:style-name="T180">.</text:span></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52">Layout Menu Item</text:p>
          </table:table-cell>
          <table:table-cell table:style-name="Table30.B1" office:value-type="string">
            <text:p text:style-name="P152">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52">Tools Menu Item</text:p>
          </table:table-cell>
          <table:table-cell table:style-name="Table23.B1" office:value-type="string">
            <text:p text:style-name="P152">Function</text:p>
          </table:table-cell>
        </table:table-row>
        <text:soft-page-break/>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52">Windows Menu Item</text:p>
          </table:table-cell>
          <table:table-cell table:style-name="Table28.B1" office:value-type="string">
            <text:p text:style-name="P152">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55">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55">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52">Menu Item</text:p>
            </table:table-cell>
            <table:table-cell table:style-name="Table24.A1" office:value-type="string">
              <text:p text:style-name="P152">Node Type</text:p>
            </table:table-cell>
            <table:table-cell table:style-name="Table24.C1" office:value-type="string">
              <text:p text:style-name="P152">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9">This can be overridden at the layout level.</text:span></text:p>
            <text:p text:style-name="P8"/>
            <text:p text:style-name="P55">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7">Same functionality as the Project &gt; Project Settings… item.</text:p>
          </table:table-cell>
        </table:table-row>
        <text:soft-page-break/>
        <table:table-row table:style-name="Table24.1">
          <table:table-cell table:style-name="Table24.A2" office:value-type="string">
            <text:p text:style-name="P65"><text:span text:style-name="T202">Global Defines</text:span>...</text:p>
          </table:table-cell>
          <table:table-cell table:style-name="Table24.A2" office:value-type="string">
            <text:p text:style-name="P65">Layouts</text:p>
          </table:table-cell>
          <table:table-cell table:style-name="Table24.C2" office:value-type="string">
            <text:p text:style-name="P65">Same functionality as the Project &gt; <text:span text:style-name="T202">Global Defines</text:span>… item.</text:p>
          </table:table-cell>
        </table:table-row>
        <table:table-row table:style-name="Table24.1">
          <table:table-cell table:style-name="Table24.A2" office:value-type="string">
            <text:p text:style-name="P65">Show Project Folder</text:p>
          </table:table-cell>
          <table:table-cell table:style-name="Table24.A2" office:value-type="string">
            <text:p text:style-name="P65">Layouts</text:p>
          </table:table-cell>
          <table:table-cell table:style-name="Table24.C2" office:value-type="string">
            <text:p text:style-name="P65">Opens the folder containing the project in the operating system’s file browser.</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52">Menu Item</text:p>
          </table:table-cell>
          <table:table-cell table:style-name="Table25.B1" office:value-type="string">
            <text:p text:style-name="P152">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6">Duplicate Layout (Custom)...</text:p>
          </table:table-cell>
          <table:table-cell table:style-name="Table25.B2" office:value-type="string">
            <text:p text:style-name="P26">Duplicates the layout based on the settings <text:span text:style-name="T109">specified.</text:span></text:p>
          </table:table-cell>
        </table:table-row>
        <table:table-row>
          <table:table-cell table:style-name="Table25.A2" office:value-type="string">
            <text:p text:style-name="P26">Resize Layout...</text:p>
          </table:table-cell>
          <table:table-cell table:style-name="Table25.B2" office:value-type="string">
            <text:p text:style-name="P114">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9">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5">Layout </text:span><text:span text:style-name="T134">Export</text:span>...</text:p>
          </table:table-cell>
          <table:table-cell table:style-name="Table25.B2" office:value-type="string">
            <text:p text:style-name="P8">Configures numerous settings for the <text:span text:style-name="T87">Layout</text:span>:</text:p>
            <text:p text:style-name="P8"/>
            <text:p text:style-name="P83">Export</text:p>
            <text:p text:style-name="P8">Naming scheme associated with the project or layout: <text:span text:style-name="T169">See </text:span><text:span text:style-name="T169"><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90">(adjusting your </text:span><text:soft-page-break/><text:span text:style-name="T90">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6">x;y;width;height</text:span><text:span text:style-name="T1"> indicating the desired cropping on export. Currently this is only supported with PDF export (not image export).</text:span></text:p>
            <text:p text:style-name="P8"/>
            <text:p text:style-name="P8"><text:span text:style-name="T174">Export Transparent Background: </text:span>Export with a transparent background instead of a white one.</text:p>
            <text:p text:style-name="P8"/>
            <text:p text:style-name="P60">Export Background Color: Sets the export background color (applies to PDFs and stitched images). Defaults to white. Stitched image color will be overridden if Export Transparent Background is checked.</text:p>
            <text:p text:style-name="P219"><text:span text:style-name="T1"/></text:p>
            <text:p text:style-name="P219"><text:span text:style-name="T1">Export Layout Border: When exporting a border will be drawn around the layout. This can be useful for cutting after </text:span><text:span text:style-name="T4">printing. “</text:span><text:span text:style-name="T8">Draw Border” must be checked for this to function.</text:span></text:p>
            <text:p text:style-name="P189"/>
            <text:p text:style-name="P31"><text:span text:style-name="T1">Export Layout Border Cross Size:</text:span><text:span text:style-name="T4"> </text:span>If greater than 0, <text:span text:style-name="T110">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52">Menu Item</text:p>
            </table:table-cell>
            <table:table-cell table:style-name="Table5.B1" office:value-type="string">
              <text:p text:style-name="P152">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text:soft-page-break/>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9">Control</text:p>
            </table:table-cell>
            <table:table-cell table:style-name="Table9.B1" office:value-type="string">
              <text:p text:style-name="P69">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9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9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92">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9">Control</text:p>
            </table:table-cell>
            <table:table-cell table:style-name="Table10.B1" office:value-type="string">
              <text:p text:style-name="P69">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92">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9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9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9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24">Access the export settings dialog (see Configure Layout <text:span text:style-name="T134">Export…</text:span>).</text:p>
          </table:table-cell>
        </table:table-row>
        <table:table-row table:style-name="Table10.1">
          <table:table-cell table:style-name="Table10.A2" office:value-type="string">
            <text:p text:style-name="P25"><text:span text:style-name="T108">Resize</text:span> (button)</text:p>
          </table:table-cell>
          <table:table-cell table:style-name="Table10.B2" office:value-type="string">
            <text:p text:style-name="P11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9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9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6">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9">Elements</text:p>
          </table:table-cell>
          <table:table-cell table:style-name="Table10.B2" office:value-type="string">
            <text:p text:style-name="P9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92"/>
            <text:p text:style-name="P9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92">Adds a new element.</text:p>
          </table:table-cell>
        </table:table-row>
        <table:table-row table:style-name="Table10.1">
          <table:table-cell table:style-name="Table10.A2" office:value-type="string">
            <text:p text:style-name="P9">Dupe</text:p>
          </table:table-cell>
          <table:table-cell table:style-name="Table10.B2" office:value-type="string">
            <text:p text:style-name="P9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9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92">Renames the selected element. </text:p>
            <text:p text:style-name="P92"><text:span text:style-name="T60">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51">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51">Scales the selected elements by the specified amounts (0 is no change). Negative values indicate the shrink the elements.</text:p>
          </table:table-cell>
        </table:table-row>
        <table:table-row table:style-name="Table10.1">
          <table:table-cell table:style-name="Table10.A2" office:value-type="string">
            <text:p text:style-name="P53">Move</text:p>
          </table:table-cell>
          <table:table-cell table:style-name="Table10.B2" office:value-type="string">
            <text:p text:style-name="P158">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51">Moves the element up or down in the list affecting draw order.</text:p>
          </table:table-cell>
        </table:table-row>
      </table:table>
      <text:p text:style-name="P155"/>
      <text:p text:style-name="P155">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57">Description</text:p>
            </table:table-cell>
            <table:table-cell table:style-name="Table16.B1" office:value-type="string">
              <text:p text:style-name="P157">Keyboard Shortcut</text:p>
            </table:table-cell>
          </table:table-row>
        </table:table-header-rows>
        <table:table-row>
          <table:table-cell table:style-name="Table16.A2" office:value-type="string">
            <text:p text:style-name="P151">Move selected element up 1 level</text:p>
          </table:table-cell>
          <table:table-cell table:style-name="Table16.B2" office:value-type="string">
            <text:p text:style-name="P151">Shift + Up</text:p>
          </table:table-cell>
        </table:table-row>
        <table:table-row>
          <table:table-cell table:style-name="Table16.A2" office:value-type="string">
            <text:p text:style-name="P151">Move selected element down 1 level</text:p>
          </table:table-cell>
          <table:table-cell table:style-name="Table16.B2" office:value-type="string">
            <text:p text:style-name="P151">Shift + Down</text:p>
          </table:table-cell>
        </table:table-row>
        <table:table-row>
          <table:table-cell table:style-name="Table16.A2" office:value-type="string">
            <text:p text:style-name="P151">Select the element 1 level up</text:p>
          </table:table-cell>
          <table:table-cell table:style-name="Table16.B2" office:value-type="string">
            <text:p text:style-name="P151">Up</text:p>
          </table:table-cell>
        </table:table-row>
        <table:table-row>
          <table:table-cell table:style-name="Table16.A2" office:value-type="string">
            <text:p text:style-name="P151">Select the element 1 level down</text:p>
          </table:table-cell>
          <table:table-cell table:style-name="Table16.B2" office:value-type="string">
            <text:p text:style-name="P15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52">Menu Item</text:p>
            </table:table-cell>
            <table:table-cell table:style-name="Table31.B1" office:value-type="string">
              <text:p text:style-name="P152">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ext:soft-page-break/>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55">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9">Control</text:p>
            </table:table-cell>
            <table:table-cell table:style-name="Table11.B1" office:value-type="string">
              <text:p text:style-name="P69">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92">The type of element.</text:p>
          </table:table-cell>
        </table:table-row>
        <table:table-row table:style-name="Table11.1">
          <table:table-cell table:style-name="Table11.A2" office:value-type="string">
            <text:p text:style-name="P9">X</text:p>
          </table:table-cell>
          <table:table-cell table:style-name="Table11.B2" office:value-type="string">
            <text:p text:style-name="P92">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9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9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9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92">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9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22">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9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8">button</text:span></text:p>
          </table:table-cell>
          <table:table-cell table:style-name="Table11.B2" office:value-type="string">
            <text:p text:style-name="P137">Contains additional controls for the element.</text:p>
          </table:table-cell>
        </table:table-row>
        <text:soft-page-break/>
        <table:table-row table:style-name="Table11.1">
          <table:table-cell table:style-name="Table11.A2" office:value-type="string">
            <text:p text:style-name="P9">Definition</text:p>
          </table:table-cell>
          <table:table-cell table:style-name="Table11.B2" office:value-type="string">
            <text:p text:style-name="P92">The text string defining the element contents. (see <text:bookmark-ref text:reference-format="chapter" text:ref-name="__RefHeading__30631621"/><text:bookmark-ref text:reference-format="text" text:ref-name="__RefHeading__30631621">Incept Translator Reference</text:bookmark-ref><text:s/>for more details)</text:p>
            <text:p text:style-name="P92"/>
            <text:p text:style-name="P92">When working with a Graphic element type the “...” button may be used to browse to and select supported graphic files.</text:p>
            <text:p text:style-name="P92"/>
            <text:p text:style-name="P9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Incept Translator Reference</text:bookmark-ref><text:s/>for more details)</text:p>
          </table:table-cell>
        </table:table-row>
      </table:table>
      <text:h text:style-name="P343"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73">Control</text:p>
            </table:table-cell>
            <table:table-cell table:style-name="Table39.B1" office:value-type="string">
              <text:p text:style-name="P73">Function</text:p>
            </table:table-cell>
          </table:table-row>
        </table:table-header-rows>
        <table:table-row table:style-name="Table39.1">
          <table:table-cell table:style-name="Table39.A2" office:value-type="string">
            <text:p text:style-name="P54">Gradient</text:p>
          </table:table-cell>
          <table:table-cell table:style-name="Table39.B2" office:value-type="string">
            <text:p text:style-name="P138">Allows a gradient to be configured. See dialog for available types.</text:p>
          </table:table-cell>
        </table:table-row>
      </table:table>
      <text:h text:style-name="P344"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9">Control</text:p>
            </table:table-cell>
            <table:table-cell table:style-name="Table12.B1" office:value-type="string">
              <text:p text:style-name="P69">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9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9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9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9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9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9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92">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9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92"/>
            <text:p text:style-name="P135">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92">Adjusts the spacing between text lines. <text:span text:style-name="T26">Note:</text:span> This can only be used with <text:span text:style-name="T60">FormattedText</text:span> elements.</text:p>
            <text:p text:style-name="P92"/>
            <text:p text:style-name="P134">When combined with Auto-Scale, Line Spacing is added to the font height as determined by the measurement of the rendered height. A negative Line Spacing value can be used to reduce this height.</text:p>
          </table:table-cell>
        </table:table-row>
        <text:soft-page-break/>
        <table:table-row table:style-name="Table12.1">
          <table:table-cell table:style-name="Table12.A2" office:value-type="string">
            <text:p text:style-name="P9">Word Spacing</text:p>
          </table:table-cell>
          <table:table-cell table:style-name="Table12.B2" office:value-type="string">
            <text:p text:style-name="P92">Adjusts the spacing between words (can be negative). <text:span text:style-name="T26">Note:</text:span> This can only be used with <text:span text:style-name="T60">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9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92">The vertical alignment of the text within the element space.</text:p>
          </table:table-cell>
        </table:table-row>
      </table:table>
      <text:p text:style-name="P155">Notes: </text:p>
      <text:list text:style-name="L4">
        <text:list-item>
          <text:p text:style-name="P372">The text will appear to be red until the font has been set once.</text:p>
        </text:list-item>
        <text:list-item>
          <text:p text:style-name="P371"><text:span text:style-name="T40">Any strings that are too large to fit in the desired element will be drawn with ellipsis to help find issues. The ellipsis will </text:span><text:span text:style-name="T41">not</text:span><text:span text:style-name="T40"> be present if Auto-Scale is used.</text:span></text:p>
        </text:list-item>
        <text:list-item>
          <text:p text:style-name="P37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9">Control</text:p>
            </table:table-cell>
            <table:table-cell table:style-name="Table21.B1" office:value-type="string">
              <text:p text:style-name="P69">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9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9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26">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1">Mask Surface</text:p>
          </table:table-cell>
          <table:table-cell table:style-name="Table21.B2" office:value-type="string">
            <text:p text:style-name="P133">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92">The horizontal alignment of the graphic within the element space.</text:p>
            <text:p text:style-name="P149">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92">The vertical alignment of the graphic within the element space.</text:p>
            <text:p text:style-name="P149">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92">This will set the size of the element to be that of the original image file.</text:p>
          </table:table-cell>
        </table:table-row>
        <text:soft-page-break/>
        <table:table-row table:style-name="Table21.1">
          <table:table-cell table:style-name="Table21.A2" office:value-type="string">
            <text:p text:style-name="P24">Tile Size</text:p>
          </table:table-cell>
          <table:table-cell table:style-name="Table21.B2" office:value-type="string">
            <text:p text:style-name="P112">This defines the size of the tile for the graphic (if you want to tile at all).</text:p>
            <text:p text:style-name="P112">The format is #x# (width x height).</text:p>
            <text:p text:style-name="P112">Example: <text:span text:style-name="T26">50x45</text:span></text:p>
            <text:p text:style-name="P112"/>
            <text:p text:style-name="P112">You can <text:span text:style-name="T95">use a variable</text:span> width or height <text:span text:style-name="T95">that will</text:span> match the aspect ratio by specifying ‘-’ as the width or height (one of the two should be specified<text:span text:style-name="T95">)</text:span></text:p>
            <text:p text:style-name="P112">Examples: </text:p>
            <text:p text:style-name="P82">-x45</text:p>
            <text:p text:style-name="P82">50x-</text:p>
            <text:p text:style-name="P112"/>
            <text:p text:style-name="P112">You can specify ‘-’ <text:span text:style-name="T96">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20">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49">Color Type</text:p>
          </table:table-cell>
          <table:table-cell table:style-name="Table21.B2" office:value-type="string">
            <text:p text:style-name="P131">How to apply the color specified to the image. </text:p>
            <text:p text:style-name="P131"/>
            <text:p text:style-name="P131">Matrix uses the Color Matrix instead of the color set on the image.</text:p>
          </table:table-cell>
        </table:table-row>
        <table:table-row table:style-name="Table21.1">
          <table:table-cell table:style-name="Table21.A2" office:value-type="string">
            <text:p text:style-name="P49">Color Matrix</text:p>
          </table:table-cell>
          <table:table-cell table:style-name="Table21.B2" office:value-type="string">
            <text:p text:style-name="P131">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9">Control</text:p>
          </table:table-cell>
          <table:table-cell table:style-name="Table14.B1" office:value-type="string">
            <text:p text:style-name="P69">Function</text:p>
          </table:table-cell>
        </table:table-row>
        <table:table-row>
          <table:table-cell table:style-name="Table14.A2" office:value-type="string">
            <text:p text:style-name="P9">Color</text:p>
          </table:table-cell>
          <table:table-cell table:style-name="Table14.B2" office:value-type="string">
            <text:p text:style-name="P92">The color to render the shape with.</text:p>
          </table:table-cell>
        </table:table-row>
      </table:table>
      <text:p text:style-name="P155">See shape information in the <text:span text:style-name="T61"><text:s/></text:span><text:span text:style-name="T61"><text:bookmark-ref text:reference-format="chapter" text:ref-name="__RefHeading__30631621"/></text:span><text:span text:style-name="T61"><text:bookmark-ref text:reference-format="text" text:ref-name="__RefHeading__30631621">Incept Translator Reference</text:bookmark-ref></text:span><text:s/>section. There is also an assistant to help define the shape. Each time you change a property value the definition of your element will automatically change to the settings indicated. </text:p>
      <text:h text:style-name="P345" text:outline-level="3"><text:bookmark-start text:name="__RefHeading___Toc3286_350549976"/>Back<text:bookmark-end text:name="__RefHeading___Toc3286_350549976"/></text:h>
      <text:p text:style-name="P221">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71">Control</text:p>
          </table:table-cell>
          <table:table-cell table:style-name="Table33.B1" office:value-type="string">
            <text:p text:style-name="P71">Function</text:p>
          </table:table-cell>
        </table:table-row>
        <table:table-row>
          <table:table-cell table:style-name="Table33.A2" office:value-type="string">
            <text:p text:style-name="P10">Color</text:p>
          </table:table-cell>
          <table:table-cell table:style-name="Table33.B2" office:value-type="string">
            <text:p text:style-name="P93">The color of the <text:span text:style-name="T91">background</text:span>.</text:p>
          </table:table-cell>
        </table:table-row>
        <table:table-row>
          <table:table-cell table:style-name="Table33.A2" office:value-type="string">
            <text:p text:style-name="P23">X</text:p>
          </table:table-cell>
          <table:table-cell table:style-name="Table33.B2" office:value-type="string">
            <text:p text:style-name="P111">Clears the background color completely (none is drawn)</text:p>
          </table:table-cell>
        </table:table-row>
      </table:table>
      <text:h text:style-name="P34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9">Control</text:p>
          </table:table-cell>
          <table:table-cell table:style-name="Table13.B1" office:value-type="string">
            <text:p text:style-name="P69">Function</text:p>
          </table:table-cell>
        </table:table-row>
        <table:table-row>
          <table:table-cell table:style-name="Table13.A2" office:value-type="string">
            <text:p text:style-name="P9">Color</text:p>
          </table:table-cell>
          <table:table-cell table:style-name="Table13.B2" office:value-type="string">
            <text:p text:style-name="P92">The color of the element border.</text:p>
          </table:table-cell>
        </table:table-row>
        <table:table-row>
          <table:table-cell table:style-name="Table13.A2" office:value-type="string">
            <text:p text:style-name="P9">Thickness</text:p>
          </table:table-cell>
          <table:table-cell table:style-name="Table13.B2" office:value-type="string">
            <text:p text:style-name="P92">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9">Control</text:p>
          </table:table-cell>
          <table:table-cell table:style-name="Table18.B1" office:value-type="string">
            <text:p text:style-name="P69">Function</text:p>
          </table:table-cell>
        </table:table-row>
        <table:table-row>
          <table:table-cell table:style-name="Table18.A2" office:value-type="string">
            <text:p text:style-name="P9">Color</text:p>
          </table:table-cell>
          <table:table-cell table:style-name="Table18.B2" office:value-type="string">
            <text:p text:style-name="P92">The color of the outline border.</text:p>
          </table:table-cell>
        </table:table-row>
        <table:table-row>
          <table:table-cell table:style-name="Table18.A2" office:value-type="string">
            <text:p text:style-name="P9">Thickness</text:p>
          </table:table-cell>
          <table:table-cell table:style-name="Table18.B2" office:value-type="string">
            <text:p text:style-name="P9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55">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55">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55">Note: The green border on selected items will not appear if you have disabled the <text:span text:style-name="T26">Draw Element Borders</text:span> option.</text:p>
      <text:p text:style-name="P155">You can use the right mouse button to select the element under the cursor. If more than one item is under the cursor a context menu will display a list to select from.</text:p>
      <text:p text:style-name="P154">You can press and hold the middle mouse button to pan around the layout. This is useful if zoomed in or any time the scroll bars are visible.</text:p>
      <text:p text:style-name="P155">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56">Description</text:p>
            </table:table-cell>
            <table:table-cell table:style-name="Table17.B1" office:value-type="string">
              <text:p text:style-name="P156">Keyboard Shortcut</text:p>
            </table:table-cell>
          </table:table-row>
        </table:table-header-rows>
        <table:table-row table:style-name="Table17.1">
          <table:table-cell table:style-name="Table17.A2" office:value-type="string">
            <text:p text:style-name="P151">Move selected element up 1 level</text:p>
          </table:table-cell>
          <table:table-cell table:style-name="Table17.B2" office:value-type="string">
            <text:p text:style-name="P151">Shift + Up</text:p>
          </table:table-cell>
        </table:table-row>
        <table:table-row table:style-name="Table17.1">
          <table:table-cell table:style-name="Table17.A2" office:value-type="string">
            <text:p text:style-name="P151">Move selected element down 1 level</text:p>
          </table:table-cell>
          <table:table-cell table:style-name="Table17.B2" office:value-type="string">
            <text:p text:style-name="P151">Shift + Down</text:p>
          </table:table-cell>
        </table:table-row>
        <table:table-row table:style-name="Table17.1">
          <table:table-cell table:style-name="Table17.A2" office:value-type="string">
            <text:p text:style-name="P151">Select the element 1 level up</text:p>
          </table:table-cell>
          <table:table-cell table:style-name="Table17.B2" office:value-type="string">
            <text:p text:style-name="P151">Control + Up</text:p>
          </table:table-cell>
        </table:table-row>
        <table:table-row table:style-name="Table17.1">
          <table:table-cell table:style-name="Table17.A2" office:value-type="string">
            <text:p text:style-name="P151">Select the element 1 level down</text:p>
          </table:table-cell>
          <table:table-cell table:style-name="Table17.B2" office:value-type="string">
            <text:p text:style-name="P151">Control + Down</text:p>
          </table:table-cell>
        </table:table-row>
        <table:table-row table:style-name="Table17.1">
          <table:table-cell table:style-name="Table17.A2" office:value-type="string">
            <text:p text:style-name="P151">Move selected elements up/down 1 pixel</text:p>
          </table:table-cell>
          <table:table-cell table:style-name="Table17.B2" office:value-type="string">
            <text:p text:style-name="P151">Up / Down</text:p>
          </table:table-cell>
        </table:table-row>
        <table:table-row table:style-name="Table17.1">
          <table:table-cell table:style-name="Table17.A2" office:value-type="string">
            <text:p text:style-name="P151">Move selected elements left/right 1 pixel</text:p>
          </table:table-cell>
          <table:table-cell table:style-name="Table17.B2" office:value-type="string">
            <text:p text:style-name="P151">Left / Right</text:p>
          </table:table-cell>
        </table:table-row>
        <table:table-row table:style-name="Table17.1">
          <table:table-cell table:style-name="Table17.A2" office:value-type="string">
            <text:p text:style-name="P151">Lock to axis</text:p>
          </table:table-cell>
          <table:table-cell table:style-name="Table17.B2" office:value-type="string">
            <text:p text:style-name="P151">Shift (and move the mouse along the desired axis to lock to)</text:p>
          </table:table-cell>
        </table:table-row>
        <table:table-row table:style-name="Table17.1">
          <table:table-cell table:style-name="Table17.A2" office:value-type="string">
            <text:p text:style-name="P151">Zoom In / Out</text:p>
          </table:table-cell>
          <table:table-cell table:style-name="Table17.B2" office:value-type="string">
            <text:p text:style-name="P151">Ctrl + +/- (+ zooms in, - zooms out)</text:p>
          </table:table-cell>
        </table:table-row>
        <table:table-row table:style-name="Table17.1">
          <table:table-cell table:style-name="Table17.A2" office:value-type="string">
            <text:p text:style-name="P151">Toggle Mode – switch between resize-and-move(normal) and move-only</text:p>
          </table:table-cell>
          <table:table-cell table:style-name="Table17.B2" office:value-type="string">
            <text:p text:style-name="P151">m</text:p>
          </table:table-cell>
        </table:table-row>
        <table:table-row table:style-name="Table17.1">
          <table:table-cell table:style-name="Table17.A2" office:value-type="string">
            <text:p text:style-name="P153">Toggle Mode – switch between move(normal) and rotate-only</text:p>
          </table:table-cell>
          <table:table-cell table:style-name="Table17.B2" office:value-type="string">
            <text:p text:style-name="P153">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72">Control</text:p>
          </table:table-cell>
          <table:table-cell table:style-name="Table34.B1" office:value-type="string">
            <text:p text:style-name="P72">Function</text:p>
          </table:table-cell>
        </table:table-row>
        <table:table-row>
          <table:table-cell table:style-name="Table34.A2" office:value-type="string">
            <text:p text:style-name="P22">Fit</text:p>
          </table:table-cell>
          <table:table-cell table:style-name="Table34.B2" office:value-type="string">
            <text:p text:style-name="P110">Sets the zoom value so the canvas is filled with the layout (width or height)</text:p>
          </table:table-cell>
        </table:table-row>
        <table:table-row>
          <table:table-cell table:style-name="Table34.A2" office:value-type="string">
            <text:p text:style-name="P22">Fit Horizontal</text:p>
          </table:table-cell>
          <table:table-cell table:style-name="Table34.B2" office:value-type="string">
            <text:p text:style-name="P110">Sets the zoom value so the canvas view is filled with the layout (width wise)</text:p>
          </table:table-cell>
        </table:table-row>
      </table:table>
      <text:p text:style-name="P22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9">Control</text:p>
          </table:table-cell>
          <table:table-cell table:style-name="Table32.B1" office:value-type="string">
            <text:p text:style-name="P69">Function</text:p>
          </table:table-cell>
        </table:table-row>
        <table:table-row>
          <table:table-cell table:style-name="Table32.A2" office:value-type="string">
            <text:p text:style-name="P9">Center Elements Horizontally</text:p>
          </table:table-cell>
          <table:table-cell table:style-name="Table32.B2" office:value-type="string">
            <text:p text:style-name="P92">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92">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92">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92">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9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20">You can configure dividers to help layout elements by dividing the card. These lines can be toggled off and on <text:span text:style-name="T85">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55">Context Menu</text:p>
      <table:table table:name="Table15" table:style-name="Table15">
        <table:table-column table:style-name="Table15.A"/>
        <table:table-column table:style-name="Table15.B"/>
        <table:table-row>
          <table:table-cell table:style-name="Table15.A1" office:value-type="string">
            <text:p text:style-name="P69">Control</text:p>
          </table:table-cell>
          <table:table-cell table:style-name="Table15.B1" office:value-type="string">
            <text:p text:style-name="P69">Function</text:p>
          </table:table-cell>
        </table:table-row>
        <table:table-row>
          <table:table-cell table:style-name="Table15.A2" office:value-type="string">
            <text:p text:style-name="P9">Copy Line to Clipboard</text:p>
          </table:table-cell>
          <table:table-cell table:style-name="Table15.B2" office:value-type="string">
            <text:p text:style-name="P92">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92">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322" text:outline-level="1"><text:bookmark-start text:name="__RefHeading___Toc7656_377347290"/>Data References<text:bookmark-end text:name="__RefHeading___Toc7656_377347290"/></text:h>
      <text:p text:style-name="P306">Data references are sets of information for use when rendering the card through spreadsheets (CSV, Excel, or Google Sheets).</text:p>
      <text:p text:style-name="P315">If using the Incept translator (default) reference values are accessed via <text:span text:style-name="T26">@[columnName]</text:span></text:p>
      <text:h text:style-name="Heading_20_2" text:outline-level="2"><text:bookmark-start text:name="__RefHeading___Toc13820_2916029251"/>General Reference Content Rules<text:bookmark-end text:name="__RefHeading___Toc13820_2916029251"/></text:h>
      <text:list text:style-name="L5">
        <text:list-item>
          <text:p text:style-name="P374">The first row must contain the column names. The columns may be named with spaces but should not use the [ or ] characters (or anything else that might confuse the parser when trying to translate references).</text:p>
        </text:list-item>
        <text:list-item>
          <text:p text:style-name="P374">The first column may be named anything, but the contents should always be the card count of the given row. (an empty entry assumes 1 instance of the given row)</text:p>
        </text:list-item>
        <text:list-item>
          <text:p text:style-name="P375">Newlines within a value are supported but not recommended!</text:p>
        </text:list-item>
      </text:list>
      <text:h text:style-name="P328" text:outline-level="2"><text:bookmark-start text:name="__RefHeading___Toc3304_350549976"/>CSV Reference <text:span text:style-name="T192">Content Rules</text:span><text:bookmark-end text:name="__RefHeading___Toc3304_350549976"/></text:h>
      <text:list text:style-name="L6">
        <text:list-item>
          <text:p text:style-name="P376">The separator character must be a comma. Some editors may switch this on you!</text:p>
        </text:list-item>
        <text:list-item>
          <text:p text:style-name="P377"><text:span text:style-name="T4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40"><text:bookmark-ref text:reference-format="text" text:ref-name="__RefHeading__2250_1943963514">Text Elements</text:bookmark-ref></text:span><text:span text:style-name="T40"><text:s/>section.</text:span></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75">Function</text:p>
            </table:table-cell>
            <table:table-cell table:style-name="Table8.B1" office:value-type="string">
              <text:p text:style-name="P75">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9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96">You can specify the allowed layout for a card by name. Any row without a matching layout name with the current layout will not be included in the list of cards. Name the column <text:span text:style-name="T26">allowed_layout</text:span> in your CSV file and specify the desired layout for every card. <text:span text:style-name="T123">This also supports specifying multiple layouts using a ‘;’ separator. Example: </text:span><text:span text:style-name="T31">item;name;description</text:span></text:p>
            <text:p text:style-name="P143"><text:span text:style-name="T123">Y</text:span>ou can also specify * to indicate the row should always be visible.</text:p>
          </table:table-cell>
        </table:table-row>
        <table:table-row table:style-name="Table8.1">
          <table:table-cell table:style-name="Table8.A2" office:value-type="string">
            <text:p text:style-name="P68">Dynamically setting the Card Count</text:p>
          </table:table-cell>
          <table:table-cell table:style-name="Table8.B2" office:value-type="string">
            <text:p text:style-name="P144">You can set the card count using define values via the translation <text:span text:style-name="T26">@[define_value]</text:span>. In the case of an invalid translation the default count will be 0. <text:span text:style-name="T194">See more about defines in the next section.</text:span></text:p>
          </table:table-cell>
        </table:table-row>
      </table:table>
      <text:h text:style-name="P324" text:outline-level="1"><text:bookmark-start text:name="__RefHeading___Toc13822_2916029251"/><text:soft-page-break/>Defines<text:bookmark-end text:name="__RefHeading___Toc13822_2916029251"/></text:h>
      <text:p text:style-name="P306">Defines are static values available at the layout <text:span text:style-name="T192">level (reference associated) </text:span>or project wide. Defines can be provided a number of ways and support all the same source types as Data References <text:span text:style-name="T193">(CSV, Excel, and Google Sheets)</text:span>.</text:p>
      <text:p text:style-name="P315">If using the Incept translator (default) <text:span text:style-name="T195">define</text:span> values are accessed via <text:span text:style-name="T26">@[defineName]</text:span></text:p>
      <text:p text:style-name="P313">The first row is <text:span text:style-name="T179">used to name the values of each define</text:span>. <text:span text:style-name="T179">Rows after the first are used to construct lookup names.</text:span></text:p>
      <text:p text:style-name="P211">Example &amp; Accessing Define Values</text:p>
      <table:table table:name="Table41" table:style-name="Table41">
        <table:table-column table:style-name="Table41.A"/>
        <table:table-column table:style-name="Table41.B"/>
        <table:table-column table:style-name="Table41.C" table:number-columns-repeated="2"/>
        <table:table-header-rows>
          <table:table-row>
            <table:table-cell table:style-name="Table41.A1" office:value-type="string">
              <text:p text:style-name="P304">Define</text:p>
            </table:table-cell>
            <table:table-cell table:style-name="Table41.A1" office:value-type="string">
              <text:p text:style-name="P304">Value</text:p>
            </table:table-cell>
            <table:table-cell table:style-name="Table41.A1" office:value-type="string">
              <text:p text:style-name="P301">Font</text:p>
            </table:table-cell>
            <table:table-cell table:style-name="Table41.D1" office:value-type="string">
              <text:p text:style-name="P301">Image</text:p>
            </table:table-cell>
          </table:table-row>
        </table:table-header-rows>
        <table:table-row>
          <table:table-cell table:style-name="Table41.A2" office:value-type="string">
            <text:p text:style-name="P303">coin</text:p>
          </table:table-cell>
          <table:table-cell table:style-name="Table41.A2" office:value-type="string">
            <text:p text:style-name="P303">Awesome Token</text:p>
          </table:table-cell>
          <table:table-cell table:style-name="Table41.A2" office:value-type="string">
            <text:p text:style-name="P300">Arial</text:p>
          </table:table-cell>
          <table:table-cell table:style-name="Table41.D2" office:value-type="string">
            <text:p text:style-name="P300">coin.png</text:p>
          </table:table-cell>
        </table:table-row>
        <table:table-row>
          <table:table-cell table:style-name="Table41.A2" office:value-type="string">
            <text:p text:style-name="P303">roll_hint</text:p>
          </table:table-cell>
          <table:table-cell table:style-name="Table41.A2" office:value-type="string">
            <text:p text:style-name="P303">You must roll 1D6 to determine the outcome.</text:p>
          </table:table-cell>
          <table:table-cell table:style-name="Table41.A2" office:value-type="string">
            <text:p text:style-name="P300">Candara</text:p>
          </table:table-cell>
          <table:table-cell table:style-name="Table41.D2" office:value-type="string">
            <text:p text:style-name="P300">hint.png</text:p>
          </table:table-cell>
        </table:table-row>
        <table:table-row>
          <table:table-cell table:style-name="Table41.A2" office:value-type="string">
            <text:p text:style-name="P303">game_title</text:p>
          </table:table-cell>
          <table:table-cell table:style-name="Table41.A2" office:value-type="string">
            <text:p text:style-name="P303">Space Adventure 2048</text:p>
          </table:table-cell>
          <table:table-cell table:style-name="Table41.A2" office:value-type="string">
            <text:p text:style-name="P300">Arial</text:p>
          </table:table-cell>
          <table:table-cell table:style-name="Table41.D2" office:value-type="string">
            <text:p text:style-name="P300">title.png</text:p>
          </table:table-cell>
        </table:table-row>
        <table:table-row>
          <table:table-cell table:style-name="Table41.A2" office:value-type="string">
            <text:p text:style-name="P303">nested_coin</text:p>
          </table:table-cell>
          <table:table-cell table:style-name="Table41.A2" office:value-type="string">
            <text:p text:style-name="P303">(@[coin])</text:p>
          </table:table-cell>
          <table:table-cell table:style-name="Table41.A2" office:value-type="string">
            <text:p text:style-name="P300">Arial</text:p>
          </table:table-cell>
          <table:table-cell table:style-name="Table41.D2" office:value-type="string">
            <text:p text:style-name="P300">nested_coin.png</text:p>
          </table:table-cell>
        </table:table-row>
      </table:table>
      <text:p text:style-name="P203"/>
      <text:p text:style-name="P302">Accessing the defines:</text:p>
      <text:list xml:id="list4282714320" text:style-name="L7">
        <text:list-item>
          <text:p text:style-name="P378">Defines can reference any of the <text:span text:style-name="T181">values in the </text:span>columns as follows: <text:span text:style-name="T26">define.columnName</text:span><text:span text:style-name="T1"> (examples below).</text:span></text:p>
          <text:list>
            <text:list-item>
              <text:p text:style-name="P379"><text:span text:style-name="T194">@[</text:span>coin.value<text:span text:style-name="T194">]</text:span></text:p>
            </text:list-item>
            <text:list-item>
              <text:p text:style-name="P380"><text:span text:style-name="T194">@[</text:span>coin.font<text:span text:style-name="T194">]</text:span></text:p>
            </text:list-item>
            <text:list-item>
              <text:p text:style-name="P380"><text:span text:style-name="T194">@[</text:span>coin.image<text:span text:style-name="T194">]</text:span></text:p>
            </text:list-item>
          </text:list>
        </text:list-item>
        <text:list-item>
          <text:p text:style-name="P378"><text:span text:style-name="T1">Referencing the </text:span><text:span text:style-name="T26">coin</text:span><text:span text:style-name="T1"> define </text:span><text:span text:style-name="T23">directly</text:span><text:span text:style-name="T1"> (</text:span><text:span text:style-name="T20">example</text:span><text:span text:style-name="T1">: </text:span><text:span text:style-name="T26">@[coin]</text:span><text:span text:style-name="T1">) will always return the </text:span><text:span text:style-name="T26">Value</text:span><text:span text:style-name="T1"> </text:span><text:span text:style-name="T21">column (second column) entry </text:span><text:span text:style-name="T1">from the row. </text:span><text:span text:style-name="T22">This is to maintain b</text:span><text:span text:style-name="T1">ackward compatibility with original define functionality.</text:span></text:p>
        </text:list-item>
      </text:list>
      <text:h text:style-name="P329" text:outline-level="2"><text:bookmark-start text:name="__RefHeading___Toc13824_2916029251"/><text:span text:style-name="T197">Project Level</text:span> Defines<text:bookmark-end text:name="__RefHeading___Toc13824_2916029251"/></text:h>
      <text:p text:style-name="P395">Defines can be made available across the entire project via the following approaches.</text:p>
      <text:h text:style-name="P347" text:outline-level="3"><text:bookmark-start text:name="__RefHeading___Toc13826_2916029251"/><text:span text:style-name="T197">Global </text:span>Define<text:span text:style-name="T197">s</text:span><text:bookmark-end text:name="__RefHeading___Toc13826_2916029251"/></text:h>
      <text:p text:style-name="P314"><text:span text:style-name="T197">Global Defines</text:span> are managed at the project level. Multiple can be specified and can be further organized via the use of a prefix.</text:p>
      <text:h text:style-name="Heading_20_4" text:outline-level="4"><text:bookmark-start text:name="__RefHeading___Toc13828_2916029251"/>Prefix<text:bookmark-end text:name="__RefHeading___Toc13828_2916029251"/></text:h>
      <text:list text:continue-numbering="true" text:style-name="L7">
        <text:list-item>
          <text:p text:style-name="P381">The prefix is optional. If not specified (empty) the given <text:span text:style-name="T203">Global Define</text:span> will load defines as normal. </text:p>
        </text:list-item>
        <text:list-item>
          <text:p text:style-name="P382"><text:soft-page-break/>The prefix will be <text:span text:style-name="T191">prepended</text:span> to all defines loaded in the reference. This is a way to further organize the defines into logical groupings. </text:p>
          <text:list>
            <text:list-item>
              <text:p text:style-name="P382">Example given the prefix “items” and the table above.</text:p>
              <text:list>
                <text:list-item>
                  <text:p text:style-name="P383"><text:span text:style-name="T194">@[</text:span>items.coin.value<text:span text:style-name="T194">]</text:span></text:p>
                </text:list-item>
                <text:list-item>
                  <text:p text:style-name="P383"><text:span text:style-name="T194">@[</text:span>items.coin.font<text:span text:style-name="T194">]</text:span></text:p>
                </text:list-item>
                <text:list-item>
                  <text:p text:style-name="P383"><text:span text:style-name="T194">@[</text:span>items.coin.image<text:span text:style-name="T194">]</text:span></text:p>
                </text:list-item>
              </text:list>
            </text:list-item>
          </text:list>
        </text:list-item>
      </text:list>
      <text:p text:style-name="P205">JavaScript Note</text:p>
      <text:p text:style-name="P305">If the translator is set to JavaScript the column values are accessed differently due to language collision: <text:span text:style-name="T26">define__columnName</text:span> (double underscore as separator).</text:p>
      <text:h text:style-name="P347" text:outline-level="3"><text:bookmark-start text:name="__RefHeading___Toc13830_2916029251"/>(Legacy) Project Wide Defines<text:bookmark-end text:name="__RefHeading___Toc13830_2916029251"/></text:h>
      <text:p text:style-name="P307">The original implementation required setting the project wide defines in the project settings and required the sheet/<text:span text:style-name="T198">file</text:span> naming to follow a specific pattern. This functionality is maintained for backwards compatibility. <text:span text:style-name="T199">Global</text:span> <text:span text:style-name="T199">Defines</text:span> <text:span text:style-name="T196">are</text:span> much easier to use and is recommended. </text:p>
      <text:h text:style-name="Heading_20_4" text:outline-level="4"><text:bookmark-start text:name="__RefHeading___Toc13832_2916029251"/>CSV<text:bookmark-end text:name="__RefHeading___Toc13832_2916029251"/></text:h>
      <text:p text:style-name="P313"><text:span text:style-name="T1">Project Wide Defines: [project file name without extension]</text:span><text:span text:style-name="T26">_defines.csv</text:span></text:p>
      <text:h text:style-name="Heading_20_4" text:outline-level="4"><text:bookmark-start text:name="__RefHeading___Toc13834_2916029251"/>Excel<text:bookmark-end text:name="__RefHeading___Toc13834_2916029251"/></text:h>
      <text:p text:style-name="P309">File: <text:span text:style-name="T26">[Project Name]_defines.xslx</text:span></text:p>
      <text:p text:style-name="P309">Sheet Name: <text:span text:style-name="T26">defines</text:span></text:p>
      <text:p text:style-name="P311">Example</text:p>
      <text:p text:style-name="P204">Project: ExcelSample.cmp</text:p>
      <text:p text:style-name="P204">Defines File: ExcelSample_defines.xlsx (with a sheet named defines) in the same folder</text:p>
      <text:h text:style-name="Heading_20_4" text:outline-level="4"><text:bookmark-start text:name="__RefHeading___Toc13836_2916029251"/>Google Sheets<text:bookmark-end text:name="__RefHeading___Toc13836_2916029251"/></text:h>
      <text:p text:style-name="P309"><text:span text:style-name="T132">Google Spreadsheet Name</text:span>: <text:span text:style-name="T26">[Project Name </text:span><text:span text:style-name="T35">without extension</text:span><text:span text:style-name="T26">]</text:span><text:span text:style-name="T1"> </text:span><text:span text:style-name="T7">(this is case sensitive)</text:span></text:p>
      <text:p text:style-name="P309">Sheet Name: <text:span text:style-name="T26">defines</text:span></text:p>
      <text:p text:style-name="P313"><text:span text:style-name="T72">Alternative / Override:</text:span><text:span text:style-name="T24"> If you don’t want to name your Spreadsheet as described above you can change the </text:span><text:span text:style-name="T25">s</text:span><text:span text:style-name="T24">preadsheet to look for the </text:span><text:span text:style-name="T27">defines</text:span><text:span text:style-name="T24"> sheet in under the </text:span><text:span text:style-name="T25">Project</text:span><text:span text:style-name="T24"> &gt; Project Settings… menu item. Specify the desired sheet in </text:span><text:span text:style-name="T27">Google Project define spreadsheet override</text:span><text:span text:style-name="T24"> (case sensitive). You can enter the name manually or use the “...” button to navigate.</text:span></text:p>
      <text:h text:style-name="P329" text:outline-level="2"><text:bookmark-start text:name="__RefHeading___Toc13838_2916029251"/>Reference Defines<text:bookmark-end text:name="__RefHeading___Toc13838_2916029251"/></text:h>
      <text:p text:style-name="P307">Reference defines are specifically associated with the reference file associated with a layout. <text:span text:style-name="T196">This can be useful if multiple references might be used with a given layout, each requiring their own unique defines.</text:span></text:p>
      <text:h text:style-name="Heading_20_3" text:outline-level="3"><text:bookmark-start text:name="__RefHeading___Toc13840_2916029251"/><text:soft-page-break/>CSV<text:bookmark-end text:name="__RefHeading___Toc13840_2916029251"/></text:h>
      <text:p text:style-name="P313">The define file should be named the same as the main reference file with <text:span text:style-name="T26">_defines</text:span><text:span text:style-name="T1"> appended to the name and should reside in the same folder as the reference file. </text:span></text:p>
      <text:p text:style-name="P312">Example</text:p>
      <text:p text:style-name="P313"><text:span text:style-name="T1">Reference file: </text:span><text:span text:style-name="T26">items.csv</text:span></text:p>
      <text:p text:style-name="P313"><text:span text:style-name="T1">Define file: </text:span><text:span text:style-name="T26">items_defines.csv</text:span></text:p>
      <text:h text:style-name="Heading_20_3" text:outline-level="3"><text:bookmark-start text:name="__RefHeading___Toc13842_2916029251"/>Excel<text:bookmark-end text:name="__RefHeading___Toc13842_2916029251"/></text:h>
      <text:p text:style-name="P309">Reference defines are created in sheets within the same xslx file.</text:p>
      <text:p text:style-name="P313"><text:span text:style-name="T131">Sheet Name: </text:span><text:span text:style-name="T34">[reference sheet name]_defines</text:span></text:p>
      <text:p text:style-name="P311">Example</text:p>
      <text:p text:style-name="P313"><text:span text:style-name="T1">Main sheet: </text:span><text:span text:style-name="T26">items</text:span></text:p>
      <text:p text:style-name="P313"><text:span text:style-name="T1">Defines sheet:</text:span><text:span text:style-name="T26"> items_defines</text:span></text:p>
      <text:h text:style-name="Heading_20_3" text:outline-level="3"><text:bookmark-start text:name="__RefHeading___Toc13844_2916029251"/>Google Sheets<text:bookmark-end text:name="__RefHeading___Toc13844_2916029251"/></text:h>
      <text:p text:style-name="P308">Reference defines are created in <text:span text:style-name="T133">a </text:span>sheet within the same <text:span text:style-name="T132">Google Spreadsheet </text:span><text:span text:style-name="T133">as the data</text:span>.</text:p>
      <text:p text:style-name="P299"><text:span text:style-name="T131">Sheet Name: </text:span><text:span text:style-name="T34">[reference sheet name]_defines</text:span></text:p>
      <text:p text:style-name="P310">Example</text:p>
      <text:p text:style-name="P299"><text:span text:style-name="T1">Main sheet: </text:span><text:span text:style-name="T26">items</text:span></text:p>
      <text:p text:style-name="P299"><text:span text:style-name="T1">Defines sheet:</text:span><text:span text:style-name="T26"> items_defines</text:span></text:p>
      <text:h text:style-name="P322" text:outline-level="1"><text:bookmark-start text:name="__RefHeading___Toc7658_377347290"/>Formats<text:bookmark-end text:name="__RefHeading___Toc7658_377347290"/></text:h>
      <text:h text:style-name="P328" text:outline-level="2"><text:bookmark-start text:name="__RefHeading__1790_802051065"/>Color String Format<text:bookmark-end text:name="__RefHeading__1790_802051065"/></text:h>
      <text:h text:style-name="P348" text:outline-level="3"><text:bookmark-start text:name="__RefHeading___Toc3310_350549976"/>RGB Color Format<text:bookmark-end text:name="__RefHeading___Toc3310_350549976"/></text:h>
      <text:p text:style-name="P168">Colors are formatted into strings as follows:</text:p>
      <text:p text:style-name="P169"/>
      <text:p text:style-name="P170">RRRGGGBBB or RRRGGGBBBAAA</text:p>
      <text:p text:style-name="P169"/>
      <text:p text:style-name="P169">Each block is a 3 digit representation of the color value for the given color. (R – Red; G – Green; B – Blue; A - Alpha)</text:p>
      <text:p text:style-name="P169"/>
      <text:p text:style-name="P169">Example: 012123167</text:p>
      <text:p text:style-name="P169"/>
      <text:p text:style-name="P169">You can also specify a color using hexadecimal values:</text:p>
      <text:p text:style-name="P169">RRGGBB or RRGGBBAA</text:p>
      <text:p text:style-name="P169"><text:soft-page-break/></text:p>
      <text:p text:style-name="P169">Example: 882859</text:p>
      <text:p text:style-name="P169"/>
      <text:p text:style-name="P169">Be sure to include any leading zeroes. The type of color value you specify (hex vs. decimal) is based solely on string length: 6/8(hex)</text:p>
      <text:p text:style-name="P169"/>
      <text:p text:style-name="P169">Some editors may remove the leading zeroes. If you are specifying the color as hex you can insert <text:span text:style-name="T26">0x </text:span><text:span text:style-name="T1">at the beginning of the string (ie. 0X882859). </text:span><text:span text:style-name="T26">I highly recommend doing so.</text:span></text:p>
      <text:p text:style-name="P172"/>
      <text:h text:style-name="P348" text:outline-level="3"><text:bookmark-start text:name="__RefHeading___Toc3312_350549976"/>Color Name Format<text:bookmark-end text:name="__RefHeading___Toc3312_350549976"/></text:h>
      <text:p text:style-name="P257">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30" text:outline-level="2"><text:bookmark-start text:name="__RefHeading___Toc5216_2032965949"/>Color Matrix String Format<text:bookmark-end text:name="__RefHeading___Toc5216_2032965949"/></text:h>
      <text:p text:style-name="P200">The color matrix is a 5x5 matrix of float values.</text:p>
      <text:p text:style-name="P200">See: <text:a xlink:type="simple" xlink:href="https://learn.microsoft.com/en-us/dotnet/api/system.drawing.imaging.colormatrix" text:style-name="Internet_20_link" text:visited-style-name="Visited_20_Internet_20_Link">https://learn.microsoft.com/en-us/dotnet/api/system.drawing.imaging.colormatrix</text:a> </text:p>
      <text:p text:style-name="P200">This is represented as a set of 25 values in a single string separated by “;” characters.</text:p>
      <text:h text:style-name="P331" text:outline-level="2"><text:bookmark-start text:name="__RefHeading___Toc4611_3708387229"/>Gradient String Format<text:bookmark-end text:name="__RefHeading___Toc4611_3708387229"/></text:h>
      <text:p text:style-name="P207">This functionality is experimental and will very likely change!</text:p>
      <text:p text:style-name="P199">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71">Gradient Style</text:p>
            </table:table-cell>
            <table:table-cell table:style-name="GradientStyles.B1" office:value-type="string">
              <text:p text:style-name="P271">Usage</text:p>
            </table:table-cell>
          </table:table-row>
        </table:table-header-rows>
        <table:table-row>
          <table:table-cell table:style-name="GradientStyles.A2" office:value-type="string">
            <text:p text:style-name="P270">Left To Right</text:p>
          </table:table-cell>
          <table:table-cell table:style-name="GradientStyles.B2" office:value-type="string">
            <text:p text:style-name="P272">Format: lefttoright;[angle];[color]</text:p>
            <text:p text:style-name="P272"/>
            <text:p text:style-name="P256"><text:span text:style-name="T148">Example: </text:span>lefttoright;0;0xff00ff</text:p>
            <text:p text:style-name="P256"/>
            <text:p text:style-name="P272">angle: -90 to 90 value for indicating the direction of the gradient from the left side (negative values start from the upper left, positive values start from the lower left)</text:p>
            <text:p text:style-name="P272"/>
            <text:p text:style-name="P272">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70">Points</text:p>
          </table:table-cell>
          <table:table-cell table:style-name="GradientStyles.B2" office:value-type="string">
            <text:p text:style-name="P272">Format: points;[color];[start point x];[start point y];[end point x];[end point y]</text:p>
            <text:p text:style-name="P272"/>
            <text:p text:style-name="P256"><text:span text:style-name="T148">Example: </text:span>points;0xff0000;0;0;&amp;[width];&amp;[height]</text:p>
            <text:p text:style-name="P256"/>
            <text:p text:style-name="P272">Note: The above example uses the element width and height as the end point.</text:p>
            <text:p text:style-name="P272"/>
            <text:p text:style-name="P272"><text:soft-page-break/>color: This is the “destination” color. The initial color is the font color. <text:s/><text:bookmark-ref text:reference-format="text" text:ref-name="__RefHeading__1790_802051065">Color String Format</text:bookmark-ref></text:p>
            <text:p text:style-name="P272"/>
            <text:p text:style-name="P272">start point / end point: Provides the x/y values for the start and end of the gradient.</text:p>
          </table:table-cell>
        </table:table-row>
        <table:table-row>
          <table:table-cell table:style-name="GradientStyles.A2" office:value-type="string">
            <text:p text:style-name="P273">Points (Normalized)</text:p>
          </table:table-cell>
          <table:table-cell table:style-name="GradientStyles.B2" office:value-type="string">
            <text:p text:style-name="P272">Format: points<text:span text:style-name="T164">normalized</text:span>;[color];[start point x];[start point y];[end point x];[end point y]</text:p>
            <text:p text:style-name="P272"/>
            <text:p text:style-name="P273">Same as points but the values are based on 0.0-1.0 to allow for specifying relative values instead of specific points in the element.</text:p>
          </table:table-cell>
        </table:table-row>
      </table:table>
      <text:p text:style-name="P199"/>
      <text:p text:style-name="P199">Notes:</text:p>
      <text:list text:style-name="L8">
        <text:list-item>
          <text:p text:style-name="P384">Gradient is only supported <text:span text:style-name="T148">with</text:span> Text <text:span text:style-name="T150">and </text:span>FormattedText <text:span text:style-name="T150">elements.</text:span></text:p>
        </text:list-item>
        <text:list-item>
          <text:p text:style-name="P384">There is currently no field to specify the gradient (coming soon). Instead it must be specified using an inline override or element override in a reference.</text:p>
          <text:list>
            <text:list-item>
              <text:p text:style-name="P385">Example: <text:span text:style-name="T26">$[gradient:points;0xff0000;0;0;&amp;[width];&amp;[height]]</text:span></text:p>
            </text:list-item>
          </text:list>
        </text:list-item>
        <text:list-item>
          <text:p text:style-name="P386">Examples of both gradient styles can be found in the included sample project.</text:p>
        </text:list-item>
      </text:list>
      <text:h text:style-name="P332" text:outline-level="2"><text:bookmark-start text:name="__RefHeading__2151_2015678595"/>Font String Format<text:bookmark-end text:name="__RefHeading__2151_2015678595"/></text:h>
      <text:p text:style-name="P161">Fonts are formatted into strings as follows:</text:p>
      <text:p text:style-name="P162"/>
      <text:p text:style-name="P171">fontname;fontsize;bold;underline;italicized;strikeout</text:p>
      <text:p text:style-name="P162"/>
      <text:p text:style-name="P256"><text:span text:style-name="T66">fontname</text:span><text:span text:style-name="T64"> – string name of a font (“Arial”)</text:span></text:p>
      <text:p text:style-name="P256"><text:span text:style-name="T66">fontsize</text:span><text:span text:style-name="T64"> – size of the font (like the size in a word processor)</text:span></text:p>
      <text:p text:style-name="P256"><text:span text:style-name="T66">bold</text:span><text:span text:style-name="T64"> – 1 or 0 (on or off)</text:span></text:p>
      <text:p text:style-name="P256"><text:span text:style-name="T66">underline</text:span><text:span text:style-name="T64"> – 1 or 0 (on or off)</text:span></text:p>
      <text:p text:style-name="P256"><text:span text:style-name="T66">italicized</text:span><text:span text:style-name="T64"> – 1 or 0 (on or off)</text:span></text:p>
      <text:p text:style-name="P256"><text:span text:style-name="T66">strikeout</text:span><text:span text:style-name="T64"> – 1 or 0 (on or off)</text:span></text:p>
      <text:p text:style-name="P162"/>
      <text:p text:style-name="P162"><text:span text:style-name="T39">Note</text:span><text:span text:style-name="T182">: See one of your project files for an example font string (they are readable in notepad or any other text editor). An invalid font string will be ignored and may result in crashes or other undesirable outcomes!</text:span></text:p>
      <text:h text:style-name="Heading_20_1" text:outline-level="1"><text:bookmark-start text:name="__RefHeading___Toc3326_350549976"/><text:span text:style-name="T188">T</text:span>ranslator<text:span text:style-name="T182">s</text:span><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text:soft-page-break/>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P325" text:outline-level="1"><text:bookmark-start text:name="__RefHeading__30631621"/>Incept Translator Reference<text:bookmark-end text:name="__RefHeading__30631621"/></text:h>
      <text:p text:style-name="P1"/>
      <text:p text:style-name="P3">The information below is intended for use in the Definition field of the Element Control or in the <text:span text:style-name="T183">a</text:span> <text:span text:style-name="T183">r</text:span>eference (or define).</text:p>
      <text:h text:style-name="Heading_20_2" text:outline-level="2"><text:bookmark-start text:name="__RefHeading___Toc7660_377347290"/>Empty String<text:bookmark-end text:name="__RefHeading___Toc7660_377347290"/></text:h>
      <text:p text:style-name="P3"/>
      <text:p text:style-name="P7">#empty<text:span text:style-name="T1"> – This can be used in place of an empty string. Example:</text:span></text:p>
      <text:p text:style-name="P4">#(<text:span text:style-name="T120">if </text:span>x == then a)#</text:p>
      <text:p text:style-name="P4">is the same as</text:p>
      <text:p text:style-name="P4">#(<text:span text:style-name="T120">if </text:span>x == #empty then a)#</text:p>
      <text:h text:style-name="Heading_20_2" text:outline-level="2"><text:bookmark-start text:name="__RefHeading___Toc3332_350549976"/><text:span text:style-name="T185">Functionality - </text:span>All Element <text:span text:style-name="T184">Types</text:span><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9">Function</text:p>
            </table:table-cell>
            <table:table-cell table:style-name="Table4.B1" office:value-type="string">
              <text:p text:style-name="P69">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9"><text:span text:style-name="T1">@[</text:span>columnname<text:span text:style-name="T1">]</text:span></text:p>
            <text:p text:style-name="P92"/>
            <text:p text:style-name="P69"><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92">@[<text:span text:style-name="T26">columnname</text:span>,parameter1,parameter2,(repeats...)]</text:p>
            <text:p text:style-name="P92"/>
            <text:p text:style-name="P69"><text:span text:style-name="T1">Replace </text:span>columnname<text:span text:style-name="T1"> with the desired column name or define from the referenced data source.</text:span></text:p>
            <text:p text:style-name="P92"/>
            <text:p text:style-name="P92">Replace parameter1 (etc.) with the desired input for the define. When constructing the resulting value any instances of {#} will be replaced with the given parameter. Be aware that spaces after/before the commas will be included in the parameter strings.</text:p>
            <text:p text:style-name="P92"/>
            <text:p text:style-name="P92">Example:</text:p>
            <text:p text:style-name="P92"/>
            <text:p text:style-name="P69">Defines</text:p>
            <text:p text:style-name="P212"><text:span text:style-name="T42">smallImgTag = </text:span><text:span text:style-name="T1">&lt;img={1};.90;0;3&gt;</text:span></text:p>
            <text:p text:style-name="P188">theCoin = \images\coin.png </text:p>
            <text:p text:style-name="P206">Input</text:p>
            <text:p text:style-name="P188">@[smallImgTag,@[theCoin]]</text:p>
            <text:p text:style-name="P206">Output</text:p>
            <text:p text:style-name="P188">&lt;img=\images\coin.png;.90;0;3&gt;</text:p>
          </table:table-cell>
        </table:table-row>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52">deckindex</text:span>] – <text:s/>This is the current card index</text:p>
            <text:p text:style-name="P8">![cardindex] – This is the current card <text:span text:style-name="T151">sub </text:span>index (see Sub Counter)<text:line-break/>!<text:span text:style-name="T84">[cardcount] – The number of cards in this deck</text:span></text:p>
            <text:p text:style-name="P8">!<text:span text:style-name="T88">[elementname] – The name of the element</text:span></text:p>
            <text:p text:style-name="P8"><text:span text:style-name="T1">!</text:span><text:span text:style-name="T12">[</text:span>layoutname<text:span text:style-name="T144">] – The name of the layout</text:span></text:p>
            <text:p text:style-name="P8">!<text:span text:style-name="T128">[refline] – The line number in the reference for this card</text:span></text:p>
            <text:p text:style-name="P8">!<text:span text:style-name="T128">[refname] – The name of the reference for this this card</text:span></text:p>
            <text:p text:style-name="P8">![exporting] – <text:span text:style-name="T154">Returns 1 if exporting and an empty string otherwise</text:span></text:p>
            <text:p text:style-name="P8">![exportformat] – <text:span text:style-name="T154">Returns the export format (or empty otherwise)</text:span></text:p>
            <text:p text:style-name="P47"><text:span text:style-name="T1">!</text:span><text:span text:style-name="T13">[</text:span><text:span text:style-name="T155">parentlayout</text:span><text:span text:style-name="T13">] – Parent layout (if in SubLayout). Empty otherwise.</text:span></text:p>
            <text:p text:style-name="P47"><text:span text:style-name="T1">!</text:span><text:span text:style-name="T13">[</text:span><text:span text:style-name="T155">rootlayout</text:span><text:span text:style-name="T13">] - Parent most layout (if in SubLayout). Empty otherwise.</text:span></text:p>
          </table:table-cell>
        </table:table-row>
        <table:table-row table:style-name="Table4.1">
          <table:table-cell table:style-name="Table4.A2" office:value-type="string">
            <text:p text:style-name="P21">Substring</text:p>
          </table:table-cell>
          <table:table-cell table:style-name="Table4.B5" office:value-type="string">
            <text:p text:style-name="P109">%[string,index,count]</text:p>
            <text:p text:style-name="P109"/>
            <text:p text:style-name="P109">string – some sequence of characters</text:p>
            <text:p text:style-name="P109">index – the index to begin extracting characters from (0 based!)</text:p>
            <text:p text:style-name="P109">count – the number of characters to extracted</text:p>
            <text:p text:style-name="P109">Example: <text:bookmark-start text:name="__DdeLink__2741_1457906252"/>%[sample,4,2]<text:bookmark-end text:name="__DdeLink__2741_1457906252"/> would result in <text:span text:style-name="T26">le</text:span></text:p>
            <text:p text:style-name="P109"/>
            <text:p text:style-name="P109">This allows for a string to have a given number of characters extracted.</text:p>
          </table:table-cell>
        </table:table-row>
        <text:soft-page-break/>
        <table:table-row table:style-name="Table4.1">
          <table:table-cell table:style-name="Table4.A2" office:value-type="string">
            <text:p text:style-name="P63">Full Capitalization / No Capitalization</text:p>
          </table:table-cell>
          <table:table-cell table:style-name="Table4.B5" office:value-type="string">
            <text:p text:style-name="P140">#(caps;string)#</text:p>
            <text:p text:style-name="P140">#(nocaps;string)#</text:p>
            <text:p text:style-name="P140"/>
            <text:p text:style-name="P140">Uppercase/lowercase a string. Empty strings are allowed (and will be converted to an empty string).</text:p>
          </table:table-cell>
        </table:table-row>
        <table:table-row table:style-name="Table4.1">
          <table:table-cell table:style-name="Table4.A2" office:value-type="string">
            <text:p text:style-name="P64">Title Case</text:p>
          </table:table-cell>
          <table:table-cell table:style-name="Table4.B5" office:value-type="string">
            <text:p text:style-name="P140">#(titlecase;<text:span text:style-name="T177">string</text:span>)#</text:p>
            <text:p text:style-name="P140"/>
            <text:p text:style-name="P141">Applies title case to the specified string. <text:span text:style-name="T178">Empty strings are allowed (and will be converted to an empty string).</text:span></text:p>
            <text:p text:style-name="P141"/>
            <text:p text:style-name="P141">Example: #(titlecase;alpha beta gamma)#</text:p>
            <text:p text:style-name="P141">Result: Alpha Beta Gamma</text:p>
          </table:table-cell>
        </table:table-row>
        <table:table-row table:style-name="Table4.1">
          <table:table-cell table:style-name="Table4.A2" office:value-type="string">
            <text:p text:style-name="P9">Counter</text:p>
          </table:table-cell>
          <table:table-cell table:style-name="Table4.B5" office:value-type="string">
            <text:p text:style-name="P92">##x;y;z#</text:p>
            <text:p text:style-name="P92"/>
            <text:p text:style-name="P92">This will display a number based on the following properties:</text:p>
            <text:p text:style-name="P92"/>
            <text:p text:style-name="P145">x + (current card index * y) with left padded 0's numbering z</text:p>
            <text:p text:style-name="P145"/>
            <text:p text:style-name="P148">x: The value to start the counter at <text:span text:style-name="T160">(minimum: 0)</text:span></text:p>
            <text:p text:style-name="P147">current card index: this is a 0 based value</text:p>
            <text:p text:style-name="P147">y: multiplier per card</text:p>
            <text:p text:style-name="P145"/>
            <text:p text:style-name="P145">Example (on card index 5) with ##1;1;5# would be <text:span text:style-name="T26">00005</text:span> </text:p>
          </table:table-cell>
        </table:table-row>
        <table:table-row table:style-name="Table4.1">
          <table:table-cell table:style-name="Table4.A2" office:value-type="string">
            <text:p text:style-name="P9">Sub Counter</text:p>
          </table:table-cell>
          <table:table-cell table:style-name="Table4.B5" office:value-type="string">
            <text:p text:style-name="P92">#sc;x;y;z#</text:p>
            <text:p text:style-name="P92"/>
            <text:p text:style-name="P92">The sub card index is the index of the card based on the number of items indicated in the count column of the reference file.</text:p>
            <text:p text:style-name="P92"/>
            <text:p text:style-name="P92">This will display a number based on the following properties:</text:p>
            <text:p text:style-name="P92"/>
            <text:p text:style-name="P145">x + (sub card index * y) with left padded 0's numbering z</text:p>
            <text:p text:style-name="P145"/>
            <text:p text:style-name="P147">x: The value to start the counter at <text:span text:style-name="T160">(minimum: 0)</text:span></text:p>
            <text:p text:style-name="P147">current card index: this is a 0 based value</text:p>
            <text:p text:style-name="P147">y: multiplier per card</text:p>
            <text:p text:style-name="P145"/>
            <text:p text:style-name="P145">Example (on sub card index 5) with #sc;1;1;5# would be <text:span text:style-name="T26">00005</text:span> </text:p>
          </table:table-cell>
        </table:table-row>
        <text:soft-page-break/>
        <table:table-row table:style-name="Table4.1">
          <table:table-cell table:style-name="Table4.A2" office:value-type="string">
            <text:p text:style-name="P44">Padding</text:p>
          </table:table-cell>
          <table:table-cell table:style-name="Table4.B5" office:value-type="string">
            <text:p text:style-name="P125">#padl;x;y;z# or #padr;x;y;z#</text:p>
            <text:p text:style-name="P125"/>
            <text:p text:style-name="P125">Creates a padded string (left or right padding based on ‘l’ vs. ‘r’)</text:p>
            <text:p text:style-name="P125">x: length desired</text:p>
            <text:p text:style-name="P125">y: padding character</text:p>
            <text:p text:style-name="P125">z string to pad</text:p>
            <text:p text:style-name="P125"/>
            <text:p text:style-name="P146">Example with #padl;5;0;123# would be <text:span text:style-name="T26">00123</text:span></text:p>
          </table:table-cell>
        </table:table-row>
        <table:table-row table:style-name="Table4.1">
          <table:table-cell table:style-name="Table4.A2" office:value-type="string">
            <text:p text:style-name="P20">Repeat</text:p>
          </table:table-cell>
          <table:table-cell table:style-name="Table4.B5" office:value-type="string">
            <text:p text:style-name="P108">#repeat;x;y#</text:p>
            <text:p text:style-name="P139">Alternative: <text:span text:style-name="T173">#</text:span>(<text:span text:style-name="T173">repeat;x;y</text:span>)<text:span text:style-name="T173">#</text:span></text:p>
            <text:p text:style-name="P108"/>
            <text:p text:style-name="P108">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5" office:value-type="string">
            <text:p text:style-name="P92">Samples:</text:p>
            <text:p text:style-name="P92">#(if x == y then a)#</text:p>
            <text:p text:style-name="P92">#(if x != y then a)#</text:p>
            <text:p text:style-name="P92">#(if x == y then a else b)#</text:p>
            <text:p text:style-name="P92">#(if x != y then a else b)#</text:p>
            <text:p text:style-name="P92"/>
            <text:p text:style-name="P92"><text:span text:style-name="T26">==</text:span> - x is equal to y (case insensitive)</text:p>
            <text:p text:style-name="P92"><text:span text:style-name="T26">!=</text:span> - x is not equal to y (case insensitive)</text:p>
            <text:p text:style-name="P92"><text:span text:style-name="T26">&gt;</text:span> - x is greater than y</text:p>
            <text:p text:style-name="P92"><text:span text:style-name="T26">&lt;</text:span> - x is less than y</text:p>
            <text:p text:style-name="P92"><text:span text:style-name="T26">&gt;=</text:span> - x is greater than or equal to</text:p>
            <text:p text:style-name="P92"><text:span text:style-name="T26">&lt;=</text:span> - x is less than or equal to</text:p>
            <text:p text:style-name="P92"/>
            <text:p text:style-name="P92">x,y,a,b – string values</text:p>
            <text:p text:style-name="P92"/>
            <text:p text:style-name="P92"><text:span text:style-name="T26">#nodraw</text:span> is supported as a result to trigger the element to not be drawn at all. You can specify an empty string by simply entering nothing <text:span text:style-name="T139">(though #empty can help for clarity)</text:span>. An example of an empty comparison is as follows: <text:line-break/>#(<text:span text:style-name="T120">if </text:span>x == then a)#</text:p>
            <text:p text:style-name="P92"/>
            <text:p text:style-name="P115">You can combine this with inline overrides like the following:</text:p>
            <text:p text:style-name="P213"><text:span text:style-name="T43">#(if @[skill] == 15 then </text:span>$[opacity:50]<text:span text:style-name="T43">)#</text:span></text:p>
          </table:table-cell>
        </table:table-row>
        <text:soft-page-break/>
        <table:table-row table:style-name="Table4.1">
          <table:table-cell table:style-name="Table4.A2" office:value-type="string">
            <text:p text:style-name="P9">If Statement (grouped)</text:p>
          </table:table-cell>
          <table:table-cell table:style-name="Table4.B5" office:value-type="string">
            <text:p text:style-name="P215"><text:span text:style-name="T42">You can use the if statement with groups. The x and y values </text:span><text:span text:style-name="T47">of:</text:span></text:p>
            <text:p text:style-name="P243"><text:span text:style-name="T42">#(if x == y then a)# </text:span>can be formatted as a grouping of potential matches.</text:p>
            <text:p text:style-name="P92"/>
            <text:p text:style-name="P92">[val1;val2;val3]</text:p>
            <text:p text:style-name="P92"/>
            <text:p text:style-name="P118">The comparison will succeed if both groups share at least 1 value.</text:p>
            <text:p text:style-name="P94"><text:span text:style-name="T124">#(if [1;2;3] == 1 then a else b)# </text:span><text:span text:style-name="T32">&lt;&lt; match (result is “a”)</text:span></text:p>
            <text:p text:style-name="P94"><text:span text:style-name="T124">#(if 1 == [1;2;3] then a else b)# </text:span><text:span text:style-name="T32">&lt;&lt; match (result is “a”)</text:span></text:p>
            <text:p text:style-name="P94"><text:span text:style-name="T124">#(if [1;2] == [3;4] then a else b)# </text:span><text:span text:style-name="T32">&lt;&lt; no match (result is “b”)</text:span></text:p>
            <text:p text:style-name="P92"/>
            <text:p text:style-name="P95"><text:span text:style-name="T124">#(if [1;2;3] != 1 then a else b)# </text:span><text:span text:style-name="T32">&lt;&lt; match, </text:span><text:span text:style-name="T36">inverted</text:span><text:span text:style-name="T32"> (result is “</text:span><text:span text:style-name="T36">b</text:span><text:span text:style-name="T32">”)</text:span></text:p>
            <text:p text:style-name="P95"><text:span text:style-name="T124">#(if 1 != [1;2;3] then a else b)# </text:span><text:span text:style-name="T32">&lt;&lt; match, </text:span><text:span text:style-name="T36">inverted</text:span><text:span text:style-name="T32"> (result is “</text:span><text:span text:style-name="T36">b</text:span><text:span text:style-name="T32">”)</text:span></text:p>
            <text:p text:style-name="P95"><text:span text:style-name="T124">#(if [1;2] != [3;4] then a else b)# </text:span><text:span text:style-name="T32">&lt;&lt; no match, </text:span><text:span text:style-name="T36">inverted</text:span><text:span text:style-name="T32"> (result is “</text:span><text:span text:style-name="T36">a</text:span><text:span text:style-name="T32">”)</text:span></text:p>
            <text:p text:style-name="P95"/>
            <text:p text:style-name="P118">Either side can be a group or <text:span text:style-name="T140">a single value</text:span> for match checking. <text:span text:style-name="T140">If you are attempting to confirm if at least one value of </text:span><text:span text:style-name="T141">a</text:span><text:span text:style-name="T140"> set is assigned a value, I would recommend using value concatenation instead of a grouped if statement. Example: #(if @[a]@[b] == #empty then #nodraw)#</text:span></text:p>
            <text:p text:style-name="P92"/>
            <text:p text:style-name="P92">NOTE: <text:span text:style-name="T139">N</text:span>umeric comparisons <text:span text:style-name="T139">are not supported</text:span>. Only <text:span text:style-name="T26">==</text:span> and <text:span text:style-name="T26">!=</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92">#(switch;key;keytocheck1;value1&lt;repeat&gt;)#</text:p>
            <text:p text:style-name="P92"/>
            <text:p text:style-name="P92">key – The value to check the others for.</text:p>
            <text:p text:style-name="P92">keytocheck1 – A comparison string</text:p>
            <text:p text:style-name="P92">value1 – A value string (this will be the overall result if key matches keytoccheck1)</text:p>
            <text:p text:style-name="P92"/>
            <text:p text:style-name="P92">;keytoccheck1;value1 can be repeated multiple times with varying strings. There should always be a key and a value. (an empty string is valid)</text:p>
            <text:p text:style-name="P92"/>
            <text:p text:style-name="P92">If the keytocheckis <text:span text:style-name="T26">#default</text:span> the value will be the default if no other keys match. (example: <text:span text:style-name="T73">#(switch;15;10;Y;#default;Z)#</text:span> – would default to Z because “15” is not the same string as “10”).</text:p>
            <text:p text:style-name="P107"/>
            <text:p text:style-name="P81">#switchkey<text:span text:style-name="T1"> can be used in the switch statement to reference the key value.</text:span></text:p>
            <text:p text:style-name="P92"/>
            <text:p text:style-name="P92"><text:span text:style-name="T26">#nodraw</text:span> is supported as a result to trigger the element to not be drawn at all.</text:p>
          </table:table-cell>
        </table:table-row>
        <text:soft-page-break/>
        <table:table-row table:style-name="Table4.1">
          <table:table-cell table:style-name="Table4.A2" office:value-type="string">
            <text:p text:style-name="P19">Switch Statement <text:span text:style-name="T93">(alternative)</text:span></text:p>
          </table:table-cell>
          <table:table-cell table:style-name="Table4.B15" office:value-type="string">
            <text:p text:style-name="P105">#(switch//key//keytocheck1//value1&lt;repeat&gt;)#</text:p>
            <text:p text:style-name="P106">This is the same as the above just using ‘//’ as a delimiter. <text:span text:style-name="T105">The delimiter is completely customizable. The first 2 characters after the word </text:span><text:span text:style-name="T71">switch</text:span><text:span text:style-name="T106"> will be used as the </text:span><text:span text:style-name="T107">delimiter.</text:span></text:p>
          </table:table-cell>
        </table:table-row>
        <table:table-row table:style-name="Table4.1">
          <table:table-cell table:style-name="Table4.A2" office:value-type="string">
            <text:p text:style-name="P34">Switch Statement (grouped)</text:p>
          </table:table-cell>
          <table:table-cell table:style-name="Table4.B15" office:value-type="string">
            <text:p text:style-name="P216"><text:span text:style-name="T48">Both the </text:span><text:span text:style-name="T52">key</text:span><text:span text:style-name="T48"> and </text:span><text:span text:style-name="T52">keytocheck</text:span><text:span text:style-name="T48"> can be written as groups of values using the “If Statement (grouped)” logic described above.</text:span></text:p>
            <text:p text:style-name="P119"/>
            <text:p text:style-name="P119">This must be combined with the use of an alternative delimiter though due to the use of the ‘;’ character to split the group.</text:p>
            <text:p text:style-name="P119"/>
            <text:p text:style-name="P119">Example:</text:p>
            <text:p text:style-name="Standard">"#(switch::[45;15]::[15]::nothing::#default::stuff)#</text:p>
            <text:p text:style-name="P186">The result will be “nothing” because 15 was in both sets. <text:span text:style-name="T125">Note the use of the “::” delimiter for this example.</text:span></text:p>
          </table:table-cell>
        </table:table-row>
        <table:table-row table:style-name="Table4.1">
          <table:table-cell table:style-name="Table4.A2" office:value-type="string">
            <text:p text:style-name="P18">Random Number</text:p>
          </table:table-cell>
          <table:table-cell table:style-name="Table4.B17" office:value-type="string">
            <text:p text:style-name="P104">#rand<text:span text:style-name="T86">om</text:span>;min;max#</text:p>
            <text:p text:style-name="P104"/>
            <text:p text:style-name="P104">min – minimum value (inclusive)</text:p>
            <text:p text:style-name="P103">max – maximum value (inclusive)</text:p>
            <text:p text:style-name="P102">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2">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6">Example with format:</text:span> #math;1/3;0.000#</text:p>
            <text:p text:style-name="Standard">The result will be “0.333” <text:span text:style-name="T126">(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7">(modulo)</text:span></text:p>
            <text:p text:style-name="Table_20_Contents"/>
            <text:p text:style-name="P242">Note: The number value is not required to have a decimal point. Whole values will function as well.</text:p>
          </table:table-cell>
        </table:table-row>
        <text:soft-page-break/>
        <table:table-row table:style-name="Table4.1">
          <table:table-cell table:style-name="Table4.A2" office:value-type="string">
            <text:p text:style-name="P50">Color Normalized Value</text:p>
          </table:table-cell>
          <table:table-cell table:style-name="Table4.B5" office:value-type="string">
            <text:p text:style-name="P244">#cnv;[color format string]#</text:p>
            <text:p text:style-name="P244">Alternatives: cnvargb, cnvrgba, cnva, cnvr, cnvg, cnvb</text:p>
            <text:p text:style-name="P244"/>
            <text:p text:style-name="P244">Converts a color formatted string to 0-1 normalized values. (ff = 1)</text:p>
            <text:p text:style-name="P244"/>
            <text:p text:style-name="P244">[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61">Measure a String Width (Character count)</text:p>
          </table:table-cell>
          <table:table-cell table:style-name="Table4.B5" office:value-type="string">
            <text:p text:style-name="P254">#(strlen;[string to measure])#</text:p>
            <text:p text:style-name="P254"/>
            <text:p text:style-name="P254">Measures the number of characters in a string (including zero)</text:p>
            <text:p text:style-name="P254"/>
            <text:p text:style-name="P255"><text:span text:style-name="T175">Example: </text:span>#(strlen;33)#</text:p>
          </table:table-cell>
        </table:table-row>
        <table:table-row table:style-name="Table4.1">
          <table:table-cell table:style-name="Table4.A2" office:value-type="string">
            <text:p text:style-name="P59">Measure Rendered String Width</text:p>
          </table:table-cell>
          <table:table-cell table:style-name="Table4.B5" office:value-type="string">
            <text:p text:style-name="P244">#strw[<text:span text:style-name="T170">[font format string]</text:span>]<text:span text:style-name="T170">[string to measure]</text:span>#</text:p>
            <text:p text:style-name="P253">Alt: <text:span text:style-name="T171">#</text:span>(<text:span text:style-name="T171">strw[</text:span><text:span text:style-name="T170">[font format string]</text:span><text:span text:style-name="T171">]</text:span><text:span text:style-name="T170">[string to measure]</text:span>)<text:span text:style-name="T171">#</text:span></text:p>
            <text:p text:style-name="P244"/>
            <text:p text:style-name="P252">Measures the string rendered with the font (assumes one line). <text:span text:style-name="T172">The font string must be wrapped with brackets: [ ].</text:span></text:p>
            <text:p text:style-name="P244"/>
            <text:p text:style-name="P244"><text:span text:style-name="T170">See: </text:span><text:bookmark-ref text:reference-format="text" text:ref-name="__RefHeading__2151_2015678595">Font String Format</text:bookmark-ref><text:s/></text:p>
            <text:p text:style-name="P244"/>
            <text:p text:style-name="P252">Example: <text:span text:style-name="T171">#strw[Arial;27;0;0;0;0]measure this#</text:span></text:p>
          </table:table-cell>
        </table:table-row>
        <table:table-row table:style-name="Table4.1">
          <table:table-cell table:style-name="Table4.A2" office:value-type="string">
            <text:p text:style-name="P9">Greater than character</text:p>
          </table:table-cell>
          <table:table-cell table:style-name="Table4.B5" office:value-type="string">
            <text:p text:style-name="P69">&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3" office:value-type="string">
            <text:p text:style-name="P69">&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3">Inline background shapes are a convenient way to create backgrounds for various elements. </text:p>
      <text:p text:style-name="P225">Normally you would need to create an independent element and keep its size up-to-date with the foreground element.</text:p>
      <text:p text:style-name="P224">There are two formats:</text:p>
      <text:h text:style-name="Heading_20_4" text:outline-level="4"><text:bookmark-start text:name="__RefHeading___Toc3336_350549976"/>Basic<text:bookmark-end text:name="__RefHeading___Toc3336_350549976"/></text:h>
      <text:p text:style-name="P224">#bgshape::[shape definition string]::[color string]#</text:p>
      <text:p text:style-name="P224">Example: <text:bookmark-start text:name="__DdeLink__3159_276080316"/><text:bookmark-start text:name="__DdeLink__3320_276080316"/><text:span text:style-name="T26">#bgshape::#roundedrect;0;-;-;30#::0xff00ff#</text:span><text:bookmark-end text:name="__DdeLink__3159_276080316"/><text:bookmark-end text:name="__DdeLink__3320_276080316"/></text:p>
      <text:h text:style-name="P355" text:outline-level="4"><text:bookmark-start text:name="__RefHeading___Toc3338_350549976"/>Advanced<text:bookmark-end text:name="__RefHeading___Toc3338_350549976"/></text:h>
      <text:p text:style-name="P232"><text:bookmark-start text:name="__DdeLink__2992_276080316"/>#bgshape::[shape definition string]::[color string]::[x offset]::[y offset]::[width adjust]::[height adjust]::[outline thickness]::[outline color]#<text:bookmark-end text:name="__DdeLink__2992_276080316"/></text:p>
      <text:p text:style-name="P229">Example: <text:bookmark-start text:name="__DdeLink__3162_276080316"/><text:bookmark-start text:name="__DdeLink__3325_276080316"/><text:span text:style-name="T26">#bgshape::</text:span><text:bookmark-start text:name="__DdeLink__3033_276080316"/><text:span text:style-name="T26">#roundedrect;0;-;-;30#</text:span><text:bookmark-end text:name="__DdeLink__3033_276080316"/><text:span text:style-name="T26">::0xff00ff::-20::-20::40::40::5::</text:span><text:bookmark-start text:name="__DdeLink__3411_276080316"/><text:span text:style-name="T26">0xff0000</text:span><text:bookmark-end text:name="__DdeLink__3411_276080316"/><text:span text:style-name="T26">#</text:span><text:bookmark-end text:name="__DdeLink__3162_276080316"/><text:bookmark-end text:name="__DdeLink__3325_276080316"/></text:p>
      <text:p text:style-name="P230">See the <text:bookmark-ref text:reference-format="text" text:ref-name="__RefHeading___Toc3225_445175734">Shape Elements</text:bookmark-ref><text:s/>section for how to define the shape. <text:span text:style-name="T104">The offset and adjust settings </text:span><text:soft-page-break/><text:span text:style-name="T104">may be negative.</text:span></text:p>
      <text:h text:style-name="P356" text:outline-level="4"><text:bookmark-start text:name="__RefHeading___Toc3944_2190213348"/>Advanced <text:span text:style-name="T111">(with opacity)</text:span><text:bookmark-end text:name="__RefHeading___Toc3944_2190213348"/></text:h>
      <text:p text:style-name="P234"><text:bookmark-start text:name="__DdeLink__2992_2760803161"/>#bgshape::[shape definition string]::[color string]::[x offset]::[y offset]::[width adjust]::[height adjust]::[outline thickness]::[outline color]::<text:span text:style-name="T111">[opacity]</text:span>#<text:bookmark-end text:name="__DdeLink__2992_2760803161"/></text:p>
      <text:h text:style-name="Heading_20_3" text:outline-level="3"><text:bookmark-start text:name="__RefHeading___Toc3340_350549976"/>Inline Background <text:span text:style-name="T102">Graphic</text:span><text:bookmark-end text:name="__RefHeading___Toc3340_350549976"/></text:h>
      <text:p text:style-name="P231">Inline background <text:span text:style-name="T102">graphics</text:span> are a convenient way to create backgrounds for various elements.</text:p>
      <text:p text:style-name="P226">Normally you would need to create an independent element and keep its size up-to-date with the foreground element.</text:p>
      <text:p text:style-name="P226">There are two formats:</text:p>
      <text:h text:style-name="P357" text:outline-level="4"><text:bookmark-start text:name="__RefHeading___Toc3342_350549976"/>Basic<text:bookmark-end text:name="__RefHeading___Toc3342_350549976"/></text:h>
      <text:p text:style-name="P226">#<text:span text:style-name="T101">bggraphic</text:span>::<text:span text:style-name="T94">[image path]</text:span>#</text:p>
      <text:p text:style-name="P227">Example: <text:bookmark-start text:name="__DdeLink__3331_276080316"/><text:bookmark-start text:name="__DdeLink__3327_276080316"/><text:span text:style-name="T28">#</text:span><text:span text:style-name="T30">bggraphic</text:span><text:span text:style-name="T28">::images/Faction_empire.bmp#</text:span><text:bookmark-end text:name="__DdeLink__3331_276080316"/><text:bookmark-end text:name="__DdeLink__3327_276080316"/></text:p>
      <text:p text:style-name="P192">Note: The aspect ratio is not enforced. The <text:span text:style-name="T103">graphic</text:span> will stretch to the bounds of the element.</text:p>
      <text:h text:style-name="P355" text:outline-level="4"><text:bookmark-start text:name="__RefHeading___Toc3344_350549976"/>Advanced<text:bookmark-end text:name="__RefHeading___Toc3344_350549976"/></text:h>
      <text:p text:style-name="P233"><text:bookmark-start text:name="__DdeLink__3075_276080316"/><text:bookmark-start text:name="__DdeLink__3006_445175734"/>#<text:span text:style-name="T101">bggraphic</text:span>::[image path]::[x offset]::[y offset]::[width adjust]::[height adjust]::[lock aspect ratio]::[tile size]::[horizontal align]::[vertical align]#<text:bookmark-end text:name="__DdeLink__3075_276080316"/><text:bookmark-end text:name="__DdeLink__3006_445175734"/></text:p>
      <text:p text:style-name="P228">Example: <text:bookmark-start text:name="__DdeLink__3329_276080316"/><text:bookmark-start text:name="__DdeLink__3157_276080316"/><text:bookmark-start text:name="__DdeLink__3073_276080316"/><text:span text:style-name="T29">#</text:span><text:span text:style-name="T30">bggraphic</text:span><text:span text:style-name="T29">::images/Faction_empire.bmp::-5::-5::10::10::true::-::1::1#</text:span><text:bookmark-end text:name="__DdeLink__3329_276080316"/><text:bookmark-end text:name="__DdeLink__3157_276080316"/><text:bookmark-end text:name="__DdeLink__3073_276080316"/></text:p>
      <text:p text:style-name="P226">See the <text:bookmark-ref text:reference-format="text" text:ref-name="__RefHeading___Toc3159_445175734">Graphic (Graphic Elements)</text:bookmark-ref><text:s/><text:span text:style-name="T100">and </text:span><text:span text:style-name="T100"><text:bookmark-ref text:reference-format="text" text:ref-name="__RefHeading___Toc2989_1911363559">Override Fields</text:bookmark-ref></text:span><text:span text:style-name="T100"><text:s/></text:span>section<text:span text:style-name="T100">s </text:span>for how to <text:span text:style-name="T98">configure the various settings</text:span>. <text:span text:style-name="T104">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9">Function</text:p>
          </table:table-cell>
          <table:table-cell table:style-name="Table2.B1" office:value-type="string">
            <text:p text:style-name="P69">Definition Details</text:p>
          </table:table-cell>
        </table:table-row>
        <table:table-row>
          <table:table-cell table:style-name="Table2.A2" office:value-type="string">
            <text:p text:style-name="P9">Referencing an Image</text:p>
          </table:table-cell>
          <table:table-cell table:style-name="Table2.B2" office:value-type="string">
            <text:p text:style-name="P92">The path to the file should be specified. The path may also be relative to the project file. </text:p>
            <text:p text:style-name="P92"/>
            <text:p text:style-name="P92">Supported Image Types: BMP, GIF, EXIG, JP<text:span text:style-name="T153">E</text:span>G, PNG, TIFF, and PSD. PSD file support is rudimentary. 8 bit per channel PSD images should be functional. (RGBA) </text:p>
            <text:p text:style-name="P92"/>
            <text:p text:style-name="P129">WEBP images are supported in Windows only.</text:p>
            <text:p text:style-name="P92"/>
            <text:p text:style-name="P69"><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9">#nodraw<text:span text:style-name="T1"> is supported like other elements. </text:span>none <text:span text:style-name="T1">may also be specified to indicate to draw no image (note that this is different than no draw as the </text:span><text:soft-page-break/><text:span text:style-name="T1">other components of the element will be rendered (example: border)</text:span>.</text:p>
            <text:p text:style-name="P92"/>
            <text:p text:style-name="P9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69">Function</text:p>
            </table:table-cell>
            <table:table-cell table:style-name="Table1.B1" office:value-type="string">
              <text:p text:style-name="P69">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9">\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9">\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8">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9">Function</text:p>
            </table:table-cell>
            <table:table-cell table:style-name="Table26.A1" office:value-type="string">
              <text:p text:style-name="P69">Requires Closing Tag</text:p>
            </table:table-cell>
            <table:table-cell table:style-name="Table26.C1" office:value-type="string">
              <text:p text:style-name="P69">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92">Y</text:p>
          </table:table-cell>
          <table:table-cell table:style-name="Table26.C2" office:value-type="string">
            <text:p text:style-name="P69">&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6">&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92">Y</text:p>
          </table:table-cell>
          <table:table-cell table:style-name="Table26.C2" office:value-type="string">
            <text:p text:style-name="P69">&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92">Y</text:p>
          </table:table-cell>
          <table:table-cell table:style-name="Table26.C2" office:value-type="string">
            <text:p text:style-name="P69">&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92">N</text:p>
          </table:table-cell>
          <table:table-cell table:style-name="Table26.C2" office:value-type="string">
            <text:p text:style-name="P69">&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92">N</text:p>
          </table:table-cell>
          <table:table-cell table:style-name="Table26.C2" office:value-type="string">
            <text:p text:style-name="P69">&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92">N</text:p>
          </table:table-cell>
          <table:table-cell table:style-name="Table26.C2" office:value-type="string">
            <text:p text:style-name="P69">&lt;push=#;#&gt;<text:span text:style-name="T1"> - (x;y) The amount to push the current x/y values. </text:span></text:p>
            <text:p text:style-name="P69">&lt;push=#&gt;<text:span text:style-name="T1"> - (x) The amount to push the current x value.</text:span></text:p>
            <text:p text:style-name="P9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92">Y</text:p>
          </table:table-cell>
          <table:table-cell table:style-name="Table26.C2" office:value-type="string">
            <text:p text:style-name="P70">&lt;bgc=#########;<text:span text:style-name="T79">#</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9">&lt;bgc=#########&gt;<text:span text:style-name="T1"> - Will create a background color within the tag. </text:span><text:span text:style-name="T64">(See the section </text:span><text:span text:style-name="T64"><text:bookmark-ref text:reference-format="text" text:ref-name="__RefHeading__1790_802051065">Color String Format</text:bookmark-ref></text:span><text:span text:style-name="T64">)</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92">N</text:p>
          </table:table-cell>
          <table:table-cell table:style-name="Table26.C2" office:value-type="string">
            <text:p text:style-name="P69">&lt;bgi=[filename]&gt; </text:p>
            <text:p text:style-name="P92"/>
            <text:p text:style-name="P69"><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63">x offset</text:p>
              </text:list-item>
              <text:list-item>
                <text:p text:style-name="P363">y offset</text:p>
              </text:list-item>
              <text:list-item>
                <text:p text:style-name="P363">width</text:p>
              </text:list-item>
              <text:list-item>
                <text:p text:style-name="P363">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92">N</text:p>
          </table:table-cell>
          <table:table-cell table:style-name="Table26.C2" office:value-type="string">
            <text:p text:style-name="P69">&lt;img=[filename]&gt;</text:p>
            <text:p text:style-name="P69"><text:span text:style-name="T1">OR </text:span>&lt;img=[filename];[percent]&gt;</text:p>
            <text:p text:style-name="P69"><text:span text:style-name="T1">OR </text:span>&lt;img=[filename];[xoffset];[yoffset]&gt;</text:p>
            <text:p text:style-name="P69"><text:span text:style-name="T1">OR </text:span>&lt;img=[filename];[percent];[xoffset];[yoffset]&gt;</text:p>
            <text:p text:style-name="P92">OR <text:span text:style-name="T26">&lt;img=[filename];[xoffset];[yoffset];[width];[height]&gt;</text:span></text:p>
            <text:p text:style-name="P69"/>
            <text:list text:style-name="L2">
              <text:list-item>
                <text:p text:style-name="P364">percent – percentage of the <text:span text:style-name="T75">current</text:span> <text:span text:style-name="T75">font height</text:span> the image height should be (aspect ratio is maintained) – value from 0.00 to 1.00 would be smaller than the line. 1.00 represents 100%.</text:p>
              </text:list-item>
              <text:list-item>
                <text:p text:style-name="P364">xoffset – The x draw offset</text:p>
              </text:list-item>
              <text:list-item>
                <text:p text:style-name="P364">yoffset – The y draw offset</text:p>
              </text:list-item>
              <text:list-item>
                <text:p text:style-name="P364">width – The width to draw</text:p>
              </text:list-item>
              <text:list-item>
                <text:p text:style-name="P364">height – The height to draw</text:p>
              </text:list-item>
            </text:list>
            <text:p text:style-name="P92"/>
            <text:p text:style-name="P92">This will render an image and consume horizontal space like text does. If an image is too wide it will be shrunk horizontally to fit.</text:p>
            <text:p text:style-name="P92"/>
          </table:table-cell>
        </table:table-row>
        <table:table-row table:style-name="Table26.1">
          <table:table-cell table:style-name="Table26.A2" office:value-type="string">
            <text:p text:style-name="P36">Image Color</text:p>
          </table:table-cell>
          <table:table-cell table:style-name="Table26.A2" office:value-type="string">
            <text:p text:style-name="P121">Y</text:p>
          </table:table-cell>
          <table:table-cell table:style-name="Table26.C2" office:value-type="string">
            <text:p text:style-name="P217"><text:span text:style-name="T53">&lt;ic=#########&gt;</text:span><text:span text:style-name="T49"> - Will change the image color within the tag. </text:span><text:span text:style-name="T68">(See the section </text:span><text:span text:style-name="T68"><text:bookmark-ref text:reference-format="text" text:ref-name="__RefHeading__1790_802051065">Color String Format</text:bookmark-ref></text:span><text:span text:style-name="T68">). This applies to images and background images.</text:span></text:p>
          </table:table-cell>
        </table:table-row>
        <text:soft-page-break/>
        <table:table-row table:style-name="Table26.1">
          <table:table-cell table:style-name="Table26.A2" office:value-type="string">
            <text:p text:style-name="P48">Image Color Type</text:p>
          </table:table-cell>
          <table:table-cell table:style-name="Table26.A2" office:value-type="string">
            <text:p text:style-name="P130">Y</text:p>
          </table:table-cell>
          <table:table-cell table:style-name="Table26.C2" office:value-type="string">
            <text:p text:style-name="P90">&lt;<text:span text:style-name="T161">ict=#&gt;</text:span><text:span text:style-name="T15"> </text:span><text:span text:style-name="T18">- Will switch the current image color type.</text:span></text:p>
            <text:p text:style-name="P132">0 – Add, 1 – Multiply, 2 <text:s/>- Color Matrix</text:p>
          </table:table-cell>
        </table:table-row>
        <table:table-row table:style-name="Table26.1">
          <table:table-cell table:style-name="Table26.A2" office:value-type="string">
            <text:p text:style-name="P48">Image Color Matrix</text:p>
          </table:table-cell>
          <table:table-cell table:style-name="Table26.A2" office:value-type="string">
            <text:p text:style-name="P130">Y</text:p>
          </table:table-cell>
          <table:table-cell table:style-name="Table26.C2" office:value-type="string">
            <text:p text:style-name="P89">&lt;<text:span text:style-name="T161">icm=#&gt;</text:span><text:span text:style-name="T15"> </text:span><text:span text:style-name="T16">- </text:span><text:span text:style-name="T18">Will switch the current color matrix .See </text:span><text:span text:style-name="T18"><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23">Y</text:p>
          </table:table-cell>
          <table:table-cell table:style-name="Table26.C2" office:value-type="string">
            <text:p text:style-name="P89">&lt;mh&gt; <text:span text:style-name="T1">or </text:span>&lt;mv&gt;<text:span text:style-name="T1"> - Will switch image rendering to mirror horizontally or vertically.</text:span></text:p>
            <text:p text:style-name="P89"/>
            <text:p text:style-name="P123"><text:span text:style-name="T26">Note:</text:span> Currently <text:span text:style-name="T129">this </text:span>only applies to the <text:span text:style-name="T26">img</text:span> <text:span text:style-name="T129">&amp; </text:span><text:span text:style-name="T33">bgi</text:span><text:span text:style-name="T129"> </text:span>tag<text:span text:style-name="T129">s</text:span>.</text:p>
          </table:table-cell>
        </table:table-row>
        <table:table-row table:style-name="Table26.1">
          <table:table-cell table:style-name="Table26.A2" office:value-type="string">
            <text:p text:style-name="P9">Font Size</text:p>
          </table:table-cell>
          <table:table-cell table:style-name="Table26.A2" office:value-type="string">
            <text:p text:style-name="P92">Y</text:p>
          </table:table-cell>
          <table:table-cell table:style-name="Table26.C2" office:value-type="string">
            <text:p text:style-name="P69">&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92">Y</text:p>
          </table:table-cell>
          <table:table-cell table:style-name="Table26.C2" office:value-type="string">
            <text:p text:style-name="P69">&lt;fc=#########&gt;<text:span text:style-name="T1"> - Will change the font color within the tag. </text:span><text:span text:style-name="T64">(See the section </text:span><text:span text:style-name="T64"><text:bookmark-ref text:reference-format="text" text:ref-name="__RefHeading__1790_802051065">Color String Format</text:bookmark-ref></text:span><text:span text:style-name="T64">)</text:span></text:p>
          </table:table-cell>
        </table:table-row>
        <table:table-row table:style-name="Table26.1">
          <table:table-cell table:style-name="Table26.A2" office:value-type="string">
            <text:p text:style-name="P9">Font</text:p>
          </table:table-cell>
          <table:table-cell table:style-name="Table26.A2" office:value-type="string">
            <text:p text:style-name="P92">Y</text:p>
          </table:table-cell>
          <table:table-cell table:style-name="Table26.C2" office:value-type="string">
            <text:p text:style-name="P69">&lt;f=<text:span text:style-name="T67">fontname;fontsize;bold;underline;italicized;strikeout</text:span>&gt;<text:span text:style-name="T1"> </text:span><text:span text:style-name="T64">(See the section </text:span><text:span text:style-name="T64"><text:bookmark-ref text:reference-format="text" text:ref-name="__RefHeading__2151_2015678595">Font String Format</text:bookmark-ref></text:span><text:span text:style-name="T64">)</text:span></text:p>
            <text:p text:style-name="P159"/>
            <text:p text:style-name="P88"><text:span text:style-name="T64">The </text:span><text:span text:style-name="T62">fontsize</text:span><text:span text:style-name="T64"> parameter can </text:span><text:span text:style-name="T65">blank</text:span><text:span text:style-name="T64"> to indicate to use the prior font size.</text:span></text:p>
            <text:p text:style-name="P159"/>
            <text:p text:style-name="P160">Alternatives:</text:p>
            <text:p text:style-name="P87"><text:span text:style-name="T62">&lt;f=</text:span><text:span text:style-name="T67">fontname</text:span><text:span text:style-name="T62">&gt;</text:span></text:p>
            <text:p text:style-name="P87"><text:span text:style-name="T62">&lt;f=</text:span><text:span text:style-name="T67">fontname;fontsize</text:span><text:span text:style-name="T62">&gt;</text:span></text:p>
          </table:table-cell>
        </table:table-row>
        <table:table-row table:style-name="Table26.1">
          <table:table-cell table:style-name="Table26.A2" office:value-type="string">
            <text:p text:style-name="P42">Font Scale</text:p>
          </table:table-cell>
          <table:table-cell table:style-name="Table26.A2" office:value-type="string">
            <text:p text:style-name="P92"/>
          </table:table-cell>
          <table:table-cell table:style-name="Table26.C2" office:value-type="string">
            <text:p text:style-name="P69">&lt;<text:span text:style-name="T137">fscl=#;#&gt;</text:span><text:span text:style-name="T9">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92"/>
          </table:table-cell>
          <table:table-cell table:style-name="Table26.C2" office:value-type="string">
            <text:p text:style-name="P69">&lt;<text:span text:style-name="T138">caps&gt;</text:span><text:span text:style-name="T10"> - Will force all text within to be capitalized.</text:span></text:p>
          </table:table-cell>
        </table:table-row>
        <table:table-row table:style-name="Table26.1">
          <table:table-cell table:style-name="Table26.A2" office:value-type="string">
            <text:p text:style-name="P62">No Caps</text:p>
          </table:table-cell>
          <table:table-cell table:style-name="Table26.A2" office:value-type="string">
            <text:p text:style-name="P92"/>
          </table:table-cell>
          <table:table-cell table:style-name="Table26.C2" office:value-type="string">
            <text:p text:style-name="P74">&lt;<text:span text:style-name="T176">no</text:span><text:span text:style-name="T138">caps&gt;</text:span><text:span text:style-name="T10"> - Will force all text within to </text:span><text:span text:style-name="T19">not </text:span><text:span text:style-name="T10">be capitalized.</text:span></text:p>
          </table:table-cell>
        </table:table-row>
        <table:table-row table:style-name="Table26.1">
          <table:table-cell table:style-name="Table26.A2" office:value-type="string">
            <text:p text:style-name="P62">Title Case</text:p>
          </table:table-cell>
          <table:table-cell table:style-name="Table26.A2" office:value-type="string">
            <text:p text:style-name="P92"/>
          </table:table-cell>
          <table:table-cell table:style-name="Table26.C2" office:value-type="string">
            <text:p text:style-name="P74">&lt;<text:span text:style-name="T176">titlecase</text:span><text:span text:style-name="T138">&gt;</text:span><text:span text:style-name="T10"> - Will force all text within </text:span><text:span text:style-name="T19">to be title case (non-alpha characters at the start of a word are treated as alpha). </text:span></text:p>
          </table:table-cell>
        </table:table-row>
        <table:table-row table:style-name="Table26.1">
          <table:table-cell table:style-name="Table26.A2" office:value-type="string">
            <text:p text:style-name="P9">Y Draw Offset</text:p>
          </table:table-cell>
          <table:table-cell table:style-name="Table26.A2" office:value-type="string">
            <text:p text:style-name="P92">Y</text:p>
          </table:table-cell>
          <table:table-cell table:style-name="Table26.C2" office:value-type="string">
            <text:p text:style-name="P69">&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92">Y</text:p>
          </table:table-cell>
          <table:table-cell table:style-name="Table26.C1" office:value-type="string">
            <text:p text:style-name="P69">&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7">Pixel</text:p>
          </table:table-cell>
          <table:table-cell table:style-name="Table26.A2" office:value-type="string">
            <text:p text:style-name="P100">N</text:p>
          </table:table-cell>
          <table:table-cell table:style-name="Table26.C2" office:value-type="string">
            <text:p text:style-name="P79">&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80">&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27">Y</text:p>
          </table:table-cell>
          <table:table-cell table:style-name="Table26.C2" office:value-type="string">
            <text:p text:style-name="P78">&lt;<text:span text:style-name="T149">p=[first line indent];[wrapped lines indent]&gt;</text:span><text:span text:style-name="T11"> - Creates a paragraph block.</text:span></text:p>
            <text:p text:style-name="P128"/>
            <text:p text:style-name="P127">First line indent – The number of characters to indent the first line and the line immediately after a forced line break “&lt;br&gt;” (based on current font).</text:p>
            <text:p text:style-name="P127"/>
            <text:p text:style-name="P127">Wrapped lines indent – The number of characters to indent all wrapped lines (based on current font).</text:p>
            <text:p text:style-name="P128"/>
          </table:table-cell>
        </table:table-row>
        <table:table-row table:style-name="Table26.1">
          <table:table-cell table:style-name="Table26.A2" office:value-type="string">
            <text:p text:style-name="P16">Align Center </text:p>
          </table:table-cell>
          <table:table-cell table:style-name="Table26.A2" office:value-type="string">
            <text:p text:style-name="P101">Y</text:p>
          </table:table-cell>
          <table:table-cell table:style-name="Table26.C2" office:value-type="string">
            <text:p text:style-name="P78">&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101">Y</text:p>
          </table:table-cell>
          <table:table-cell table:style-name="Table26.C2" office:value-type="string">
            <text:p text:style-name="P78">&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6">Align Right</text:p>
          </table:table-cell>
          <table:table-cell table:style-name="Table26.A2" office:value-type="string">
            <text:p text:style-name="P101">Y</text:p>
          </table:table-cell>
          <table:table-cell table:style-name="Table26.C2" office:value-type="string">
            <text:p text:style-name="P78">&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16">N</text:p>
          </table:table-cell>
          <table:table-cell table:style-name="Table26.C2" office:value-type="string">
            <text:p text:style-name="P86">&lt;marginleft=#;#;#&gt;<text:span text:style-name="T1"> </text:span><text:span text:style-name="T6">or </text:span><text:span text:style-name="T130">&lt;mgnl=</text:span>=#;#;#<text:span text:style-name="T130">&gt;</text:span><text:span text:style-name="T6"> </text:span><text:span text:style-name="T1">- Creates a left horizontal margin with the vertical range specified in the last two values. The range end value is exclusive.</text:span></text:p>
            <text:p text:style-name="P116"/>
            <text:p text:style-name="P84"><text:span text:style-name="T1">&lt;marginleft=30;150;350&gt; - creates a </text:span><text:span text:style-name="T5">left </text:span><text:span text:style-name="T1">margin of 30 pixels for the y-range of 150-350 within the element (relative).</text:span></text:p>
            <text:p text:style-name="P116"/>
            <text:p text:style-name="P85"><text:span text:style-name="T5">Notes:</text:span><text:span text:style-name="T1"> </text:span></text:p>
            <text:list text:style-name="L3">
              <text:list-item>
                <text:p text:style-name="P368"><text:span text:style-name="T44">D</text:span><text:span text:style-name="T42">efine these at the start of the Element Definition. While you can set them later it may not work as expected.</text:span></text:p>
              </text:list-item>
              <text:list-item>
                <text:p text:style-name="P369"><text:span text:style-name="T44">This only works with left-aligned unjustified text </text:span><text:span text:style-name="T46">(for now)</text:span><text:span text:style-name="T44">.</text:span></text:p>
              </text:list-item>
              <text:list-item>
                <text:p text:style-name="P370"><text:span text:style-name="T44">Y</text:span><text:span text:style-name="T42">ou may specify multiple margins for both left and right (left/right are treated independently). </text:span></text:p>
              </text:list-item>
              <text:list-item>
                <text:p text:style-name="P365">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116">N</text:p>
          </table:table-cell>
          <table:table-cell table:style-name="Table26.C2" office:value-type="string">
            <text:p text:style-name="P218"><text:span text:style-name="T51">&lt;marginright=#;#;#&gt;</text:span><text:span text:style-name="T44"> </text:span><text:span text:style-name="T50">or </text:span><text:span text:style-name="T54">&lt;mgnr=</text:span><text:span text:style-name="T51">=#;#;#</text:span><text:span text:style-name="T54">&gt;</text:span><text:span text:style-name="T50"> </text:span><text:span text:style-name="T51"><text:s/></text:span><text:span text:style-name="T44">- Creates a right horizontal margin with the vertical range specified in the last two values. The range end value is exclusive.</text:span></text:p>
            <text:p text:style-name="P116"/>
            <text:p text:style-name="P214"><text:span text:style-name="T44">&lt;marginright=200;0;50&gt; - creates a </text:span><text:span text:style-name="T46">right </text:span><text:span text:style-name="T44">margin of </text:span><text:span text:style-name="T45">20</text:span><text:span text:style-name="T44">0 pixels for the y-range of 0-50 within the element (relative).</text:span></text:p>
            <text:p text:style-name="P116"/>
            <text:p text:style-name="P117">See Margin Left above for more notes.</text:p>
          </table:table-cell>
        </table:table-row>
        <table:table-row table:style-name="Table26.1">
          <table:table-cell table:style-name="Table26.A2" office:value-type="string">
            <text:p text:style-name="P14">Line Spacing</text:p>
          </table:table-cell>
          <table:table-cell table:style-name="Table26.A2" office:value-type="string">
            <text:p text:style-name="P98">Y</text:p>
          </table:table-cell>
          <table:table-cell table:style-name="Table26.C2" office:value-type="string">
            <text:p text:style-name="P76">&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92">N</text:p>
          </table:table-cell>
          <table:table-cell table:style-name="Table26.C2" office:value-type="string">
            <text:p text:style-name="P69">&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92">N</text:p>
          </table:table-cell>
          <table:table-cell table:style-name="Table26.C2" office:value-type="string">
            <text:p text:style-name="P69">&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99">N/A</text:p>
          </table:table-cell>
          <table:table-cell table:style-name="Table26.C2" office:value-type="string">
            <text:p text:style-name="P99">The ‘\’ character can be used to indicate to ignore any special meaning of the following character. Examples:</text:p>
            <text:p text:style-name="P77">\&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6">NOTE</text:span>: The line spacing must be configured. <text:span text:style-name="T77">L</text:span>ine<text:span text:style-name="T77">s</text:span> will draw on top of <text:span text:style-name="T77">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6">shapename</text:span>;<text:span text:style-name="T26">thickness</text:span>;<text:span text:style-name="T26">horizontal_size</text:span>;<text:span text:style-name="T26">vertical_size</text:span>#</text:p>
      <text:p text:style-name="P3">Other complex types have the same basic format with extra parameters:</text:p>
      <text:p text:style-name="P3">#<text:span text:style-name="T26">shapename</text:span>;<text:span text:style-name="T26">thickness</text:span>;<text:span text:style-name="T26">horizontal_size</text:span>;<text:span text:style-name="T26">vertical_size;[extra parameters]</text:span>#</text:p>
      <text:p text:style-name="P3"/>
      <text:p text:style-name="P6">Example: <text:span text:style-name="T26">#roundedrect;0;-;-;45# </text:span>(see below for what the <text:span text:style-name="T26">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9">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9">[EdgeSize]</text:p>
            <text:p text:style-name="P92"/>
            <text:p text:style-name="P9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9">[AllowPartialGrid];[GridWidth];[GridHeight]</text:p>
            <text:p text:style-name="P69"/>
            <text:p text:style-name="P92">AllowPartialGrid – Allows the grid to draw in an incomplete form on the right and bottom</text:p>
            <text:p text:style-name="P92">GridWidth – The width of a single rectangle in the grid.</text:p>
            <text:p text:style-name="P9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9">[Corner]</text:p>
            <text:p text:style-name="P69"/>
            <text:p text:style-name="P9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9">
        <text:list-item>
          <text:p text:style-name="P388">The <text:span text:style-name="T42">AllowPartialGrid</text:span>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text:style-name="L10">
        <text:list-item>
          <text:p text:style-name="P360">Card Values (![x])</text:p>
        </text:list-item>
        <text:list-item>
          <text:p text:style-name="P360">Data Source References (@[x]) <text:span text:style-name="T89">&amp; Substring (%[x,y,z]) (starting with right most first)</text:span></text:p>
        </text:list-item>
        <text:list-item>
          <text:p text:style-name="P361">Element Fields (&amp;[x])</text:p>
        </text:list-item>
        <text:list-item>
          <text:p text:style-name="P360">If/Switch <text:span text:style-name="T76">(starting with the right most first)</text:span></text:p>
        </text:list-item>
        <text:list-item>
          <text:p text:style-name="P360">Text translations (Note: These only apply to Text elements)</text:p>
        </text:list-item>
        <text:list-item>
          <text:p text:style-name="P362">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pan text:style-name="T186">Application </text:span>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9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text:soft-page-break/>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90">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91">Log Incept Translation</text:p>
          </table:table-cell>
          <table:table-cell table:style-name="Table29.B2" office:value-type="string">
            <text:p text:style-name="P187">If enabled, all translations performed with the Incept translator are logged (useful for debugging issues).</text:p>
          </table:table-cell>
        </table:table-row>
        <table:table-row>
          <table:table-cell table:style-name="Table29.A2" office:value-type="string">
            <text:p text:style-name="P193">Show Canvas Mouse Location</text:p>
          </table:table-cell>
          <table:table-cell table:style-name="Table29.B2" office:value-type="string">
            <text:p text:style-name="P248">If enabled, will show the pixel values for the mouse location in the Canvas window.</text:p>
          </table:table-cell>
        </table:table-row>
        <table:table-row>
          <table:table-cell table:style-name="Table29.A2" office:value-type="string">
            <text:p text:style-name="P136">String Measure Method</text:p>
          </table:table-cell>
          <table:table-cell table:style-name="Table29.B2" office:value-type="string">
            <text:p text:style-name="P52">MeasureStringGenericTypoGraphic <text:span text:style-name="T163">is recommended. CharacterRanges is included for backward compatibility</text:span></text:p>
          </table:table-cell>
        </table:table-row>
        <table:table-row>
          <table:table-cell table:style-name="Table29.A2" office:value-type="string">
            <text:p text:style-name="P136">Translate Elements While Dragging</text:p>
          </table:table-cell>
          <table:table-cell table:style-name="Table29.B2" office:value-type="string">
            <text:p text:style-name="P58">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333" text:outline-level="2"><text:bookmark-start text:name="__RefHeading___Toc5505_1423728136"/>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45">Setting</text:p>
            </table:table-cell>
            <table:table-cell table:style-name="Table35.B1" office:value-type="string">
              <text:p text:style-name="P245">Description</text:p>
            </table:table-cell>
          </table:table-row>
        </table:table-header-rows>
        <table:table-row>
          <table:table-cell table:style-name="Table35.A2" office:value-type="string">
            <text:p text:style-name="P194"><text:span text:style-name="T165">Export</text:span> <text:span text:style-name="T165">WebP Lossless</text:span></text:p>
          </table:table-cell>
          <table:table-cell table:style-name="Table35.B2" office:value-type="string">
            <text:p text:style-name="P249">If enabled, WebP export will be lossless</text:p>
          </table:table-cell>
        </table:table-row>
        <table:table-row>
          <table:table-cell table:style-name="Table35.A2" office:value-type="string">
            <text:p text:style-name="P195">Export WebP Quality</text:p>
          </table:table-cell>
          <table:table-cell table:style-name="Table35.B2" office:value-type="string">
            <text:p text:style-name="P251">Quality setting if WebP export is not lossless</text:p>
          </table:table-cell>
        </table:table-row>
      </table:table>
      <text:h text:style-name="P334" text:outline-level="2"><text:bookmark-start text:name="__RefHeading___Toc3358_350549976"/>PDF Export Settings<text:bookmark-end text:name="__RefHeading___Toc3358_350549976"/></text:h>
      <text:p text:style-name="Text_20_body">The <text:span text:style-name="T136">PDF export</text:span> settings can be found under <text:span text:style-name="T26">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95">Page Measurement Unit</text:p>
          </table:table-cell>
          <table:table-cell table:style-name="PrintSettings.B2" office:value-type="string">
            <text:p text:style-name="P251">The unit to use with the page settings (width, height, margins)</text:p>
          </table:table-cell>
        </table:table-row>
        <table:table-row>
          <table:table-cell table:style-name="PrintSettings.A2" office:value-type="string">
            <text:p text:style-name="P190">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90">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90">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90">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90">Auto-Center Layouts on Page<text:soft-page-break/></text:p>
          </table:table-cell>
          <table:table-cell table:style-name="PrintSettings.B2" office:value-type="string">
            <text:p text:style-name="Table_20_Contents">If enabled layouts will print to the page horizontally centered. <text:soft-page-break/>Note: When switching layouts while printing the new layout will automatically be placed below the previous layout.</text:p>
          </table:table-cell>
        </table:table-row>
        <table:table-row>
          <table:table-cell table:style-name="PrintSettings.A2" office:value-type="string">
            <text:p text:style-name="P19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35"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46">Setting</text:p>
            </table:table-cell>
            <table:table-cell table:style-name="Table36.B1" office:value-type="string">
              <text:p text:style-name="P246">Description</text:p>
            </table:table-cell>
          </table:table-row>
        </table:table-header-rows>
        <table:table-row>
          <table:table-cell table:style-name="Table36.A2" office:value-type="string">
            <text:p text:style-name="P196">Enable AutoSave</text:p>
          </table:table-cell>
          <table:table-cell table:style-name="Table36.B2" office:value-type="string">
            <text:p text:style-name="P250">If enabled, <text:span text:style-name="T166">CardMaker will attempt to auto save the active project</text:span></text:p>
          </table:table-cell>
        </table:table-row>
        <table:table-row>
          <table:table-cell table:style-name="Table36.A2" office:value-type="string">
            <text:p text:style-name="P196">AutoSave Interval</text:p>
          </table:table-cell>
          <table:table-cell table:style-name="Table36.B2" office:value-type="string">
            <text:p text:style-name="P247">Number of minutes between AutoSaves.</text:p>
          </table:table-cell>
        </table:table-row>
      </table:table>
      <text:h text:style-name="P336" text:outline-level="2"><text:bookmark-start text:name="__RefHeading___Toc5509_1423728136"/><text:span text:style-name="T166">Graphic</text:span><text:span text:style-name="T165">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46">Setting</text:p>
            </table:table-cell>
            <table:table-cell table:style-name="Table37.B1" office:value-type="string">
              <text:p text:style-name="P246">Description</text:p>
            </table:table-cell>
          </table:table-row>
        </table:table-header-rows>
        <table:table-row>
          <table:table-cell table:style-name="Table37.A2" office:value-type="string">
            <text:p text:style-name="P196">Composition Quality: Gamma Corrected</text:p>
          </table:table-cell>
          <table:table-cell table:style-name="Table37.B2" office:value-type="string">
            <text:p text:style-name="P247">If enabled, toggles the C# specific rendering setting</text:p>
          </table:table-cell>
        </table:table-row>
        <table:table-row>
          <table:table-cell table:style-name="Table37.A2" office:value-type="string">
            <text:p text:style-name="P196">PixelOffsetMode: HighQuality</text:p>
          </table:table-cell>
          <table:table-cell table:style-name="Table37.B2" office:value-type="string">
            <text:p text:style-name="P247">If enabled, toggles the C# specific rendering setting</text:p>
          </table:table-cell>
        </table:table-row>
      </table:table>
      <text:h text:style-name="P335"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46">Setting</text:p>
            </table:table-cell>
            <table:table-cell table:style-name="Table38.B1" office:value-type="string">
              <text:p text:style-name="P246">Description</text:p>
            </table:table-cell>
          </table:table-row>
        </table:table-header-rows>
        <table:table-row>
          <table:table-cell table:style-name="Table38.A2" office:value-type="string">
            <text:p text:style-name="P197">Merge Text Markups (experimental)</text:p>
          </table:table-cell>
          <table:table-cell table:style-name="Table38.B2" office:value-type="string">
            <text:p text:style-name="P250">If enabled, <text:span text:style-name="T167">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P326" text:outline-level="1"><text:bookmark-start text:name="__RefHeading___Toc7662_377347290"/>Export<text:bookmark-end text:name="__RefHeading___Toc7662_377347290"/></text:h>
      <text:h text:style-name="P337" text:outline-level="2"><text:bookmark-start text:name="__RefHeading___Toc3360_350549976"/>Exporting Layouts<text:bookmark-end text:name="__RefHeading___Toc3360_350549976"/></text:h>
      <text:p text:style-name="P202">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38" text:outline-level="2"><text:bookmark-start text:name="__RefHeading___Toc6348_3332896927"/>Exporting Borders<text:bookmark-end text:name="__RefHeading___Toc6348_3332896927"/></text:h>
      <text:p text:style-name="P262">To export borders for a layout, you must have both the “Draw Borders” and “Export Layout Border” settings checked.</text:p>
      <text:h text:style-name="P339" text:outline-level="2"><text:bookmark-start text:name="__RefHeading___Toc5165_2478260207"/><text:soft-page-break/>Export File Name Format<text:bookmark-end text:name="__RefHeading___Toc5165_2478260207"/></text:h>
      <text:p text:style-name="P57">This controls the name of the exported file. By default the format is #L_##. </text:p>
      <text:p text:style-name="P57"/>
      <text:p text:style-name="P67"><text:span text:style-name="T38">Warning:</text:span><text:span text:style-name="T169"> If you set a file format without the ## (card number) the same file may be written to for the entire layout <text:s/>(depending on the name format you select)!</text:span></text:p>
      <text:p text:style-name="P67"/>
      <table:table table:name="Table40" table:style-name="Table40">
        <table:table-column table:style-name="Table40.A"/>
        <table:table-column table:style-name="Table40.B"/>
        <table:table-row>
          <table:table-cell table:style-name="Table40.A1" office:value-type="string">
            <text:p text:style-name="P91">Code</text:p>
          </table:table-cell>
          <table:table-cell table:style-name="Table40.B1" office:value-type="string">
            <text:p text:style-name="P91">Use</text:p>
          </table:table-cell>
        </table:table-row>
        <table:table-row>
          <table:table-cell table:style-name="Table40.A2" office:value-type="string">
            <text:p text:style-name="P13">@[column_name]</text:p>
          </table:table-cell>
          <table:table-cell table:style-name="Table40.B2" office:value-type="string">
            <text:p text:style-name="P97">A value from the reference / define<text:span text:style-name="T169">s</text:span></text:p>
          </table:table-cell>
        </table:table-row>
        <table:table-row>
          <table:table-cell table:style-name="Table40.A2" office:value-type="string">
            <text:p text:style-name="P56">##</text:p>
          </table:table-cell>
          <table:table-cell table:style-name="Table40.B2" office:value-type="string">
            <text:p text:style-name="P97">card number <text:span text:style-name="T80">(1 based)</text:span></text:p>
          </table:table-cell>
        </table:table-row>
        <table:table-row>
          <table:table-cell table:style-name="Table40.A2" office:value-type="string">
            <text:p text:style-name="P56">#SC</text:p>
          </table:table-cell>
          <table:table-cell table:style-name="Table40.B2" office:value-type="string">
            <text:p text:style-name="P142">Sub card number (1 based)</text:p>
          </table:table-cell>
        </table:table-row>
        <table:table-row>
          <table:table-cell table:style-name="Table40.A2" office:value-type="string">
            <text:p text:style-name="P56">#L</text:p>
          </table:table-cell>
          <table:table-cell table:style-name="Table40.B2" office:value-type="string">
            <text:p text:style-name="P97">layout name</text:p>
          </table:table-cell>
        </table:table-row>
      </table:table>
      <text:p text:style-name="P66"/>
      <text:h text:style-name="P337" text:outline-level="2"><text:bookmark-start text:name="__RefHeading___Toc3362_350549976"/>Layout Notes<text:bookmark-end text:name="__RefHeading___Toc3362_350549976"/></text:h>
      <text:p text:style-name="P202">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9">storing</text:span> images. </text:p>
      <text:h text:style-name="P337" text:outline-level="2"><text:bookmark-start text:name="__RefHeading___Toc3690_350549976"/>Where is the print option?<text:bookmark-end text:name="__RefHeading___Toc3690_350549976"/></text:h>
      <text:p text:style-name="P263">For now, printing has been removed. Image export and PDF export are both excellent options that should cover just about every use case needed.</text:p>
      <text:h text:style-name="Heading_20_2" text:outline-level="2"><text:bookmark-start text:name="__RefHeading___Toc3950_2190213348"/>Export <text:span text:style-name="T187">To File</text:span><text:bookmark-end text:name="__RefHeading___Toc3950_2190213348"/></text:h>
      <text:p text:style-name="P235">Export supports two general modes: PDF and Image export. PDF exports entire layouts to a single PDF file while Image export allows for very granular exports down to the individual card.</text:p>
      <text:h text:style-name="P349"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6">Functionality</text:p>
            </table:table-cell>
            <table:table-cell table:style-name="CommonCommandLineArgs.A1" office:value-type="string">
              <text:p text:style-name="P236">Argument</text:p>
            </table:table-cell>
            <table:table-cell table:style-name="CommonCommandLineArgs.A1" office:value-type="string">
              <text:p text:style-name="P236">Example</text:p>
            </table:table-cell>
            <table:table-cell table:style-name="CommonCommandLineArgs.D1" office:value-type="string">
              <text:p text:style-name="P236">Notes</text:p>
            </table:table-cell>
          </table:table-row>
        </table:table-header-rows>
        <table:table-row>
          <table:table-cell table:style-name="CommonCommandLineArgs.A2" office:value-type="string">
            <text:p text:style-name="P277">Export Format</text:p>
          </table:table-cell>
          <table:table-cell table:style-name="CommonCommandLineArgs.A2" office:value-type="string">
            <text:p text:style-name="P280">-<text:span text:style-name="T112">exportFormat</text:span></text:p>
          </table:table-cell>
          <table:table-cell table:style-name="CommonCommandLineArgs.A2" office:value-type="string">
            <text:p text:style-name="P277">pdf</text:p>
          </table:table-cell>
          <table:table-cell table:style-name="CommonCommandLineArgs.D2" office:value-type="string">
            <text:p text:style-name="P277">Various formats:</text:p>
            <text:p text:style-name="P279">pdf, bmp, emf, exif, gif, icon, jpeg, png<text:span text:style-name="T119">(image default)</text:span>, tiff, wmf</text:p>
            <text:p text:style-name="P279"/>
            <text:p text:style-name="P281">webp is only supported in windows</text:p>
          </table:table-cell>
        </table:table-row>
        <table:table-row>
          <table:table-cell table:style-name="CommonCommandLineArgs.A2" office:value-type="string">
            <text:p text:style-name="P277">Export Path</text:p>
          </table:table-cell>
          <table:table-cell table:style-name="CommonCommandLineArgs.A2" office:value-type="string">
            <text:p text:style-name="P280">-<text:span text:style-name="T112">exportPath</text:span></text:p>
          </table:table-cell>
          <table:table-cell table:style-name="CommonCommandLineArgs.A2" office:value-type="string">
            <text:p text:style-name="P277">E:\file.pdf</text:p>
          </table:table-cell>
          <table:table-cell table:style-name="CommonCommandLineArgs.D2" office:value-type="string">
            <text:p text:style-name="P277">For pdf files this should be a file path. <text:soft-page-break/>For images it should be a folder path.</text:p>
          </table:table-cell>
        </table:table-row>
        <table:table-row>
          <table:table-cell table:style-name="CommonCommandLineArgs.A2" office:value-type="string">
            <text:p text:style-name="P277">Project Path</text:p>
          </table:table-cell>
          <table:table-cell table:style-name="CommonCommandLineArgs.A2" office:value-type="string">
            <text:p text:style-name="P280">-<text:span text:style-name="T112">projectPath</text:span></text:p>
          </table:table-cell>
          <table:table-cell table:style-name="CommonCommandLineArgs.A2" office:value-type="string">
            <text:p text:style-name="P283">E:\CardMaker\sample\sample_project.cmp</text:p>
          </table:table-cell>
          <table:table-cell table:style-name="CommonCommandLineArgs.D2" office:value-type="string">
            <text:p text:style-name="P277"/>
          </table:table-cell>
        </table:table-row>
        <table:table-row>
          <table:table-cell table:style-name="CommonCommandLineArgs.A2" office:value-type="string">
            <text:p text:style-name="P277">Layout Names</text:p>
          </table:table-cell>
          <table:table-cell table:style-name="CommonCommandLineArgs.A2" office:value-type="string">
            <text:p text:style-name="P280">-<text:span text:style-name="T112">layoutNames</text:span></text:p>
          </table:table-cell>
          <table:table-cell table:style-name="CommonCommandLineArgs.A2" office:value-type="string">
            <text:p text:style-name="P278">“PowerDeck” “Layout with space”</text:p>
          </table:table-cell>
          <table:table-cell table:style-name="CommonCommandLineArgs.D2" office:value-type="string">
            <text:p text:style-name="P277">The args following this may be quoted and should have spaces between them. Each of the layouts will be included in the export. <text:span text:style-name="T115">Defaults to all in project.</text:span></text:p>
          </table:table-cell>
        </table:table-row>
        <table:table-row>
          <table:table-cell table:style-name="CommonCommandLineArgs.A2" office:value-type="string">
            <text:p text:style-name="P277">Google Credentials</text:p>
          </table:table-cell>
          <table:table-cell table:style-name="CommonCommandLineArgs.A2" office:value-type="string">
            <text:p text:style-name="P280">-<text:span text:style-name="T112">googleCredential</text:span></text:p>
          </table:table-cell>
          <table:table-cell table:style-name="CommonCommandLineArgs.A2" office:value-type="string">
            <text:p text:style-name="P278"/>
          </table:table-cell>
          <table:table-cell table:style-name="CommonCommandLineArgs.D2" office:value-type="string">
            <text:p text:style-name="P277">The key provided by visiting the OAUTH2 page within the UI (can also be visited manually).</text:p>
          </table:table-cell>
        </table:table-row>
      </table:table>
      <text:p text:style-name="P237"/>
      <text:h text:style-name="P349"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6">Functionality</text:p>
            </table:table-cell>
            <table:table-cell table:style-name="PDFCommandLineArgs.A1" office:value-type="string">
              <text:p text:style-name="P236">Argument</text:p>
            </table:table-cell>
            <table:table-cell table:style-name="PDFCommandLineArgs.A1" office:value-type="string">
              <text:p text:style-name="P236">Example</text:p>
            </table:table-cell>
            <table:table-cell table:style-name="PDFCommandLineArgs.D1" office:value-type="string">
              <text:p text:style-name="P236">Notes</text:p>
            </table:table-cell>
          </table:table-row>
        </table:table-header-rows>
        <table:table-row>
          <table:table-cell table:style-name="PDFCommandLineArgs.A2" office:value-type="string">
            <text:p text:style-name="P282">Page Orientation</text:p>
          </table:table-cell>
          <table:table-cell table:style-name="PDFCommandLineArgs.A2" office:value-type="string">
            <text:p text:style-name="P280">-<text:span text:style-name="T113">pageOrientation</text:span></text:p>
          </table:table-cell>
          <table:table-cell table:style-name="PDFCommandLineArgs.A2" office:value-type="string">
            <text:p text:style-name="P282">landscape</text:p>
          </table:table-cell>
          <table:table-cell table:style-name="PDFCommandLineArgs.D2" office:value-type="string">
            <text:p text:style-name="P282">Landscape or Portrait(default)</text:p>
          </table:table-cell>
        </table:table-row>
      </table:table>
      <text:p text:style-name="P237"/>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6">Functionality</text:p>
            </table:table-cell>
            <table:table-cell table:style-name="ImageCommandLineArgs.A1" office:value-type="string">
              <text:p text:style-name="P236">Argument</text:p>
            </table:table-cell>
            <table:table-cell table:style-name="ImageCommandLineArgs.A1" office:value-type="string">
              <text:p text:style-name="P236">Example</text:p>
            </table:table-cell>
            <table:table-cell table:style-name="ImageCommandLineArgs.D1" office:value-type="string">
              <text:p text:style-name="P236">Notes</text:p>
            </table:table-cell>
          </table:table-row>
        </table:table-header-rows>
        <table:table-row>
          <table:table-cell table:style-name="ImageCommandLineArgs.A2" office:value-type="string">
            <text:p text:style-name="P280">Card Indices</text:p>
          </table:table-cell>
          <table:table-cell table:style-name="ImageCommandLineArgs.A2" office:value-type="string">
            <text:p text:style-name="P280">-<text:span text:style-name="T113">cardIndices</text:span></text:p>
          </table:table-cell>
          <table:table-cell table:style-name="ImageCommandLineArgs.A2" office:value-type="string">
            <text:p text:style-name="P280">“<text:span text:style-name="T113">1-4,6,18-27</text:span>”</text:p>
          </table:table-cell>
          <table:table-cell table:style-name="ImageCommandLineArgs.D2" office:value-type="string">
            <text:p text:style-name="P282">Allows for multiple values to be specified via comma separated. These may also include ranges. All values are card numbers. <text:span text:style-name="T114">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0">1 - Export the cards 1-4,6,7 from layouts Sample and Default from the custom_project.cmp as <text:soft-page-break/>png files to E:\export.</text:p>
      <text:p text:style-name="P238">CardMaker -projectPath E:\<text:span text:style-name="T117">custom</text:span>_project.cmp -exportFormat png <text:line-break/>-layoutNames "<text:span text:style-name="T117">Sample</text:span>" "Default" -cardIndices "1-4,<text:span text:style-name="T116">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40">2 - Export all the cards from every layout from the custom_project.cmp as a pdf file E:\export\file.pdf.</text:p>
      <text:p text:style-name="P239">CardMaker -projectPath E:\<text:span text:style-name="T117">custom</text:span>_project.cmp -exportFormat <text:span text:style-name="T118">pdf</text:span> <text:line-break/>-exportPath "<text:span text:style-name="T118">E:\export\file.pdf</text:span>"</text:p>
      <text:p text:style-name="P239"/>
      <text:h text:style-name="P323" text:outline-level="1"><text:bookmark-start text:name="__RefHeading___Toc7664_377347290"/>Additional <text:span text:style-name="T188">Information</text:span><text:bookmark-end text:name="__RefHeading___Toc7664_377347290"/></text:h>
      <text:h text:style-name="P327" text:outline-level="1"><text:bookmark-start text:name="__RefHeading___Toc3366_350549976"/>Layout Templates<text:bookmark-end text:name="__RefHeading___Toc3366_350549976"/></text:h>
      <text:p text:style-name="P25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P327" text:outline-level="1"><text:bookmark-start text:name="__RefHeading___Toc3946_2190213348"/>Command Line Support<text:bookmark-end text:name="__RefHeading___Toc3946_2190213348"/></text:h>
      <text:p text:style-name="P261">CardMaker supports a number of command line options related to exporting as well as starting up with a specific project loaded.</text:p>
      <text:h text:style-name="P340" text:outline-level="2"><text:bookmark-start text:name="__RefHeading___Toc3948_2190213348"/>Start-up Project<text:bookmark-end text:name="__RefHeading___Toc3948_2190213348"/></text:h>
      <text:p text:style-name="P261">Simply provide the file path to the CardMaker Project as the first and only argument to the application.</text:p>
      <text:p text:style-name="P261">Example: CardMaker E:\CardMaker\sample\sample_project.cmp</text:p>
      <text:h text:style-name="P341" text:outline-level="2"><text:bookmark-start text:name="__RefHeading___Toc3785_3188048287"/>Element References<text:bookmark-end text:name="__RefHeading___Toc3785_3188048287"/></text:h>
      <text:p text:style-name="P292">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21">At this time many undo functions may not work correctly with references! A Reference Element is marked with a * after the name in the Layout Control Window.</text:span></text:p>
      <text:h text:style-name="P350" text:outline-level="3"><text:bookmark-start text:name="__RefHeading___Toc3324_350549976"/><text:soft-page-break/>Google Authentication Setup<text:bookmark-end text:name="__RefHeading___Toc3324_350549976"/></text:h>
      <text:p text:style-name="P198">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1">
        <text:list-item>
          <text:p text:style-name="P387">Launch CardMaker and select <text:span text:style-name="T26">Tools</text:span> &gt; <text:span text:style-name="T26">Update Google Credentials... </text:span></text:p>
        </text:list-item>
        <text:list-item>
          <text:p text:style-name="P387">Either copy the Auth URL and browse to it in your preferred browser or click <text:span text:style-name="T26">Browse To URL</text:span></text:p>
        </text:list-item>
        <text:list-item>
          <text:p text:style-name="P387">Google should prompt you to allow CardMaker to access your spreadsheets and then navigate to the CardMaker site with the AccessToken field already selected. </text:p>
        </text:list-item>
        <text:list-item>
          <text:p text:style-name="P387">Copy the <text:span text:style-name="T26">AccessToken</text:span> value and return to CardMaker.</text:p>
        </text:list-item>
        <text:list-item>
          <text:p text:style-name="P387">You can manually paste the <text:span text:style-name="T26">AccessToken</text:span> value into the <text:span text:style-name="T26">Access Token </text:span>field or press the <text:span text:style-name="T26">Paste Token</text:span> button. If you use the <text:span text:style-name="T26">Paste Token</text:span> button the dialog will close immediately (slight time savings!).</text:p>
        </text:list-item>
        <text:list-item>
          <text:p text:style-name="P38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P342" text:outline-level="2"><text:bookmark-start text:name="__RefHeading___Toc5091_3568829764"/>SubLayout Elements<text:bookmark-end text:name="__RefHeading___Toc5091_3568829764"/></text:h>
      <text:p text:style-name="P289">Warning:</text:p>
      <text:list text:style-name="L12">
        <text:list-item>
          <text:p text:style-name="P389">SubLayouts <text:span text:style-name="T157">are</text:span> <text:span text:style-name="T70">experimental</text:span> at this time.</text:p>
        </text:list-item>
        <text:list-item>
          <text:p text:style-name="P390">This documentation probably is missing some things! (oops)</text:p>
        </text:list-item>
        <text:list-item>
          <text:p text:style-name="P389">I do not recommend using this functionality without a very solid understanding of the rest of the application (in particular how defines and references work).</text:p>
        </text:list-item>
        <text:list-item>
          <text:p text:style-name="P391">WYSIWYG (what you see is what you get) is kind of <text:span text:style-name="T157">broken</text:span> as the generated SubLayout images may not exist when editing in the application.</text:p>
        </text:list-item>
        <text:list-item>
          <text:p text:style-name="P392">Error reporting with SubLayouts is very limited</text:p>
        </text:list-item>
      </text:list>
      <text:p text:style-name="P287">SubLayouts are an organizational tool that allows you to custom generate images for use in a layout. SubLayouts can be nested where one layout can depend on another and that layout may depend on another.</text:p>
      <text:p text:style-name="P266">SubLayouts are setup via elements. All SubLayout elements are processed on every row <text:span text:style-name="T158">of the reference</text:span> before any other element is rendered.</text:p>
      <text:h text:style-name="P351" text:outline-level="3"><text:bookmark-start text:name="__RefHeading___Toc5093_3568829764"/>Setting up a SubLayout Element<text:bookmark-end text:name="__RefHeading___Toc5093_3568829764"/></text:h>
      <text:p text:style-name="P210">[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86">Parameter</text:p>
            </table:table-cell>
            <table:table-cell table:style-name="SubLayoutParameters.B1" office:value-type="string">
              <text:p text:style-name="P286">Description</text:p>
            </table:table-cell>
          </table:table-row>
        </table:table-header-rows>
        <table:table-row>
          <table:table-cell table:style-name="SubLayoutParameters.A2" office:value-type="string">
            <text:p text:style-name="P258">nomemexport </text:p>
          </table:table-cell>
          <table:table-cell table:style-name="SubLayoutParameters.B2" office:value-type="string">
            <text:p text:style-name="P265">Flags the SubLayout export to not create in-memory images.</text:p>
          </table:table-cell>
        </table:table-row>
        <text:soft-page-break/>
        <table:table-row>
          <table:table-cell table:style-name="SubLayoutParameters.A2" office:value-type="string">
            <text:p text:style-name="P258">exportformat</text:p>
          </table:table-cell>
          <table:table-cell table:style-name="SubLayoutParameters.B2" office:value-type="string">
            <text:p text:style-name="P274">Specifies the desired image file type output.</text:p>
            <text:p text:style-name="P274"/>
            <text:p text:style-name="P274">Example: exportformat;png</text:p>
            <text:p text:style-name="P274"/>
            <text:p text:style-name="P265">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69">skipreferences</text:p>
          </table:table-cell>
          <table:table-cell table:style-name="SubLayoutParameters.B2" office:value-type="string">
            <text:p text:style-name="P275">Do not pass reference values to the SubLayout</text:p>
          </table:table-cell>
        </table:table-row>
        <table:table-row>
          <table:table-cell table:style-name="SubLayoutParameters.A2" office:value-type="string">
            <text:p text:style-name="P269">skipdefines</text:p>
          </table:table-cell>
          <table:table-cell table:style-name="SubLayoutParameters.B2" office:value-type="string">
            <text:p text:style-name="P275">Do not pass define values to the SubLayout</text:p>
          </table:table-cell>
        </table:table-row>
        <table:table-row>
          <table:table-cell table:style-name="SubLayoutParameters.A2" office:value-type="string">
            <text:p text:style-name="P258">exportindices</text:p>
          </table:table-cell>
          <table:table-cell table:style-name="SubLayoutParameters.B2" office:value-type="string">
            <text:p text:style-name="P276">Specifies the indices to export in the SubLayout</text:p>
            <text:p text:style-name="P276"/>
            <text:p text:style-name="P276">Example: <text:span text:style-name="T113">1-4,6,18-27</text:span></text:p>
          </table:table-cell>
        </table:table-row>
      </table:table>
      <text:p text:style-name="P259"/>
      <text:p text:style-name="P266">Defines/values are specified with a “;;” separator and will be available to the SubLayout during any translations.</text:p>
      <text:p text:style-name="P266">Examples:</text:p>
      <text:p text:style-name="P208">SubLayout::exportformat:png::card_count;;10</text:p>
      <text:p text:style-name="P208">SubLayout::nomemexport;exportformat:png::card_count;;10</text:p>
      <text:p text:style-name="P209">MyCustomLayout</text:p>
      <text:p text:style-name="P290"><text:span text:style-name="T26">MyCustomLayout::::</text:span><text:span text:style-name="T37">card_count;;10</text:span></text:p>
      <text:p text:style-name="P201"/>
      <text:p text:style-name="P201">SubLayout element definitions are translated like any other element.</text:p>
      <text:h text:style-name="P352" text:outline-level="3"><text:bookmark-start text:name="__RefHeading___Toc5192_2129215700"/>SubLayouts Defines and Reference Values<text:bookmark-end text:name="__RefHeading___Toc5192_2129215700"/></text:h>
      <text:p text:style-name="P264">A ParentLayout passes all defines and reference values (except <text:span text:style-name="T159">element </text:span>overrides) to the SubLayout during export. The reference values are that of the current line being exported from the reference (if applicable).</text:p>
      <text:p text:style-name="P264">Priority Order for define and value lookups:</text:p>
      <text:list text:style-name="L13">
        <text:list-item>
          <text:p text:style-name="P393">Defines specified on the SubLayout element</text:p>
        </text:list-item>
        <text:list-item>
          <text:p text:style-name="P393">ParentLayout defines/values</text:p>
        </text:list-item>
        <text:list-item>
          <text:p text:style-name="P393">Defines/values on the SubLayout</text:p>
        </text:list-item>
      </text:list>
      <text:h text:style-name="P353" text:outline-level="3"><text:bookmark-start text:name="__RefHeading___Toc5095_3568829764"/>Accessing a Generated SubLayout Graphic<text:bookmark-end text:name="__RefHeading___Toc5095_3568829764"/></text:h>
      <text:p text:style-name="P266">To reference the generated image specify the name by “name format” of the Layout being referenced. By default this is the [name of the layout_#] (where number is the card index).</text:p>
      <text:p text:style-name="P266">Example: </text:p>
      <text:p text:style-name="P291">Layout: SubLayout</text:p>
      <text:p text:style-name="P291"><text:soft-page-break/>Export format: #L_## (this is the same as the default)</text:p>
      <text:p text:style-name="P291">Accessing the in-memory image via a Graphic Element: SubLayout_1</text:p>
      <text:p text:style-name="P291">If you choose to export a file you can also reference the image file as normal with a Graphic Element.</text:p>
      <text:p text:style-name="P291">The generated images (files and in-memory) will be overwritten every time a SubLayout is regenerated for a given row.</text:p>
      <text:h text:style-name="P354" text:outline-level="3"><text:bookmark-start text:name="__RefHeading___Toc4706_2129215700"/>Contextual SubLayout Notes<text:bookmark-end text:name="__RefHeading___Toc4706_2129215700"/></text:h>
      <text:h text:style-name="P358" text:outline-level="4"><text:bookmark-start text:name="__RefHeading___Toc4708_2129215700"/>File Export <text:span text:style-name="T156">(single or entire layouts)</text:span><text:bookmark-end text:name="__RefHeading___Toc4708_2129215700"/></text:h>
      <text:p text:style-name="P267">If you choose to export files in SubLayouts the destination will be the same as specified in the export dialog.</text:p>
      <text:h text:style-name="P358" text:outline-level="4"><text:bookmark-start text:name="__RefHeading___Toc4710_2129215700"/>PDF Export<text:bookmark-end text:name="__RefHeading___Toc4710_2129215700"/></text:h>
      <text:p text:style-name="P267">If you choose to export files in SubLayouts the destination will be the same path as the PDF file specified in the export dialog.</text:p>
      <text:h text:style-name="P358" text:outline-level="4"><text:bookmark-start text:name="__RefHeading___Toc4712_2129215700"/>Clipboard Export<text:bookmark-end text:name="__RefHeading___Toc4712_2129215700"/></text:h>
      <text:p text:style-name="P267">If you choose to export files in SubLayouts the destination will be the startup path of the application.</text:p>
      <text:h text:style-name="P359" text:outline-level="4"><text:bookmark-start text:name="__RefHeading___Toc5849_2032965949"/>Google References<text:bookmark-end text:name="__RefHeading___Toc5849_2032965949"/></text:h>
      <text:p text:style-name="P268">If you are working with Google references please enable Google Cache to avoid requesting the <text:span text:style-name="T162">reference multiple times with SubLayouts.</text:span></text:p>
      <text:h text:style-name="P341" text:outline-level="2"><text:bookmark-start text:name="__RefHeading___Toc3314_350549976"/>Element Overrides<text:bookmark-end text:name="__RefHeading___Toc3314_350549976"/></text:h>
      <text:h text:style-name="P351" text:outline-level="3"><text:bookmark-start text:name="__RefHeading___Toc3316_350549976"/>Data Based Overrides<text:bookmark-end text:name="__RefHeading___Toc3316_350549976"/></text:h>
      <text:p text:style-name="P259">You can override an element's settings per card in the CSV by providing a column with the following format:</text:p>
      <text:p text:style-name="P293">override:[element name]:[element value]</text:p>
      <text:p text:style-name="P259">Example: <text:span text:style-name="T26">override:text_field:x</text:span></text:p>
      <text:p text:style-name="P198">Any values specified in this column will override the <text:span text:style-name="T26">text_field</text:span> element's <text:span text:style-name="T26">x</text:span> value. When rendered the element's x location would be that of the override value. (locking the horizontal position in the example)</text:p>
      <text:p text:style-name="P259">Any colons involved in the name of an element will cause the override to fail. <text:span text:style-name="T26">DO NOT USE COLONS IN YOUR ELEMENT NAME</text:span>.</text:p>
      <text:p text:style-name="P259">This will completely override any changes you make in Card Maker. When rendered the override will take effect. Any empty value specified within the column is ignored.</text:p>
      <text:p text:style-name="P259"><text:soft-page-break/>The value of an override can use the same functionality as described in <text:span text:style-name="T42"><text:bookmark-ref text:reference-format="text" text:ref-name="__RefHeading__30631621">Incept Translator Reference</text:bookmark-ref></text:span><text:span text:style-name="T42">. This allows the override value to be defined based on other properties of the given card.</text:span></text:p>
      <text:h text:style-name="P351" text:outline-level="3"><text:bookmark-start text:name="__RefHeading___Toc3318_350549976"/>Definition (Variable) Based Overrides <text:span text:style-name="T82">(Incept Translator only at this time)</text:span><text:bookmark-end text:name="__RefHeading___Toc3318_350549976"/></text:h>
      <text:p text:style-name="P294">Overrides can also be created within the Definition field itself using the following macro:</text:p>
      <text:p text:style-name="P294">$[field:value]</text:p>
      <text:p text:style-name="P295">Example: $[y:40]</text:p>
      <text:p text:style-name="P295">The above would lock the y value to 40. </text:p>
      <text:p text:style-name="P296">Overrides are extracted from the resulting string so you can add one ore more to any element definition without impacting the final result. Examples:</text:p>
      <text:p text:style-name="P295"><text:span text:style-name="T142">Apple</text:span>$[y:40] <text:span text:style-name="T143">=&gt; “Apple” (with y fixed at 40)</text:span></text:p>
      <text:p text:style-name="P295"><text:span text:style-name="T142">Watermelon</text:span>$[y:40]$[<text:span text:style-name="T142">x</text:span>:40] <text:span text:style-name="T143">=&gt; “Watermelon” (with x and y fixed at 40)</text:span></text:p>
      <text:h text:style-name="P351" text:outline-level="3"><text:bookmark-start text:name="__RefHeading___Toc2989_1911363559"/>Override Fields<text:bookmark-end text:name="__RefHeading___Toc2989_1911363559"/></text:h>
      <text:p text:style-name="P259">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79">Fields</text:p>
            </table:table-cell>
            <table:table-cell table:style-name="Table20.B1" office:value-type="string">
              <text:p text:style-name="P179">Override string format</text:p>
            </table:table-cell>
          </table:table-row>
        </table:table-header-rows>
        <table:table-row table:style-name="Table20.1">
          <table:table-cell table:style-name="Table20.A2" office:value-type="string">
            <text:p text:style-name="P178">x</text:p>
            <text:p text:style-name="P178">y</text:p>
            <text:p text:style-name="P178">width</text:p>
            <text:p text:style-name="P178">height</text:p>
            <text:p text:style-name="P180">borderthickness<text:line-break/>opacity<text:line-break/>outlinethickness<text:line-break/>lineheight<text:line-break/>wordspace (+/-)</text:p>
          </table:table-cell>
          <table:table-cell table:style-name="Table20.B2" office:value-type="string">
            <text:p text:style-name="P178"><text:span text:style-name="T26">(int)</text:span> Integer number values. </text:p>
          </table:table-cell>
        </table:table-row>
        <table:table-row table:style-name="Table20.1">
          <table:table-cell table:style-name="Table20.A2" office:value-type="string">
            <text:p text:style-name="P180">autoscalefont<text:line-break/>enabled<text:line-break/>lockaspect<text:line-break/><text:span text:style-name="T83">keeporiginalsize<text:line-break/>justifiedtext</text:span></text:p>
          </table:table-cell>
          <table:table-cell table:style-name="Table20.B2" office:value-type="string">
            <text:p text:style-name="P17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80">rotation</text:p>
          </table:table-cell>
          <table:table-cell table:style-name="Table20.B2" office:value-type="string">
            <text:p text:style-name="P177">(float)<text:span text:style-name="T1"> In the case of rotation use only integer number values.</text:span></text:p>
          </table:table-cell>
        </table:table-row>
        <table:table-row table:style-name="Table20.1">
          <table:table-cell table:style-name="Table20.A2" office:value-type="string">
            <text:p text:style-name="P180">bordercolor<text:line-break/>elementcolor<text:line-break/>outlinecolor<text:line-break/><text:span text:style-name="T92">backgroundcolor</text:span></text:p>
          </table:table-cell>
          <table:table-cell table:style-name="Table20.B2" office:value-type="string">
            <text:p text:style-name="P178"><text:span text:style-name="T26">(string)</text:span> (See the section <text:bookmark-ref text:reference-format="text" text:ref-name="__RefHeading__1790_802051065">Color String Format</text:bookmark-ref>)</text:p>
          </table:table-cell>
        </table:table-row>
        <text:soft-page-break/>
        <table:table-row table:style-name="Table20.1">
          <table:table-cell table:style-name="Table20.A2" office:value-type="string">
            <text:p text:style-name="P181">tilesize</text:p>
          </table:table-cell>
          <table:table-cell table:style-name="Table20.B2" office:value-type="string">
            <text:p text:style-name="P284"><text:span text:style-name="T26">(string)</text:span> (<text:span text:style-name="T97">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80">font</text:p>
          </table:table-cell>
          <table:table-cell table:style-name="Table20.B2" office:value-type="string">
            <text:p text:style-name="P258"><text:span text:style-name="T63">(string) </text:span><text:span text:style-name="T64">(See the section </text:span><text:span text:style-name="T64"><text:bookmark-ref text:reference-format="text" text:ref-name="__RefHeading__2151_2015678595">Font String Format</text:bookmark-ref></text:span><text:span text:style-name="T64">)</text:span></text:p>
            <text:p text:style-name="P285"/>
          </table:table-cell>
        </table:table-row>
        <table:table-row table:style-name="Table20.1">
          <table:table-cell table:style-name="Table20.A2" office:value-type="string">
            <text:p text:style-name="P182">gradient</text:p>
          </table:table-cell>
          <table:table-cell table:style-name="Table20.B2" office:value-type="string">
            <text:p text:style-name="P173">(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83">colormatrix</text:p>
          </table:table-cell>
          <table:table-cell table:style-name="Table20.B2" office:value-type="string">
            <text:p text:style-name="P174">(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83">colortype</text:p>
          </table:table-cell>
          <table:table-cell table:style-name="Table20.B2" office:value-type="string">
            <text:p text:style-name="P174">(int)<text:span text:style-name="T1"> </text:span><text:span text:style-name="T17">Numeric value indicating the color type:</text:span></text:p>
            <text:p text:style-name="P163"/>
            <text:p text:style-name="P175"><text:span text:style-name="T14">0 – </text:span><text:span text:style-name="T1">Add</text:span></text:p>
            <text:p text:style-name="P164">1 – Multiply</text:p>
            <text:p text:style-name="P164">2 – Matrix (Color Matrix)</text:p>
          </table:table-cell>
        </table:table-row>
        <table:table-row table:style-name="Table20.1">
          <table:table-cell table:style-name="Table20.A2" office:value-type="string">
            <text:p text:style-name="P184">mirror</text:p>
          </table:table-cell>
          <table:table-cell table:style-name="Table20.B2" office:value-type="string">
            <text:p text:style-name="P176">(int)<text:span text:style-name="T1"> Numeric value indicating the mirror setting:</text:span></text:p>
            <text:p text:style-name="P165"/>
            <text:p text:style-name="P165">0 – None</text:p>
            <text:p text:style-name="P165">1 – Horizontally</text:p>
            <text:p text:style-name="P165">2 – Vertically</text:p>
          </table:table-cell>
        </table:table-row>
        <table:table-row table:style-name="Table20.1">
          <table:table-cell table:style-name="Table20.A2" office:value-type="string">
            <text:p text:style-name="P180">imagemasksurface</text:p>
          </table:table-cell>
          <table:table-cell table:style-name="Table20.B2" office:value-type="string">
            <text:p text:style-name="P177">(bool)<text:span text:style-name="T1"> Boolean value: </text:span>true<text:span text:style-name="T1"> or </text:span>false<text:span text:style-name="T1"> (case should not matter)</text:span></text:p>
            <text:p text:style-name="P166">Toggles the Mask Surface setting</text:p>
          </table:table-cell>
        </table:table-row>
        <table:table-row table:style-name="Table20.1">
          <table:table-cell table:style-name="Table20.A2" office:value-type="string">
            <text:p text:style-name="P180">verticalalign</text:p>
          </table:table-cell>
          <table:table-cell table:style-name="Table20.B2" office:value-type="string">
            <text:p text:style-name="P177">(int)<text:span text:style-name="T1"> Numeric value indicating the vertical alignment:</text:span></text:p>
            <text:p text:style-name="P167"/>
            <text:p text:style-name="P167"><text:span text:style-name="T81">0</text:span> – Near</text:p>
            <text:p text:style-name="P167"><text:span text:style-name="T81">1</text:span> – Center</text:p>
            <text:p text:style-name="P167"><text:span text:style-name="T81">2</text:span> – Far</text:p>
          </table:table-cell>
        </table:table-row>
        <table:table-row table:style-name="Table20.1">
          <table:table-cell table:style-name="Table20.A2" office:value-type="string">
            <text:p text:style-name="P180"/>
            <text:p text:style-name="P180">horizontalalign</text:p>
          </table:table-cell>
          <table:table-cell table:style-name="Table20.B2" office:value-type="string">
            <text:p text:style-name="P177">(int)<text:span text:style-name="T1"> Numeric value indicating the horizontal alignment:</text:span></text:p>
            <text:p text:style-name="P167"/>
            <text:p text:style-name="P167"><text:span text:style-name="T81">0</text:span> – Near</text:p>
            <text:p text:style-name="P167"><text:span text:style-name="T81">1</text:span> – Center</text:p>
            <text:p text:style-name="P167"><text:span text:style-name="T81">2</text:span> – Far</text:p>
          </table:table-cell>
        </table:table-row>
        <table:table-row table:style-name="Table20.1">
          <table:table-cell table:style-name="Table20.A2" office:value-type="string">
            <text:p text:style-name="P180">variable</text:p>
          </table:table-cell>
          <table:table-cell table:style-name="Table20.B2" office:value-type="string">
            <text:p text:style-name="P178"><text:span text:style-name="T26">(string)</text:span> The <text:span text:style-name="T26">Definition</text:span> field. <text:span text:style-name="T82">This can only be overridden in a data file</text:span></text:p>
          </table:table-cell>
        </table:table-row>
        <table:table-row table:style-name="Table20.1">
          <table:table-cell table:style-name="Table20.A2" office:value-type="string">
            <text:p text:style-name="P180">type</text:p>
          </table:table-cell>
          <table:table-cell table:style-name="Table20.B2" office:value-type="string">
            <text:p text:style-name="P177">(string) <text:span text:style-name="T1">One of the following strings:</text:span></text:p>
            <text:p text:style-name="P167"/>
            <text:p text:style-name="P177">Text</text:p>
            <text:p text:style-name="P177">Shape</text:p>
            <text:p text:style-name="P177">Graphic</text:p>
            <text:p text:style-name="P177">FormattedText</text:p>
          </table:table-cell>
        </table:table-row>
      </table:table>
      <text:h text:style-name="P351" text:outline-level="3"><text:bookmark-start text:name="__RefHeading___Toc3318_3505499761"/>Definition <text:span text:style-name="T145">Access To Element</text:span> <text:span text:style-name="T145">Fields</text:span> <text:span text:style-name="T82">(Incept Translator only at this time)</text:span><text:bookmark-end text:name="__RefHeading___Toc3318_3505499761"/></text:h>
      <text:p text:style-name="P297">The table of fields above is accessible for use in definition translation processing.</text:p>
      <text:p text:style-name="P297">Element fields can be accessed using the following macro:</text:p>
      <text:p text:style-name="P294"><text:soft-page-break/><text:span text:style-name="T145">&amp;</text:span>[<text:span text:style-name="T145">x</text:span>]</text:p>
      <text:p text:style-name="P297">This would return the current x value assigned to the element.</text:p>
      <text:p text:style-name="P298">This can be used to perform <text:span text:style-name="T146">complex </text:span>operations like offsets using <text:span text:style-name="T147">the math</text:span> functionality: </text:p>
      <text:p text:style-name="P298">$[x:#math;&amp;[x]+25#]</text:p>
      <text:p text:style-name="P298">This would offset the x value of the element by 25.</text:p>
      <text:p text:style-name="P288">Known Issue: If you combine this with element overrides like $[x:…] the changes may not be reflected immediately. You can change to another card or refresh the layout to attempt to resolve the issue.</text:p>
      <text:h text:style-name="Heading_20_1" text:outline-level="1"><text:bookmark-start text:name="__RefHeading___Toc3862_737891315"/>File Formats and 3<text:span text:style-name="T122">rd</text:span> Party Handlers<text:bookmark-end text:name="__RefHeading___Toc3862_737891315"/></text:h>
      <text:p text:style-name="P241">PSD files are read by Endogine based code</text:p>
      <text:p text:style-name="P241">Excel files are read by ClosedXML</text:p>
      <text:list text:style-name="L14">
        <text:list-item>
          <text:p text:style-name="P394">There may be issues if a cell has a comment applied</text:p>
        </text:list-item>
      </text:list>
      <text:p text:style-name="P241">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7" meta:paragraph-count="1382" meta:word-count="11263" meta:character-count="69242" meta:non-whitespace-character-count="59287"/>
  </office:meta>
</office:document-meta>
</file>